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kaoPGothic" svg:font-family="TakaoPGothic" style:font-family-generic="swiss"/>
    <style:font-face style:name="Type 3 Mincho" svg:font-family="'Type 3 Mincho'" style:font-pitch="variable"/>
    <style:font-face style:name="三式明朝" svg:font-family="三式明朝" style:font-family-generic="roman" style:font-pitch="variable"/>
    <style:font-face style:name="游明朝" svg:font-family="游明朝" style:font-family-generic="roman" style:font-pitch="variable"/>
    <style:font-face style:name="源ノ明朝" svg:font-family="源ノ明朝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  <style:font-face style:name="三式明朝1" svg:font-family="三式明朝" style:font-family-generic="system" style:font-pitch="variable"/>
    <style:font-face style:name="游明朝1" svg:font-family="游明朝" style:font-family-generic="system" style:font-pitch="variable"/>
    <style:font-face style:name="源ノ明朝1" svg:font-family="源ノ明朝" style:font-family-generic="system" style:font-pitch="variable"/>
  </office:font-face-decls>
  <office:automatic-styles>
    <style:style style:name="表1" style:family="table" style:master-page-name="Standard">
      <style:table-properties style:width="14.984cm" fo:margin-left="0cm" fo:margin-top="0cm" fo:margin-bottom="0cm" style:page-number="auto" table:align="left" style:writing-mode="lr-tb"/>
    </style:style>
    <style:style style:name="表1.A" style:family="table-column">
      <style:table-column-properties style:column-width="1.498cm"/>
    </style:style>
    <style:style style:name="表1.C" style:family="table-column">
      <style:table-column-properties style:column-width="1.499cm"/>
    </style:style>
    <style:style style:name="表1.1" style:family="table-row">
      <style:table-row-properties fo:keep-together="auto"/>
    </style:style>
    <style:style style:name="表1.A1" style:family="table-cell">
      <style:table-cell-properties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表1.A2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表1.B2" style:family="table-cell">
      <style:table-cell-properties fo:padding-left="0.191cm" fo:padding-right="0.191cm" fo:padding-top="0cm" fo:padding-bottom="0cm" fo:border="0.5pt solid #000000"/>
    </style:style>
    <style:style style:name="表1.D2" style:family="table-cell">
      <style:table-cell-properties fo:padding-left="0.191cm" fo:padding-right="0.191cm" fo:padding-top="0cm" fo:padding-bottom="0cm" fo:border="0.5pt solid #000000"/>
    </style:style>
    <style:style style:name="表1.F2" style:family="table-cell">
      <style:table-cell-properties fo:padding-left="0.191cm" fo:padding-right="0.191cm" fo:padding-top="0cm" fo:padding-bottom="0cm" fo:border="0.5pt solid #000000"/>
    </style:style>
    <style:style style:name="表1.H2" style:family="table-cell">
      <style:table-cell-properties fo:padding-left="0.191cm" fo:padding-right="0.191cm" fo:padding-top="0cm" fo:padding-bottom="0cm" fo:border="0.5pt solid #000000"/>
    </style:style>
    <style:style style:name="表1.J2" style:family="table-cell">
      <style:table-cell-properties fo:padding-left="0.191cm" fo:padding-right="0.191cm" fo:padding-top="0cm" fo:padding-bottom="0cm" fo:border="0.5pt solid #000000"/>
    </style:style>
    <style:style style:name="表1.B3" style:family="table-cell">
      <style:table-cell-properties fo:padding-left="0.191cm" fo:padding-right="0.191cm" fo:padding-top="0cm" fo:padding-bottom="0cm" fo:border="0.5pt solid #000000"/>
    </style:style>
    <style:style style:name="表1.D3" style:family="table-cell">
      <style:table-cell-properties fo:padding-left="0.191cm" fo:padding-right="0.191cm" fo:padding-top="0cm" fo:padding-bottom="0cm" fo:border="0.5pt solid #000000"/>
    </style:style>
    <style:style style:name="表1.F3" style:family="table-cell">
      <style:table-cell-properties fo:padding-left="0.191cm" fo:padding-right="0.191cm" fo:padding-top="0cm" fo:padding-bottom="0cm" fo:border="0.5pt solid #000000"/>
    </style:style>
    <style:style style:name="表1.H3" style:family="table-cell">
      <style:table-cell-properties fo:padding-left="0.191cm" fo:padding-right="0.191cm" fo:padding-top="0cm" fo:padding-bottom="0cm" fo:border="0.5pt solid #000000"/>
    </style:style>
    <style:style style:name="表1.J3" style:family="table-cell">
      <style:table-cell-properties fo:padding-left="0.191cm" fo:padding-right="0.191cm" fo:padding-top="0cm" fo:padding-bottom="0cm" fo:border="0.5pt solid #000000"/>
    </style:style>
    <style:style style:name="表1.B4" style:family="table-cell">
      <style:table-cell-properties fo:padding-left="0.191cm" fo:padding-right="0.191cm" fo:padding-top="0cm" fo:padding-bottom="0cm" fo:border="0.5pt solid #000000"/>
    </style:style>
    <style:style style:name="表1.D4" style:family="table-cell">
      <style:table-cell-properties fo:padding-left="0.191cm" fo:padding-right="0.191cm" fo:padding-top="0cm" fo:padding-bottom="0cm" fo:border="0.5pt solid #000000"/>
    </style:style>
    <style:style style:name="表1.F4" style:family="table-cell">
      <style:table-cell-properties fo:padding-left="0.191cm" fo:padding-right="0.191cm" fo:padding-top="0cm" fo:padding-bottom="0cm" fo:border="0.5pt solid #000000"/>
    </style:style>
    <style:style style:name="表1.H4" style:family="table-cell">
      <style:table-cell-properties fo:padding-left="0.191cm" fo:padding-right="0.191cm" fo:padding-top="0cm" fo:padding-bottom="0cm" fo:border="0.5pt solid #000000"/>
    </style:style>
    <style:style style:name="表1.J4" style:family="table-cell">
      <style:table-cell-properties fo:padding-left="0.191cm" fo:padding-right="0.191cm" fo:padding-top="0cm" fo:padding-bottom="0cm" fo:border="0.5pt solid #000000"/>
    </style:style>
    <style:style style:name="表1.B5" style:family="table-cell">
      <style:table-cell-properties fo:padding-left="0.191cm" fo:padding-right="0.191cm" fo:padding-top="0cm" fo:padding-bottom="0cm" fo:border="0.5pt solid #000000"/>
    </style:style>
    <style:style style:name="表1.D5" style:family="table-cell">
      <style:table-cell-properties fo:padding-left="0.191cm" fo:padding-right="0.191cm" fo:padding-top="0cm" fo:padding-bottom="0cm" fo:border="0.5pt solid #000000"/>
    </style:style>
    <style:style style:name="表1.F5" style:family="table-cell">
      <style:table-cell-properties fo:padding-left="0.191cm" fo:padding-right="0.191cm" fo:padding-top="0cm" fo:padding-bottom="0cm" fo:border="0.5pt solid #000000"/>
    </style:style>
    <style:style style:name="表1.H5" style:family="table-cell">
      <style:table-cell-properties fo:padding-left="0.191cm" fo:padding-right="0.191cm" fo:padding-top="0cm" fo:padding-bottom="0cm" fo:border="0.5pt solid #000000"/>
    </style:style>
    <style:style style:name="表1.J5" style:family="table-cell">
      <style:table-cell-properties fo:padding-left="0.191cm" fo:padding-right="0.191cm" fo:padding-top="0cm" fo:padding-bottom="0cm" fo:border="0.5pt solid #000000"/>
    </style:style>
    <style:style style:name="表1.B6" style:family="table-cell">
      <style:table-cell-properties fo:padding-left="0.191cm" fo:padding-right="0.191cm" fo:padding-top="0cm" fo:padding-bottom="0cm" fo:border="0.5pt solid #000000"/>
    </style:style>
    <style:style style:name="表1.D6" style:family="table-cell">
      <style:table-cell-properties fo:padding-left="0.191cm" fo:padding-right="0.191cm" fo:padding-top="0cm" fo:padding-bottom="0cm" fo:border="0.5pt solid #000000"/>
    </style:style>
    <style:style style:name="表1.F6" style:family="table-cell">
      <style:table-cell-properties fo:padding-left="0.191cm" fo:padding-right="0.191cm" fo:padding-top="0cm" fo:padding-bottom="0cm" fo:border="0.5pt solid #000000"/>
    </style:style>
    <style:style style:name="表1.H6" style:family="table-cell">
      <style:table-cell-properties fo:padding-left="0.191cm" fo:padding-right="0.191cm" fo:padding-top="0cm" fo:padding-bottom="0cm" fo:border="0.5pt solid #000000"/>
    </style:style>
    <style:style style:name="表1.J6" style:family="table-cell">
      <style:table-cell-properties fo:padding-left="0.191cm" fo:padding-right="0.191cm" fo:padding-top="0cm" fo:padding-bottom="0cm" fo:border="0.5pt solid #000000"/>
    </style:style>
    <style:style style:name="表1.B7" style:family="table-cell">
      <style:table-cell-properties fo:padding-left="0.191cm" fo:padding-right="0.191cm" fo:padding-top="0cm" fo:padding-bottom="0cm" fo:border="0.5pt solid #000000"/>
    </style:style>
    <style:style style:name="表1.D7" style:family="table-cell">
      <style:table-cell-properties fo:padding-left="0.191cm" fo:padding-right="0.191cm" fo:padding-top="0cm" fo:padding-bottom="0cm" fo:border="0.5pt solid #000000"/>
    </style:style>
    <style:style style:name="表1.F7" style:family="table-cell">
      <style:table-cell-properties fo:padding-left="0.191cm" fo:padding-right="0.191cm" fo:padding-top="0cm" fo:padding-bottom="0cm" fo:border="0.5pt solid #000000"/>
    </style:style>
    <style:style style:name="表1.H7" style:family="table-cell">
      <style:table-cell-properties fo:padding-left="0.191cm" fo:padding-right="0.191cm" fo:padding-top="0cm" fo:padding-bottom="0cm" fo:border="0.5pt solid #000000"/>
    </style:style>
    <style:style style:name="表1.J7" style:family="table-cell">
      <style:table-cell-properties fo:padding-left="0.191cm" fo:padding-right="0.191cm" fo:padding-top="0cm" fo:padding-bottom="0cm" fo:border="0.5pt solid #000000"/>
    </style:style>
    <style:style style:name="表1.B8" style:family="table-cell">
      <style:table-cell-properties fo:padding-left="0.191cm" fo:padding-right="0.191cm" fo:padding-top="0cm" fo:padding-bottom="0cm" fo:border="0.5pt solid #000000"/>
    </style:style>
    <style:style style:name="表1.D8" style:family="table-cell">
      <style:table-cell-properties fo:padding-left="0.191cm" fo:padding-right="0.191cm" fo:padding-top="0cm" fo:padding-bottom="0cm" fo:border="0.5pt solid #000000"/>
    </style:style>
    <style:style style:name="表1.F8" style:family="table-cell">
      <style:table-cell-properties fo:padding-left="0.191cm" fo:padding-right="0.191cm" fo:padding-top="0cm" fo:padding-bottom="0cm" fo:border="0.5pt solid #000000"/>
    </style:style>
    <style:style style:name="表1.H8" style:family="table-cell">
      <style:table-cell-properties fo:padding-left="0.191cm" fo:padding-right="0.191cm" fo:padding-top="0cm" fo:padding-bottom="0cm" fo:border="0.5pt solid #000000"/>
    </style:style>
    <style:style style:name="表1.J8" style:family="table-cell">
      <style:table-cell-properties fo:padding-left="0.191cm" fo:padding-right="0.191cm" fo:padding-top="0cm" fo:padding-bottom="0cm" fo:border="0.5pt solid #000000"/>
    </style:style>
    <style:style style:name="表1.B9" style:family="table-cell">
      <style:table-cell-properties fo:padding-left="0.191cm" fo:padding-right="0.191cm" fo:padding-top="0cm" fo:padding-bottom="0cm" fo:border="0.5pt solid #000000"/>
    </style:style>
    <style:style style:name="表1.D9" style:family="table-cell">
      <style:table-cell-properties fo:padding-left="0.191cm" fo:padding-right="0.191cm" fo:padding-top="0cm" fo:padding-bottom="0cm" fo:border="0.5pt solid #000000"/>
    </style:style>
    <style:style style:name="表1.F9" style:family="table-cell">
      <style:table-cell-properties fo:padding-left="0.191cm" fo:padding-right="0.191cm" fo:padding-top="0cm" fo:padding-bottom="0cm" fo:border="0.5pt solid #000000"/>
    </style:style>
    <style:style style:name="表1.H9" style:family="table-cell">
      <style:table-cell-properties fo:padding-left="0.191cm" fo:padding-right="0.191cm" fo:padding-top="0cm" fo:padding-bottom="0cm" fo:border="0.5pt solid #000000"/>
    </style:style>
    <style:style style:name="表1.J9" style:family="table-cell">
      <style:table-cell-properties fo:padding-left="0.191cm" fo:padding-right="0.191cm" fo:padding-top="0cm" fo:padding-bottom="0cm" fo:border="0.5pt solid #000000"/>
    </style:style>
    <style:style style:name="表1.B10" style:family="table-cell">
      <style:table-cell-properties fo:padding-left="0.191cm" fo:padding-right="0.191cm" fo:padding-top="0cm" fo:padding-bottom="0cm" fo:border="0.5pt solid #000000"/>
    </style:style>
    <style:style style:name="表1.D10" style:family="table-cell">
      <style:table-cell-properties fo:padding-left="0.191cm" fo:padding-right="0.191cm" fo:padding-top="0cm" fo:padding-bottom="0cm" fo:border="0.5pt solid #000000"/>
    </style:style>
    <style:style style:name="表1.F10" style:family="table-cell">
      <style:table-cell-properties fo:padding-left="0.191cm" fo:padding-right="0.191cm" fo:padding-top="0cm" fo:padding-bottom="0cm" fo:border="0.5pt solid #000000"/>
    </style:style>
    <style:style style:name="表1.H10" style:family="table-cell">
      <style:table-cell-properties fo:padding-left="0.191cm" fo:padding-right="0.191cm" fo:padding-top="0cm" fo:padding-bottom="0cm" fo:border="0.5pt solid #000000"/>
    </style:style>
    <style:style style:name="表1.J10" style:family="table-cell">
      <style:table-cell-properties fo:padding-left="0.191cm" fo:padding-right="0.191cm" fo:padding-top="0cm" fo:padding-bottom="0cm" fo:border="0.5pt solid #000000"/>
    </style:style>
    <style:style style:name="表1.B11" style:family="table-cell">
      <style:table-cell-properties fo:padding-left="0.191cm" fo:padding-right="0.191cm" fo:padding-top="0cm" fo:padding-bottom="0cm" fo:border="0.5pt solid #000000"/>
    </style:style>
    <style:style style:name="表1.D11" style:family="table-cell">
      <style:table-cell-properties fo:padding-left="0.191cm" fo:padding-right="0.191cm" fo:padding-top="0cm" fo:padding-bottom="0cm" fo:border="0.5pt solid #000000"/>
    </style:style>
    <style:style style:name="表1.F11" style:family="table-cell">
      <style:table-cell-properties fo:padding-left="0.191cm" fo:padding-right="0.191cm" fo:padding-top="0cm" fo:padding-bottom="0cm" fo:border="0.5pt solid #000000"/>
    </style:style>
    <style:style style:name="表1.H11" style:family="table-cell">
      <style:table-cell-properties fo:padding-left="0.191cm" fo:padding-right="0.191cm" fo:padding-top="0cm" fo:padding-bottom="0cm" fo:border="0.5pt solid #000000"/>
    </style:style>
    <style:style style:name="表1.J11" style:family="table-cell">
      <style:table-cell-properties fo:padding-left="0.191cm" fo:padding-right="0.191cm" fo:padding-top="0cm" fo:padding-bottom="0cm" fo:border="0.5pt solid #000000"/>
    </style:style>
    <style:style style:name="表1.B12" style:family="table-cell">
      <style:table-cell-properties fo:padding-left="0.191cm" fo:padding-right="0.191cm" fo:padding-top="0cm" fo:padding-bottom="0cm" fo:border="0.5pt solid #000000"/>
    </style:style>
    <style:style style:name="表1.D12" style:family="table-cell">
      <style:table-cell-properties fo:padding-left="0.191cm" fo:padding-right="0.191cm" fo:padding-top="0cm" fo:padding-bottom="0cm" fo:border="0.5pt solid #000000"/>
    </style:style>
    <style:style style:name="表1.F12" style:family="table-cell">
      <style:table-cell-properties fo:padding-left="0.191cm" fo:padding-right="0.191cm" fo:padding-top="0cm" fo:padding-bottom="0cm" fo:border="0.5pt solid #000000"/>
    </style:style>
    <style:style style:name="表1.H12" style:family="table-cell">
      <style:table-cell-properties fo:padding-left="0.191cm" fo:padding-right="0.191cm" fo:padding-top="0cm" fo:padding-bottom="0cm" fo:border="0.5pt solid #000000"/>
    </style:style>
    <style:style style:name="表1.J12" style:family="table-cell">
      <style:table-cell-properties fo:padding-left="0.191cm" fo:padding-right="0.191cm" fo:padding-top="0cm" fo:padding-bottom="0cm" fo:border="0.5pt solid #000000"/>
    </style:style>
    <style:style style:name="表1.B13" style:family="table-cell">
      <style:table-cell-properties fo:padding-left="0.191cm" fo:padding-right="0.191cm" fo:padding-top="0cm" fo:padding-bottom="0cm" fo:border="0.5pt solid #000000"/>
    </style:style>
    <style:style style:name="表1.D13" style:family="table-cell">
      <style:table-cell-properties fo:padding-left="0.191cm" fo:padding-right="0.191cm" fo:padding-top="0cm" fo:padding-bottom="0cm" fo:border="0.5pt solid #000000"/>
    </style:style>
    <style:style style:name="表1.F13" style:family="table-cell">
      <style:table-cell-properties fo:padding-left="0.191cm" fo:padding-right="0.191cm" fo:padding-top="0cm" fo:padding-bottom="0cm" fo:border="0.5pt solid #000000"/>
    </style:style>
    <style:style style:name="表1.H13" style:family="table-cell">
      <style:table-cell-properties fo:padding-left="0.191cm" fo:padding-right="0.191cm" fo:padding-top="0cm" fo:padding-bottom="0cm" fo:border="0.5pt solid #000000"/>
    </style:style>
    <style:style style:name="表1.J13" style:family="table-cell">
      <style:table-cell-properties fo:padding-left="0.191cm" fo:padding-right="0.191cm" fo:padding-top="0cm" fo:padding-bottom="0cm" fo:border="0.5pt solid #000000"/>
    </style:style>
    <style:style style:name="表1.B14" style:family="table-cell">
      <style:table-cell-properties fo:padding-left="0.191cm" fo:padding-right="0.191cm" fo:padding-top="0cm" fo:padding-bottom="0cm" fo:border="0.5pt solid #000000"/>
    </style:style>
    <style:style style:name="表1.D14" style:family="table-cell">
      <style:table-cell-properties fo:padding-left="0.191cm" fo:padding-right="0.191cm" fo:padding-top="0cm" fo:padding-bottom="0cm" fo:border="0.5pt solid #000000"/>
    </style:style>
    <style:style style:name="表1.F14" style:family="table-cell">
      <style:table-cell-properties fo:padding-left="0.191cm" fo:padding-right="0.191cm" fo:padding-top="0cm" fo:padding-bottom="0cm" fo:border="0.5pt solid #000000"/>
    </style:style>
    <style:style style:name="表1.H14" style:family="table-cell">
      <style:table-cell-properties fo:padding-left="0.191cm" fo:padding-right="0.191cm" fo:padding-top="0cm" fo:padding-bottom="0cm" fo:border="0.5pt solid #000000"/>
    </style:style>
    <style:style style:name="表1.J14" style:family="table-cell">
      <style:table-cell-properties fo:padding-left="0.191cm" fo:padding-right="0.191cm" fo:padding-top="0cm" fo:padding-bottom="0cm" fo:border="0.5pt solid #000000"/>
    </style:style>
    <style:style style:name="表1.B15" style:family="table-cell">
      <style:table-cell-properties fo:padding-left="0.191cm" fo:padding-right="0.191cm" fo:padding-top="0cm" fo:padding-bottom="0cm" fo:border="0.5pt solid #000000"/>
    </style:style>
    <style:style style:name="表1.D15" style:family="table-cell">
      <style:table-cell-properties fo:padding-left="0.191cm" fo:padding-right="0.191cm" fo:padding-top="0cm" fo:padding-bottom="0cm" fo:border="0.5pt solid #000000"/>
    </style:style>
    <style:style style:name="表1.F15" style:family="table-cell">
      <style:table-cell-properties fo:padding-left="0.191cm" fo:padding-right="0.191cm" fo:padding-top="0cm" fo:padding-bottom="0cm" fo:border="0.5pt solid #000000"/>
    </style:style>
    <style:style style:name="表1.H15" style:family="table-cell">
      <style:table-cell-properties fo:padding-left="0.191cm" fo:padding-right="0.191cm" fo:padding-top="0cm" fo:padding-bottom="0cm" fo:border="0.5pt solid #000000"/>
    </style:style>
    <style:style style:name="表1.J15" style:family="table-cell">
      <style:table-cell-properties fo:padding-left="0.191cm" fo:padding-right="0.191cm" fo:padding-top="0cm" fo:padding-bottom="0cm" fo:border="0.5pt solid #000000"/>
    </style:style>
    <style:style style:name="表1.B16" style:family="table-cell">
      <style:table-cell-properties fo:padding-left="0.191cm" fo:padding-right="0.191cm" fo:padding-top="0cm" fo:padding-bottom="0cm" fo:border="0.5pt solid #000000"/>
    </style:style>
    <style:style style:name="表1.D16" style:family="table-cell">
      <style:table-cell-properties fo:padding-left="0.191cm" fo:padding-right="0.191cm" fo:padding-top="0cm" fo:padding-bottom="0cm" fo:border="0.5pt solid #000000"/>
    </style:style>
    <style:style style:name="表1.F16" style:family="table-cell">
      <style:table-cell-properties fo:padding-left="0.191cm" fo:padding-right="0.191cm" fo:padding-top="0cm" fo:padding-bottom="0cm" fo:border="0.5pt solid #000000"/>
    </style:style>
    <style:style style:name="表1.H16" style:family="table-cell">
      <style:table-cell-properties fo:padding-left="0.191cm" fo:padding-right="0.191cm" fo:padding-top="0cm" fo:padding-bottom="0cm" fo:border="0.5pt solid #000000"/>
    </style:style>
    <style:style style:name="表1.J16" style:family="table-cell">
      <style:table-cell-properties fo:padding-left="0.191cm" fo:padding-right="0.191cm" fo:padding-top="0cm" fo:padding-bottom="0cm" fo:border="0.5pt solid #000000"/>
    </style:style>
    <style:style style:name="表1.B17" style:family="table-cell">
      <style:table-cell-properties fo:padding-left="0.191cm" fo:padding-right="0.191cm" fo:padding-top="0cm" fo:padding-bottom="0cm" fo:border="0.5pt solid #000000"/>
    </style:style>
    <style:style style:name="表1.D17" style:family="table-cell">
      <style:table-cell-properties fo:padding-left="0.191cm" fo:padding-right="0.191cm" fo:padding-top="0cm" fo:padding-bottom="0cm" fo:border="0.5pt solid #000000"/>
    </style:style>
    <style:style style:name="表1.F17" style:family="table-cell">
      <style:table-cell-properties fo:padding-left="0.191cm" fo:padding-right="0.191cm" fo:padding-top="0cm" fo:padding-bottom="0cm" fo:border="0.5pt solid #000000"/>
    </style:style>
    <style:style style:name="表1.H17" style:family="table-cell">
      <style:table-cell-properties fo:padding-left="0.191cm" fo:padding-right="0.191cm" fo:padding-top="0cm" fo:padding-bottom="0cm" fo:border="0.5pt solid #000000"/>
    </style:style>
    <style:style style:name="表1.J17" style:family="table-cell">
      <style:table-cell-properties fo:padding-left="0.191cm" fo:padding-right="0.191cm" fo:padding-top="0cm" fo:padding-bottom="0cm" fo:border="0.5pt solid #000000"/>
    </style:style>
    <style:style style:name="表1.B18" style:family="table-cell">
      <style:table-cell-properties fo:padding-left="0.191cm" fo:padding-right="0.191cm" fo:padding-top="0cm" fo:padding-bottom="0cm" fo:border="0.5pt solid #000000"/>
    </style:style>
    <style:style style:name="表1.D18" style:family="table-cell">
      <style:table-cell-properties fo:padding-left="0.191cm" fo:padding-right="0.191cm" fo:padding-top="0cm" fo:padding-bottom="0cm" fo:border="0.5pt solid #000000"/>
    </style:style>
    <style:style style:name="表1.F18" style:family="table-cell">
      <style:table-cell-properties fo:padding-left="0.191cm" fo:padding-right="0.191cm" fo:padding-top="0cm" fo:padding-bottom="0cm" fo:border="0.5pt solid #000000"/>
    </style:style>
    <style:style style:name="表1.H18" style:family="table-cell">
      <style:table-cell-properties fo:padding-left="0.191cm" fo:padding-right="0.191cm" fo:padding-top="0cm" fo:padding-bottom="0cm" fo:border="0.5pt solid #000000"/>
    </style:style>
    <style:style style:name="表1.J18" style:family="table-cell">
      <style:table-cell-properties fo:padding-left="0.191cm" fo:padding-right="0.191cm" fo:padding-top="0cm" fo:padding-bottom="0cm" fo:border="0.5pt solid #000000"/>
    </style:style>
    <style:style style:name="表1.B20" style:family="table-cell">
      <style:table-cell-properties fo:padding-left="0.191cm" fo:padding-right="0.191cm" fo:padding-top="0cm" fo:padding-bottom="0cm" fo:border="0.5pt solid #000000"/>
    </style:style>
    <style:style style:name="表1.D20" style:family="table-cell">
      <style:table-cell-properties fo:padding-left="0.191cm" fo:padding-right="0.191cm" fo:padding-top="0cm" fo:padding-bottom="0cm" fo:border="0.5pt solid #000000"/>
    </style:style>
    <style:style style:name="表1.F20" style:family="table-cell">
      <style:table-cell-properties fo:padding-left="0.191cm" fo:padding-right="0.191cm" fo:padding-top="0cm" fo:padding-bottom="0cm" fo:border="0.5pt solid #000000"/>
    </style:style>
    <style:style style:name="表1.H20" style:family="table-cell">
      <style:table-cell-properties fo:padding-left="0.191cm" fo:padding-right="0.191cm" fo:padding-top="0cm" fo:padding-bottom="0cm" fo:border="0.5pt solid #000000"/>
    </style:style>
    <style:style style:name="表1.J20" style:family="table-cell">
      <style:table-cell-properties fo:padding-left="0.191cm" fo:padding-right="0.191cm" fo:padding-top="0cm" fo:padding-bottom="0cm" fo:border="0.5pt solid #000000"/>
    </style:style>
    <style:style style:name="表1.B21" style:family="table-cell">
      <style:table-cell-properties fo:padding-left="0.191cm" fo:padding-right="0.191cm" fo:padding-top="0cm" fo:padding-bottom="0cm" fo:border="0.5pt solid #000000"/>
    </style:style>
    <style:style style:name="表1.D21" style:family="table-cell">
      <style:table-cell-properties fo:padding-left="0.191cm" fo:padding-right="0.191cm" fo:padding-top="0cm" fo:padding-bottom="0cm" fo:border="0.5pt solid #000000"/>
    </style:style>
    <style:style style:name="表1.F21" style:family="table-cell">
      <style:table-cell-properties fo:padding-left="0.191cm" fo:padding-right="0.191cm" fo:padding-top="0cm" fo:padding-bottom="0cm" fo:border="0.5pt solid #000000"/>
    </style:style>
    <style:style style:name="表1.H21" style:family="table-cell">
      <style:table-cell-properties fo:padding-left="0.191cm" fo:padding-right="0.191cm" fo:padding-top="0cm" fo:padding-bottom="0cm" fo:border="0.5pt solid #000000"/>
    </style:style>
    <style:style style:name="表1.J21" style:family="table-cell">
      <style:table-cell-properties fo:padding-left="0.191cm" fo:padding-right="0.191cm" fo:padding-top="0cm" fo:padding-bottom="0cm" fo:border="0.5pt solid #000000"/>
    </style:style>
    <style:style style:name="表1.B22" style:family="table-cell">
      <style:table-cell-properties fo:padding-left="0.191cm" fo:padding-right="0.191cm" fo:padding-top="0cm" fo:padding-bottom="0cm" fo:border="0.5pt solid #000000"/>
    </style:style>
    <style:style style:name="表1.D22" style:family="table-cell">
      <style:table-cell-properties fo:padding-left="0.191cm" fo:padding-right="0.191cm" fo:padding-top="0cm" fo:padding-bottom="0cm" fo:border="0.5pt solid #000000"/>
    </style:style>
    <style:style style:name="表1.F22" style:family="table-cell">
      <style:table-cell-properties fo:padding-left="0.191cm" fo:padding-right="0.191cm" fo:padding-top="0cm" fo:padding-bottom="0cm" fo:border="0.5pt solid #000000"/>
    </style:style>
    <style:style style:name="表1.H22" style:family="table-cell">
      <style:table-cell-properties fo:padding-left="0.191cm" fo:padding-right="0.191cm" fo:padding-top="0cm" fo:padding-bottom="0cm" fo:border="0.5pt solid #000000"/>
    </style:style>
    <style:style style:name="表1.J22" style:family="table-cell">
      <style:table-cell-properties fo:padding-left="0.191cm" fo:padding-right="0.191cm" fo:padding-top="0cm" fo:padding-bottom="0cm" fo:border="0.5pt solid #000000"/>
    </style:style>
    <style:style style:name="表1.B23" style:family="table-cell">
      <style:table-cell-properties fo:padding-left="0.191cm" fo:padding-right="0.191cm" fo:padding-top="0cm" fo:padding-bottom="0cm" fo:border="0.5pt solid #000000"/>
    </style:style>
    <style:style style:name="表1.D23" style:family="table-cell">
      <style:table-cell-properties fo:padding-left="0.191cm" fo:padding-right="0.191cm" fo:padding-top="0cm" fo:padding-bottom="0cm" fo:border="0.5pt solid #000000"/>
    </style:style>
    <style:style style:name="表1.F23" style:family="table-cell">
      <style:table-cell-properties fo:padding-left="0.191cm" fo:padding-right="0.191cm" fo:padding-top="0cm" fo:padding-bottom="0cm" fo:border="0.5pt solid #000000"/>
    </style:style>
    <style:style style:name="表1.H23" style:family="table-cell">
      <style:table-cell-properties fo:padding-left="0.191cm" fo:padding-right="0.191cm" fo:padding-top="0cm" fo:padding-bottom="0cm" fo:border="0.5pt solid #000000"/>
    </style:style>
    <style:style style:name="表1.J23" style:family="table-cell">
      <style:table-cell-properties fo:padding-left="0.191cm" fo:padding-right="0.191cm" fo:padding-top="0cm" fo:padding-bottom="0cm" fo:border="0.5pt solid #000000"/>
    </style:style>
    <style:style style:name="表1.B24" style:family="table-cell">
      <style:table-cell-properties fo:padding-left="0.191cm" fo:padding-right="0.191cm" fo:padding-top="0cm" fo:padding-bottom="0cm" fo:border="0.5pt solid #000000"/>
    </style:style>
    <style:style style:name="表1.D24" style:family="table-cell">
      <style:table-cell-properties fo:padding-left="0.191cm" fo:padding-right="0.191cm" fo:padding-top="0cm" fo:padding-bottom="0cm" fo:border="0.5pt solid #000000"/>
    </style:style>
    <style:style style:name="表1.F24" style:family="table-cell">
      <style:table-cell-properties fo:padding-left="0.191cm" fo:padding-right="0.191cm" fo:padding-top="0cm" fo:padding-bottom="0cm" fo:border="0.5pt solid #000000"/>
    </style:style>
    <style:style style:name="表1.H24" style:family="table-cell">
      <style:table-cell-properties fo:padding-left="0.191cm" fo:padding-right="0.191cm" fo:padding-top="0cm" fo:padding-bottom="0cm" fo:border="0.5pt solid #000000"/>
    </style:style>
    <style:style style:name="表1.J24" style:family="table-cell">
      <style:table-cell-properties fo:padding-left="0.191cm" fo:padding-right="0.191cm" fo:padding-top="0cm" fo:padding-bottom="0cm" fo:border="0.5pt solid #000000"/>
    </style:style>
    <style:style style:name="表1.B25" style:family="table-cell">
      <style:table-cell-properties fo:padding-left="0.191cm" fo:padding-right="0.191cm" fo:padding-top="0cm" fo:padding-bottom="0cm" fo:border="0.5pt solid #000000"/>
    </style:style>
    <style:style style:name="表1.D25" style:family="table-cell">
      <style:table-cell-properties fo:padding-left="0.191cm" fo:padding-right="0.191cm" fo:padding-top="0cm" fo:padding-bottom="0cm" fo:border="0.5pt solid #000000"/>
    </style:style>
    <style:style style:name="表1.F25" style:family="table-cell">
      <style:table-cell-properties fo:padding-left="0.191cm" fo:padding-right="0.191cm" fo:padding-top="0cm" fo:padding-bottom="0cm" fo:border="0.5pt solid #000000"/>
    </style:style>
    <style:style style:name="表1.H25" style:family="table-cell">
      <style:table-cell-properties fo:padding-left="0.191cm" fo:padding-right="0.191cm" fo:padding-top="0cm" fo:padding-bottom="0cm" fo:border="0.5pt solid #000000"/>
    </style:style>
    <style:style style:name="表1.J25" style:family="table-cell">
      <style:table-cell-properties fo:padding-left="0.191cm" fo:padding-right="0.191cm" fo:padding-top="0cm" fo:padding-bottom="0cm" fo:border="0.5pt solid #000000"/>
    </style:style>
    <style:style style:name="表1.B26" style:family="table-cell">
      <style:table-cell-properties fo:padding-left="0.191cm" fo:padding-right="0.191cm" fo:padding-top="0cm" fo:padding-bottom="0cm" fo:border="0.5pt solid #000000"/>
    </style:style>
    <style:style style:name="表1.D26" style:family="table-cell">
      <style:table-cell-properties fo:padding-left="0.191cm" fo:padding-right="0.191cm" fo:padding-top="0cm" fo:padding-bottom="0cm" fo:border="0.5pt solid #000000"/>
    </style:style>
    <style:style style:name="表1.F26" style:family="table-cell">
      <style:table-cell-properties fo:padding-left="0.191cm" fo:padding-right="0.191cm" fo:padding-top="0cm" fo:padding-bottom="0cm" fo:border="0.5pt solid #000000"/>
    </style:style>
    <style:style style:name="表1.H26" style:family="table-cell">
      <style:table-cell-properties fo:padding-left="0.191cm" fo:padding-right="0.191cm" fo:padding-top="0cm" fo:padding-bottom="0cm" fo:border="0.5pt solid #000000"/>
    </style:style>
    <style:style style:name="表1.J26" style:family="table-cell">
      <style:table-cell-properties fo:padding-left="0.191cm" fo:padding-right="0.191cm" fo:padding-top="0cm" fo:padding-bottom="0cm" fo:border="0.5pt solid #000000"/>
    </style:style>
    <style:style style:name="表1.B27" style:family="table-cell">
      <style:table-cell-properties fo:padding-left="0.191cm" fo:padding-right="0.191cm" fo:padding-top="0cm" fo:padding-bottom="0cm" fo:border="0.5pt solid #000000"/>
    </style:style>
    <style:style style:name="表1.D27" style:family="table-cell">
      <style:table-cell-properties fo:padding-left="0.191cm" fo:padding-right="0.191cm" fo:padding-top="0cm" fo:padding-bottom="0cm" fo:border="0.5pt solid #000000"/>
    </style:style>
    <style:style style:name="表1.F27" style:family="table-cell">
      <style:table-cell-properties fo:padding-left="0.191cm" fo:padding-right="0.191cm" fo:padding-top="0cm" fo:padding-bottom="0cm" fo:border="0.5pt solid #000000"/>
    </style:style>
    <style:style style:name="表1.H27" style:family="table-cell">
      <style:table-cell-properties fo:padding-left="0.191cm" fo:padding-right="0.191cm" fo:padding-top="0cm" fo:padding-bottom="0cm" fo:border="0.5pt solid #000000"/>
    </style:style>
    <style:style style:name="表1.J27" style:family="table-cell">
      <style:table-cell-properties fo:padding-left="0.191cm" fo:padding-right="0.191cm" fo:padding-top="0cm" fo:padding-bottom="0cm" fo:border="0.5pt solid #000000"/>
    </style:style>
    <style:style style:name="表1.B28" style:family="table-cell">
      <style:table-cell-properties fo:padding-left="0.191cm" fo:padding-right="0.191cm" fo:padding-top="0cm" fo:padding-bottom="0cm" fo:border="0.5pt solid #000000"/>
    </style:style>
    <style:style style:name="表1.D28" style:family="table-cell">
      <style:table-cell-properties fo:padding-left="0.191cm" fo:padding-right="0.191cm" fo:padding-top="0cm" fo:padding-bottom="0cm" fo:border="0.5pt solid #000000"/>
    </style:style>
    <style:style style:name="表1.F28" style:family="table-cell">
      <style:table-cell-properties fo:padding-left="0.191cm" fo:padding-right="0.191cm" fo:padding-top="0cm" fo:padding-bottom="0cm" fo:border="0.5pt solid #000000"/>
    </style:style>
    <style:style style:name="表1.H28" style:family="table-cell">
      <style:table-cell-properties fo:padding-left="0.191cm" fo:padding-right="0.191cm" fo:padding-top="0cm" fo:padding-bottom="0cm" fo:border="0.5pt solid #000000"/>
    </style:style>
    <style:style style:name="表1.J28" style:family="table-cell">
      <style:table-cell-properties fo:padding-left="0.191cm" fo:padding-right="0.191cm" fo:padding-top="0cm" fo:padding-bottom="0cm" fo:border="0.5pt solid #000000"/>
    </style:style>
    <style:style style:name="表1.B29" style:family="table-cell">
      <style:table-cell-properties fo:padding-left="0.191cm" fo:padding-right="0.191cm" fo:padding-top="0cm" fo:padding-bottom="0cm" fo:border="0.5pt solid #000000"/>
    </style:style>
    <style:style style:name="表1.D29" style:family="table-cell">
      <style:table-cell-properties fo:padding-left="0.191cm" fo:padding-right="0.191cm" fo:padding-top="0cm" fo:padding-bottom="0cm" fo:border="0.5pt solid #000000"/>
    </style:style>
    <style:style style:name="表1.F29" style:family="table-cell">
      <style:table-cell-properties fo:padding-left="0.191cm" fo:padding-right="0.191cm" fo:padding-top="0cm" fo:padding-bottom="0cm" fo:border="0.5pt solid #000000"/>
    </style:style>
    <style:style style:name="表1.H29" style:family="table-cell">
      <style:table-cell-properties fo:padding-left="0.191cm" fo:padding-right="0.191cm" fo:padding-top="0cm" fo:padding-bottom="0cm" fo:border="0.5pt solid #000000"/>
    </style:style>
    <style:style style:name="表1.J29" style:family="table-cell">
      <style:table-cell-properties fo:padding-left="0.191cm" fo:padding-right="0.191cm" fo:padding-top="0cm" fo:padding-bottom="0cm" fo:border="0.5pt solid #000000"/>
    </style:style>
    <style:style style:name="表1.B30" style:family="table-cell">
      <style:table-cell-properties fo:padding-left="0.191cm" fo:padding-right="0.191cm" fo:padding-top="0cm" fo:padding-bottom="0cm" fo:border="0.5pt solid #000000"/>
    </style:style>
    <style:style style:name="表1.D30" style:family="table-cell">
      <style:table-cell-properties fo:padding-left="0.191cm" fo:padding-right="0.191cm" fo:padding-top="0cm" fo:padding-bottom="0cm" fo:border="0.5pt solid #000000"/>
    </style:style>
    <style:style style:name="表1.F30" style:family="table-cell">
      <style:table-cell-properties fo:padding-left="0.191cm" fo:padding-right="0.191cm" fo:padding-top="0cm" fo:padding-bottom="0cm" fo:border="0.5pt solid #000000"/>
    </style:style>
    <style:style style:name="表1.H30" style:family="table-cell">
      <style:table-cell-properties fo:padding-left="0.191cm" fo:padding-right="0.191cm" fo:padding-top="0cm" fo:padding-bottom="0cm" fo:border="0.5pt solid #000000"/>
    </style:style>
    <style:style style:name="表1.J30" style:family="table-cell">
      <style:table-cell-properties fo:padding-left="0.191cm" fo:padding-right="0.191cm" fo:padding-top="0cm" fo:padding-bottom="0cm" fo:border="0.5pt solid #000000"/>
    </style:style>
    <style:style style:name="表1.B31" style:family="table-cell">
      <style:table-cell-properties fo:padding-left="0.191cm" fo:padding-right="0.191cm" fo:padding-top="0cm" fo:padding-bottom="0cm" fo:border="0.5pt solid #000000"/>
    </style:style>
    <style:style style:name="表1.D31" style:family="table-cell">
      <style:table-cell-properties fo:padding-left="0.191cm" fo:padding-right="0.191cm" fo:padding-top="0cm" fo:padding-bottom="0cm" fo:border="0.5pt solid #000000"/>
    </style:style>
    <style:style style:name="表1.F31" style:family="table-cell">
      <style:table-cell-properties fo:padding-left="0.191cm" fo:padding-right="0.191cm" fo:padding-top="0cm" fo:padding-bottom="0cm" fo:border="0.5pt solid #000000"/>
    </style:style>
    <style:style style:name="表1.H31" style:family="table-cell">
      <style:table-cell-properties fo:padding-left="0.191cm" fo:padding-right="0.191cm" fo:padding-top="0cm" fo:padding-bottom="0cm" fo:border="0.5pt solid #000000"/>
    </style:style>
    <style:style style:name="表1.J31" style:family="table-cell">
      <style:table-cell-properties fo:padding-left="0.191cm" fo:padding-right="0.191cm" fo:padding-top="0cm" fo:padding-bottom="0cm" fo:border="0.5pt solid #000000"/>
    </style:style>
    <style:style style:name="表1.B32" style:family="table-cell">
      <style:table-cell-properties fo:padding-left="0.191cm" fo:padding-right="0.191cm" fo:padding-top="0cm" fo:padding-bottom="0cm" fo:border="0.5pt solid #000000"/>
    </style:style>
    <style:style style:name="表1.D32" style:family="table-cell">
      <style:table-cell-properties fo:padding-left="0.191cm" fo:padding-right="0.191cm" fo:padding-top="0cm" fo:padding-bottom="0cm" fo:border="0.5pt solid #000000"/>
    </style:style>
    <style:style style:name="表1.F32" style:family="table-cell">
      <style:table-cell-properties fo:padding-left="0.191cm" fo:padding-right="0.191cm" fo:padding-top="0cm" fo:padding-bottom="0cm" fo:border="0.5pt solid #000000"/>
    </style:style>
    <style:style style:name="表1.H32" style:family="table-cell">
      <style:table-cell-properties fo:padding-left="0.191cm" fo:padding-right="0.191cm" fo:padding-top="0cm" fo:padding-bottom="0cm" fo:border="0.5pt solid #000000"/>
    </style:style>
    <style:style style:name="表1.J32" style:family="table-cell">
      <style:table-cell-properties fo:padding-left="0.191cm" fo:padding-right="0.191cm" fo:padding-top="0cm" fo:padding-bottom="0cm" fo:border="0.5pt solid #000000"/>
    </style:style>
    <style:style style:name="表1.B33" style:family="table-cell">
      <style:table-cell-properties fo:padding-left="0.191cm" fo:padding-right="0.191cm" fo:padding-top="0cm" fo:padding-bottom="0cm" fo:border="0.5pt solid #000000"/>
    </style:style>
    <style:style style:name="表1.D33" style:family="table-cell">
      <style:table-cell-properties fo:padding-left="0.191cm" fo:padding-right="0.191cm" fo:padding-top="0cm" fo:padding-bottom="0cm" fo:border="0.5pt solid #000000"/>
    </style:style>
    <style:style style:name="表1.F33" style:family="table-cell">
      <style:table-cell-properties fo:padding-left="0.191cm" fo:padding-right="0.191cm" fo:padding-top="0cm" fo:padding-bottom="0cm" fo:border="0.5pt solid #000000"/>
    </style:style>
    <style:style style:name="表1.H33" style:family="table-cell">
      <style:table-cell-properties fo:padding-left="0.191cm" fo:padding-right="0.191cm" fo:padding-top="0cm" fo:padding-bottom="0cm" fo:border="0.5pt solid #000000"/>
    </style:style>
    <style:style style:name="表1.J33" style:family="table-cell">
      <style:table-cell-properties fo:padding-left="0.191cm" fo:padding-right="0.191cm" fo:padding-top="0cm" fo:padding-bottom="0cm" fo:border="0.5pt solid #000000"/>
    </style:style>
    <style:style style:name="表1.B34" style:family="table-cell">
      <style:table-cell-properties fo:padding-left="0.191cm" fo:padding-right="0.191cm" fo:padding-top="0cm" fo:padding-bottom="0cm" fo:border="0.5pt solid #000000"/>
    </style:style>
    <style:style style:name="表1.D34" style:family="table-cell">
      <style:table-cell-properties fo:padding-left="0.191cm" fo:padding-right="0.191cm" fo:padding-top="0cm" fo:padding-bottom="0cm" fo:border="0.5pt solid #000000"/>
    </style:style>
    <style:style style:name="表1.F34" style:family="table-cell">
      <style:table-cell-properties fo:padding-left="0.191cm" fo:padding-right="0.191cm" fo:padding-top="0cm" fo:padding-bottom="0cm" fo:border="0.5pt solid #000000"/>
    </style:style>
    <style:style style:name="表1.H34" style:family="table-cell">
      <style:table-cell-properties fo:padding-left="0.191cm" fo:padding-right="0.191cm" fo:padding-top="0cm" fo:padding-bottom="0cm" fo:border="0.5pt solid #000000"/>
    </style:style>
    <style:style style:name="表1.J34" style:family="table-cell">
      <style:table-cell-properties fo:padding-left="0.191cm" fo:padding-right="0.191cm" fo:padding-top="0cm" fo:padding-bottom="0cm" fo:border="0.5pt solid #000000"/>
    </style:style>
    <style:style style:name="表1.B35" style:family="table-cell">
      <style:table-cell-properties fo:padding-left="0.191cm" fo:padding-right="0.191cm" fo:padding-top="0cm" fo:padding-bottom="0cm" fo:border="0.5pt solid #000000"/>
    </style:style>
    <style:style style:name="表1.D35" style:family="table-cell">
      <style:table-cell-properties fo:padding-left="0.191cm" fo:padding-right="0.191cm" fo:padding-top="0cm" fo:padding-bottom="0cm" fo:border="0.5pt solid #000000"/>
    </style:style>
    <style:style style:name="表1.F35" style:family="table-cell">
      <style:table-cell-properties fo:padding-left="0.191cm" fo:padding-right="0.191cm" fo:padding-top="0cm" fo:padding-bottom="0cm" fo:border="0.5pt solid #000000"/>
    </style:style>
    <style:style style:name="表1.H35" style:family="table-cell">
      <style:table-cell-properties fo:padding-left="0.191cm" fo:padding-right="0.191cm" fo:padding-top="0cm" fo:padding-bottom="0cm" fo:border="0.5pt solid #000000"/>
    </style:style>
    <style:style style:name="表1.J35" style:family="table-cell">
      <style:table-cell-properties fo:padding-left="0.191cm" fo:padding-right="0.191cm" fo:padding-top="0cm" fo:padding-bottom="0cm" fo:border="0.5pt solid #000000"/>
    </style:style>
    <style:style style:name="表1.B36" style:family="table-cell">
      <style:table-cell-properties fo:padding-left="0.191cm" fo:padding-right="0.191cm" fo:padding-top="0cm" fo:padding-bottom="0cm" fo:border="0.5pt solid #000000"/>
    </style:style>
    <style:style style:name="表1.D36" style:family="table-cell">
      <style:table-cell-properties fo:padding-left="0.191cm" fo:padding-right="0.191cm" fo:padding-top="0cm" fo:padding-bottom="0cm" fo:border="0.5pt solid #000000"/>
    </style:style>
    <style:style style:name="表1.F36" style:family="table-cell">
      <style:table-cell-properties fo:padding-left="0.191cm" fo:padding-right="0.191cm" fo:padding-top="0cm" fo:padding-bottom="0cm" fo:border="0.5pt solid #000000"/>
    </style:style>
    <style:style style:name="表1.H36" style:family="table-cell">
      <style:table-cell-properties fo:padding-left="0.191cm" fo:padding-right="0.191cm" fo:padding-top="0cm" fo:padding-bottom="0cm" fo:border="0.5pt solid #000000"/>
    </style:style>
    <style:style style:name="表1.J36" style:family="table-cell">
      <style:table-cell-properties fo:padding-left="0.191cm" fo:padding-right="0.191cm" fo:padding-top="0cm" fo:padding-bottom="0cm" fo:border="0.5pt solid #000000"/>
    </style:style>
    <style:style style:name="表1.B38" style:family="table-cell">
      <style:table-cell-properties fo:padding-left="0.191cm" fo:padding-right="0.191cm" fo:padding-top="0cm" fo:padding-bottom="0cm" fo:border="0.5pt solid #000000"/>
    </style:style>
    <style:style style:name="表1.D38" style:family="table-cell">
      <style:table-cell-properties fo:padding-left="0.191cm" fo:padding-right="0.191cm" fo:padding-top="0cm" fo:padding-bottom="0cm" fo:border="0.5pt solid #000000"/>
    </style:style>
    <style:style style:name="表1.F38" style:family="table-cell">
      <style:table-cell-properties fo:padding-left="0.191cm" fo:padding-right="0.191cm" fo:padding-top="0cm" fo:padding-bottom="0cm" fo:border="0.5pt solid #000000"/>
    </style:style>
    <style:style style:name="表1.H38" style:family="table-cell">
      <style:table-cell-properties fo:padding-left="0.191cm" fo:padding-right="0.191cm" fo:padding-top="0cm" fo:padding-bottom="0cm" fo:border="0.5pt solid #000000"/>
    </style:style>
    <style:style style:name="表1.J38" style:family="table-cell">
      <style:table-cell-properties fo:padding-left="0.191cm" fo:padding-right="0.191cm" fo:padding-top="0cm" fo:padding-bottom="0cm" fo:border="0.5pt solid #000000"/>
    </style:style>
    <style:style style:name="表1.B39" style:family="table-cell">
      <style:table-cell-properties fo:padding-left="0.191cm" fo:padding-right="0.191cm" fo:padding-top="0cm" fo:padding-bottom="0cm" fo:border="0.5pt solid #000000"/>
    </style:style>
    <style:style style:name="表1.D39" style:family="table-cell">
      <style:table-cell-properties fo:padding-left="0.191cm" fo:padding-right="0.191cm" fo:padding-top="0cm" fo:padding-bottom="0cm" fo:border="0.5pt solid #000000"/>
    </style:style>
    <style:style style:name="表1.F39" style:family="table-cell">
      <style:table-cell-properties fo:padding-left="0.191cm" fo:padding-right="0.191cm" fo:padding-top="0cm" fo:padding-bottom="0cm" fo:border="0.5pt solid #000000"/>
    </style:style>
    <style:style style:name="表1.H39" style:family="table-cell">
      <style:table-cell-properties fo:padding-left="0.191cm" fo:padding-right="0.191cm" fo:padding-top="0cm" fo:padding-bottom="0cm" fo:border="0.5pt solid #000000"/>
    </style:style>
    <style:style style:name="表1.J39" style:family="table-cell">
      <style:table-cell-properties fo:padding-left="0.191cm" fo:padding-right="0.191cm" fo:padding-top="0cm" fo:padding-bottom="0cm" fo:border="0.5pt solid #000000"/>
    </style:style>
    <style:style style:name="表1.B40" style:family="table-cell">
      <style:table-cell-properties fo:padding-left="0.191cm" fo:padding-right="0.191cm" fo:padding-top="0cm" fo:padding-bottom="0cm" fo:border="0.5pt solid #000000"/>
    </style:style>
    <style:style style:name="表1.D40" style:family="table-cell">
      <style:table-cell-properties fo:padding-left="0.191cm" fo:padding-right="0.191cm" fo:padding-top="0cm" fo:padding-bottom="0cm" fo:border="0.5pt solid #000000"/>
    </style:style>
    <style:style style:name="表1.F40" style:family="table-cell">
      <style:table-cell-properties fo:padding-left="0.191cm" fo:padding-right="0.191cm" fo:padding-top="0cm" fo:padding-bottom="0cm" fo:border="0.5pt solid #000000"/>
    </style:style>
    <style:style style:name="表1.H40" style:family="table-cell">
      <style:table-cell-properties fo:padding-left="0.191cm" fo:padding-right="0.191cm" fo:padding-top="0cm" fo:padding-bottom="0cm" fo:border="0.5pt solid #000000"/>
    </style:style>
    <style:style style:name="表1.J40" style:family="table-cell">
      <style:table-cell-properties fo:padding-left="0.191cm" fo:padding-right="0.191cm" fo:padding-top="0cm" fo:padding-bottom="0cm" fo:border="0.5pt solid #000000"/>
    </style:style>
    <style:style style:name="表1.B41" style:family="table-cell">
      <style:table-cell-properties fo:padding-left="0.191cm" fo:padding-right="0.191cm" fo:padding-top="0cm" fo:padding-bottom="0cm" fo:border="0.5pt solid #000000"/>
    </style:style>
    <style:style style:name="表1.D41" style:family="table-cell">
      <style:table-cell-properties fo:padding-left="0.191cm" fo:padding-right="0.191cm" fo:padding-top="0cm" fo:padding-bottom="0cm" fo:border="0.5pt solid #000000"/>
    </style:style>
    <style:style style:name="表1.F41" style:family="table-cell">
      <style:table-cell-properties fo:padding-left="0.191cm" fo:padding-right="0.191cm" fo:padding-top="0cm" fo:padding-bottom="0cm" fo:border="0.5pt solid #000000"/>
    </style:style>
    <style:style style:name="表1.H41" style:family="table-cell">
      <style:table-cell-properties fo:padding-left="0.191cm" fo:padding-right="0.191cm" fo:padding-top="0cm" fo:padding-bottom="0cm" fo:border="0.5pt solid #000000"/>
    </style:style>
    <style:style style:name="表1.J41" style:family="table-cell">
      <style:table-cell-properties fo:padding-left="0.191cm" fo:padding-right="0.191cm" fo:padding-top="0cm" fo:padding-bottom="0cm" fo:border="0.5pt solid #000000"/>
    </style:style>
    <style:style style:name="表1.B42" style:family="table-cell">
      <style:table-cell-properties fo:padding-left="0.191cm" fo:padding-right="0.191cm" fo:padding-top="0cm" fo:padding-bottom="0cm" fo:border="0.5pt solid #000000"/>
    </style:style>
    <style:style style:name="表1.D42" style:family="table-cell">
      <style:table-cell-properties fo:padding-left="0.191cm" fo:padding-right="0.191cm" fo:padding-top="0cm" fo:padding-bottom="0cm" fo:border="0.5pt solid #000000"/>
    </style:style>
    <style:style style:name="表1.F42" style:family="table-cell">
      <style:table-cell-properties fo:padding-left="0.191cm" fo:padding-right="0.191cm" fo:padding-top="0cm" fo:padding-bottom="0cm" fo:border="0.5pt solid #000000"/>
    </style:style>
    <style:style style:name="表1.H42" style:family="table-cell">
      <style:table-cell-properties fo:padding-left="0.191cm" fo:padding-right="0.191cm" fo:padding-top="0cm" fo:padding-bottom="0cm" fo:border="0.5pt solid #000000"/>
    </style:style>
    <style:style style:name="表1.J42" style:family="table-cell">
      <style:table-cell-properties fo:padding-left="0.191cm" fo:padding-right="0.191cm" fo:padding-top="0cm" fo:padding-bottom="0cm" fo:border="0.5pt solid #000000"/>
    </style:style>
    <style:style style:name="表1.B43" style:family="table-cell">
      <style:table-cell-properties fo:padding-left="0.191cm" fo:padding-right="0.191cm" fo:padding-top="0cm" fo:padding-bottom="0cm" fo:border="0.5pt solid #000000"/>
    </style:style>
    <style:style style:name="表1.D43" style:family="table-cell">
      <style:table-cell-properties fo:padding-left="0.191cm" fo:padding-right="0.191cm" fo:padding-top="0cm" fo:padding-bottom="0cm" fo:border="0.5pt solid #000000"/>
    </style:style>
    <style:style style:name="表1.F43" style:family="table-cell">
      <style:table-cell-properties fo:padding-left="0.191cm" fo:padding-right="0.191cm" fo:padding-top="0cm" fo:padding-bottom="0cm" fo:border="0.5pt solid #000000"/>
    </style:style>
    <style:style style:name="表1.H43" style:family="table-cell">
      <style:table-cell-properties fo:padding-left="0.191cm" fo:padding-right="0.191cm" fo:padding-top="0cm" fo:padding-bottom="0cm" fo:border="0.5pt solid #000000"/>
    </style:style>
    <style:style style:name="表1.J43" style:family="table-cell">
      <style:table-cell-properties fo:padding-left="0.191cm" fo:padding-right="0.191cm" fo:padding-top="0cm" fo:padding-bottom="0cm" fo:border="0.5pt solid #000000"/>
    </style:style>
    <style:style style:name="表1.B44" style:family="table-cell">
      <style:table-cell-properties fo:padding-left="0.191cm" fo:padding-right="0.191cm" fo:padding-top="0cm" fo:padding-bottom="0cm" fo:border="0.5pt solid #000000"/>
    </style:style>
    <style:style style:name="表1.D44" style:family="table-cell">
      <style:table-cell-properties fo:padding-left="0.191cm" fo:padding-right="0.191cm" fo:padding-top="0cm" fo:padding-bottom="0cm" fo:border="0.5pt solid #000000"/>
    </style:style>
    <style:style style:name="表1.F44" style:family="table-cell">
      <style:table-cell-properties fo:padding-left="0.191cm" fo:padding-right="0.191cm" fo:padding-top="0cm" fo:padding-bottom="0cm" fo:border="0.5pt solid #000000"/>
    </style:style>
    <style:style style:name="表1.H44" style:family="table-cell">
      <style:table-cell-properties fo:padding-left="0.191cm" fo:padding-right="0.191cm" fo:padding-top="0cm" fo:padding-bottom="0cm" fo:border="0.5pt solid #000000"/>
    </style:style>
    <style:style style:name="表1.J44" style:family="table-cell">
      <style:table-cell-properties fo:padding-left="0.191cm" fo:padding-right="0.191cm" fo:padding-top="0cm" fo:padding-bottom="0cm" fo:border="0.5pt solid #000000"/>
    </style:style>
    <style:style style:name="表1.B45" style:family="table-cell">
      <style:table-cell-properties fo:padding-left="0.191cm" fo:padding-right="0.191cm" fo:padding-top="0cm" fo:padding-bottom="0cm" fo:border="0.5pt solid #000000"/>
    </style:style>
    <style:style style:name="表1.D45" style:family="table-cell">
      <style:table-cell-properties fo:padding-left="0.191cm" fo:padding-right="0.191cm" fo:padding-top="0cm" fo:padding-bottom="0cm" fo:border="0.5pt solid #000000"/>
    </style:style>
    <style:style style:name="表1.F45" style:family="table-cell">
      <style:table-cell-properties fo:padding-left="0.191cm" fo:padding-right="0.191cm" fo:padding-top="0cm" fo:padding-bottom="0cm" fo:border="0.5pt solid #000000"/>
    </style:style>
    <style:style style:name="表1.H45" style:family="table-cell">
      <style:table-cell-properties fo:padding-left="0.191cm" fo:padding-right="0.191cm" fo:padding-top="0cm" fo:padding-bottom="0cm" fo:border="0.5pt solid #000000"/>
    </style:style>
    <style:style style:name="表1.J45" style:family="table-cell">
      <style:table-cell-properties fo:padding-left="0.191cm" fo:padding-right="0.191cm" fo:padding-top="0cm" fo:padding-bottom="0cm" fo:border="0.5pt solid #000000"/>
    </style:style>
    <style:style style:name="表1.B46" style:family="table-cell">
      <style:table-cell-properties fo:padding-left="0.191cm" fo:padding-right="0.191cm" fo:padding-top="0cm" fo:padding-bottom="0cm" fo:border="0.5pt solid #000000"/>
    </style:style>
    <style:style style:name="表1.D46" style:family="table-cell">
      <style:table-cell-properties fo:padding-left="0.191cm" fo:padding-right="0.191cm" fo:padding-top="0cm" fo:padding-bottom="0cm" fo:border="0.5pt solid #000000"/>
    </style:style>
    <style:style style:name="表1.F46" style:family="table-cell">
      <style:table-cell-properties fo:padding-left="0.191cm" fo:padding-right="0.191cm" fo:padding-top="0cm" fo:padding-bottom="0cm" fo:border="0.5pt solid #000000"/>
    </style:style>
    <style:style style:name="表1.H46" style:family="table-cell">
      <style:table-cell-properties fo:padding-left="0.191cm" fo:padding-right="0.191cm" fo:padding-top="0cm" fo:padding-bottom="0cm" fo:border="0.5pt solid #000000"/>
    </style:style>
    <style:style style:name="表1.J46" style:family="table-cell">
      <style:table-cell-properties fo:padding-left="0.191cm" fo:padding-right="0.191cm" fo:padding-top="0cm" fo:padding-bottom="0cm" fo:border="0.5pt solid #000000"/>
    </style:style>
    <style:style style:name="表1.B47" style:family="table-cell">
      <style:table-cell-properties fo:padding-left="0.191cm" fo:padding-right="0.191cm" fo:padding-top="0cm" fo:padding-bottom="0cm" fo:border="0.5pt solid #000000"/>
    </style:style>
    <style:style style:name="表1.D47" style:family="table-cell">
      <style:table-cell-properties fo:padding-left="0.191cm" fo:padding-right="0.191cm" fo:padding-top="0cm" fo:padding-bottom="0cm" fo:border="0.5pt solid #000000"/>
    </style:style>
    <style:style style:name="表1.F47" style:family="table-cell">
      <style:table-cell-properties fo:padding-left="0.191cm" fo:padding-right="0.191cm" fo:padding-top="0cm" fo:padding-bottom="0cm" fo:border="0.5pt solid #000000"/>
    </style:style>
    <style:style style:name="表1.H47" style:family="table-cell">
      <style:table-cell-properties fo:padding-left="0.191cm" fo:padding-right="0.191cm" fo:padding-top="0cm" fo:padding-bottom="0cm" fo:border="0.5pt solid #000000"/>
    </style:style>
    <style:style style:name="表1.J47" style:family="table-cell">
      <style:table-cell-properties fo:padding-left="0.191cm" fo:padding-right="0.191cm" fo:padding-top="0cm" fo:padding-bottom="0cm" fo:border="0.5pt solid #000000"/>
    </style:style>
    <style:style style:name="表1.B48" style:family="table-cell">
      <style:table-cell-properties fo:padding-left="0.191cm" fo:padding-right="0.191cm" fo:padding-top="0cm" fo:padding-bottom="0cm" fo:border="0.5pt solid #000000"/>
    </style:style>
    <style:style style:name="表1.D48" style:family="table-cell">
      <style:table-cell-properties fo:padding-left="0.191cm" fo:padding-right="0.191cm" fo:padding-top="0cm" fo:padding-bottom="0cm" fo:border="0.5pt solid #000000"/>
    </style:style>
    <style:style style:name="表1.F48" style:family="table-cell">
      <style:table-cell-properties fo:padding-left="0.191cm" fo:padding-right="0.191cm" fo:padding-top="0cm" fo:padding-bottom="0cm" fo:border="0.5pt solid #000000"/>
    </style:style>
    <style:style style:name="表1.H48" style:family="table-cell">
      <style:table-cell-properties fo:padding-left="0.191cm" fo:padding-right="0.191cm" fo:padding-top="0cm" fo:padding-bottom="0cm" fo:border="0.5pt solid #000000"/>
    </style:style>
    <style:style style:name="表1.J48" style:family="table-cell">
      <style:table-cell-properties fo:padding-left="0.191cm" fo:padding-right="0.191cm" fo:padding-top="0cm" fo:padding-bottom="0cm" fo:border="0.5pt solid #000000"/>
    </style:style>
    <style:style style:name="表1.B49" style:family="table-cell">
      <style:table-cell-properties fo:padding-left="0.191cm" fo:padding-right="0.191cm" fo:padding-top="0cm" fo:padding-bottom="0cm" fo:border="0.5pt solid #000000"/>
    </style:style>
    <style:style style:name="表1.D49" style:family="table-cell">
      <style:table-cell-properties fo:padding-left="0.191cm" fo:padding-right="0.191cm" fo:padding-top="0cm" fo:padding-bottom="0cm" fo:border="0.5pt solid #000000"/>
    </style:style>
    <style:style style:name="表1.F49" style:family="table-cell">
      <style:table-cell-properties fo:padding-left="0.191cm" fo:padding-right="0.191cm" fo:padding-top="0cm" fo:padding-bottom="0cm" fo:border="0.5pt solid #000000"/>
    </style:style>
    <style:style style:name="表1.H49" style:family="table-cell">
      <style:table-cell-properties fo:padding-left="0.191cm" fo:padding-right="0.191cm" fo:padding-top="0cm" fo:padding-bottom="0cm" fo:border="0.5pt solid #000000"/>
    </style:style>
    <style:style style:name="表1.J49" style:family="table-cell">
      <style:table-cell-properties fo:padding-left="0.191cm" fo:padding-right="0.191cm" fo:padding-top="0cm" fo:padding-bottom="0cm" fo:border="0.5pt solid #000000"/>
    </style:style>
    <style:style style:name="表1.B50" style:family="table-cell">
      <style:table-cell-properties fo:padding-left="0.191cm" fo:padding-right="0.191cm" fo:padding-top="0cm" fo:padding-bottom="0cm" fo:border="0.5pt solid #000000"/>
    </style:style>
    <style:style style:name="表1.D50" style:family="table-cell">
      <style:table-cell-properties fo:padding-left="0.191cm" fo:padding-right="0.191cm" fo:padding-top="0cm" fo:padding-bottom="0cm" fo:border="0.5pt solid #000000"/>
    </style:style>
    <style:style style:name="表1.F50" style:family="table-cell">
      <style:table-cell-properties fo:padding-left="0.191cm" fo:padding-right="0.191cm" fo:padding-top="0cm" fo:padding-bottom="0cm" fo:border="0.5pt solid #000000"/>
    </style:style>
    <style:style style:name="表1.H50" style:family="table-cell">
      <style:table-cell-properties fo:padding-left="0.191cm" fo:padding-right="0.191cm" fo:padding-top="0cm" fo:padding-bottom="0cm" fo:border="0.5pt solid #000000"/>
    </style:style>
    <style:style style:name="表1.J50" style:family="table-cell">
      <style:table-cell-properties fo:padding-left="0.191cm" fo:padding-right="0.191cm" fo:padding-top="0cm" fo:padding-bottom="0cm" fo:border="0.5pt solid #000000"/>
    </style:style>
    <style:style style:name="表1.B51" style:family="table-cell">
      <style:table-cell-properties fo:padding-left="0.191cm" fo:padding-right="0.191cm" fo:padding-top="0cm" fo:padding-bottom="0cm" fo:border="0.5pt solid #000000"/>
    </style:style>
    <style:style style:name="表1.D51" style:family="table-cell">
      <style:table-cell-properties fo:padding-left="0.191cm" fo:padding-right="0.191cm" fo:padding-top="0cm" fo:padding-bottom="0cm" fo:border="0.5pt solid #000000"/>
    </style:style>
    <style:style style:name="表1.F51" style:family="table-cell">
      <style:table-cell-properties fo:padding-left="0.191cm" fo:padding-right="0.191cm" fo:padding-top="0cm" fo:padding-bottom="0cm" fo:border="0.5pt solid #000000"/>
    </style:style>
    <style:style style:name="表1.H51" style:family="table-cell">
      <style:table-cell-properties fo:padding-left="0.191cm" fo:padding-right="0.191cm" fo:padding-top="0cm" fo:padding-bottom="0cm" fo:border="0.5pt solid #000000"/>
    </style:style>
    <style:style style:name="表1.J51" style:family="table-cell">
      <style:table-cell-properties fo:padding-left="0.191cm" fo:padding-right="0.191cm" fo:padding-top="0cm" fo:padding-bottom="0cm" fo:border="0.5pt solid #000000"/>
    </style:style>
    <style:style style:name="表1.B52" style:family="table-cell">
      <style:table-cell-properties fo:padding-left="0.191cm" fo:padding-right="0.191cm" fo:padding-top="0cm" fo:padding-bottom="0cm" fo:border="0.5pt solid #000000"/>
    </style:style>
    <style:style style:name="表1.D52" style:family="table-cell">
      <style:table-cell-properties fo:padding-left="0.191cm" fo:padding-right="0.191cm" fo:padding-top="0cm" fo:padding-bottom="0cm" fo:border="0.5pt solid #000000"/>
    </style:style>
    <style:style style:name="表1.F52" style:family="table-cell">
      <style:table-cell-properties fo:padding-left="0.191cm" fo:padding-right="0.191cm" fo:padding-top="0cm" fo:padding-bottom="0cm" fo:border="0.5pt solid #000000"/>
    </style:style>
    <style:style style:name="表1.H52" style:family="table-cell">
      <style:table-cell-properties fo:padding-left="0.191cm" fo:padding-right="0.191cm" fo:padding-top="0cm" fo:padding-bottom="0cm" fo:border="0.5pt solid #000000"/>
    </style:style>
    <style:style style:name="表1.J52" style:family="table-cell">
      <style:table-cell-properties fo:padding-left="0.191cm" fo:padding-right="0.191cm" fo:padding-top="0cm" fo:padding-bottom="0cm" fo:border="0.5pt solid #000000"/>
    </style:style>
    <style:style style:name="表1.B53" style:family="table-cell">
      <style:table-cell-properties fo:padding-left="0.191cm" fo:padding-right="0.191cm" fo:padding-top="0cm" fo:padding-bottom="0cm" fo:border="0.5pt solid #000000"/>
    </style:style>
    <style:style style:name="表1.D53" style:family="table-cell">
      <style:table-cell-properties fo:padding-left="0.191cm" fo:padding-right="0.191cm" fo:padding-top="0cm" fo:padding-bottom="0cm" fo:border="0.5pt solid #000000"/>
    </style:style>
    <style:style style:name="表1.F53" style:family="table-cell">
      <style:table-cell-properties fo:padding-left="0.191cm" fo:padding-right="0.191cm" fo:padding-top="0cm" fo:padding-bottom="0cm" fo:border="0.5pt solid #000000"/>
    </style:style>
    <style:style style:name="表1.H53" style:family="table-cell">
      <style:table-cell-properties fo:padding-left="0.191cm" fo:padding-right="0.191cm" fo:padding-top="0cm" fo:padding-bottom="0cm" fo:border="0.5pt solid #000000"/>
    </style:style>
    <style:style style:name="表1.J53" style:family="table-cell">
      <style:table-cell-properties fo:padding-left="0.191cm" fo:padding-right="0.191cm" fo:padding-top="0cm" fo:padding-bottom="0cm" fo:border="0.5pt solid #000000"/>
    </style:style>
    <style:style style:name="表1.B54" style:family="table-cell">
      <style:table-cell-properties fo:padding-left="0.191cm" fo:padding-right="0.191cm" fo:padding-top="0cm" fo:padding-bottom="0cm" fo:border="0.5pt solid #000000"/>
    </style:style>
    <style:style style:name="表1.D54" style:family="table-cell">
      <style:table-cell-properties fo:padding-left="0.191cm" fo:padding-right="0.191cm" fo:padding-top="0cm" fo:padding-bottom="0cm" fo:border="0.5pt solid #000000"/>
    </style:style>
    <style:style style:name="表1.F54" style:family="table-cell">
      <style:table-cell-properties fo:padding-left="0.191cm" fo:padding-right="0.191cm" fo:padding-top="0cm" fo:padding-bottom="0cm" fo:border="0.5pt solid #000000"/>
    </style:style>
    <style:style style:name="表1.H54" style:family="table-cell">
      <style:table-cell-properties fo:padding-left="0.191cm" fo:padding-right="0.191cm" fo:padding-top="0cm" fo:padding-bottom="0cm" fo:border="0.5pt solid #000000"/>
    </style:style>
    <style:style style:name="表1.J54" style:family="table-cell">
      <style:table-cell-properties fo:padding-left="0.191cm" fo:padding-right="0.191cm" fo:padding-top="0cm" fo:padding-bottom="0cm" fo:border="0.5pt solid #000000"/>
    </style:style>
    <style:style style:name="表1.B56" style:family="table-cell">
      <style:table-cell-properties fo:padding-left="0.191cm" fo:padding-right="0.191cm" fo:padding-top="0cm" fo:padding-bottom="0cm" fo:border="0.5pt solid #000000"/>
    </style:style>
    <style:style style:name="表1.D56" style:family="table-cell">
      <style:table-cell-properties fo:padding-left="0.191cm" fo:padding-right="0.191cm" fo:padding-top="0cm" fo:padding-bottom="0cm" fo:border="0.5pt solid #000000"/>
    </style:style>
    <style:style style:name="表1.F56" style:family="table-cell">
      <style:table-cell-properties fo:padding-left="0.191cm" fo:padding-right="0.191cm" fo:padding-top="0cm" fo:padding-bottom="0cm" fo:border="0.5pt solid #000000"/>
    </style:style>
    <style:style style:name="表1.H56" style:family="table-cell">
      <style:table-cell-properties fo:padding-left="0.191cm" fo:padding-right="0.191cm" fo:padding-top="0cm" fo:padding-bottom="0cm" fo:border="0.5pt solid #000000"/>
    </style:style>
    <style:style style:name="表1.J56" style:family="table-cell">
      <style:table-cell-properties fo:padding-left="0.191cm" fo:padding-right="0.191cm" fo:padding-top="0cm" fo:padding-bottom="0cm" fo:border="0.5pt solid #000000"/>
    </style:style>
    <style:style style:name="表1.B57" style:family="table-cell">
      <style:table-cell-properties fo:padding-left="0.191cm" fo:padding-right="0.191cm" fo:padding-top="0cm" fo:padding-bottom="0cm" fo:border="0.5pt solid #000000"/>
    </style:style>
    <style:style style:name="表1.D57" style:family="table-cell">
      <style:table-cell-properties fo:padding-left="0.191cm" fo:padding-right="0.191cm" fo:padding-top="0cm" fo:padding-bottom="0cm" fo:border="0.5pt solid #000000"/>
    </style:style>
    <style:style style:name="表1.F57" style:family="table-cell">
      <style:table-cell-properties fo:padding-left="0.191cm" fo:padding-right="0.191cm" fo:padding-top="0cm" fo:padding-bottom="0cm" fo:border="0.5pt solid #000000"/>
    </style:style>
    <style:style style:name="表1.H57" style:family="table-cell">
      <style:table-cell-properties fo:padding-left="0.191cm" fo:padding-right="0.191cm" fo:padding-top="0cm" fo:padding-bottom="0cm" fo:border="0.5pt solid #000000"/>
    </style:style>
    <style:style style:name="表1.J57" style:family="table-cell">
      <style:table-cell-properties fo:padding-left="0.191cm" fo:padding-right="0.191cm" fo:padding-top="0cm" fo:padding-bottom="0cm" fo:border="0.5pt solid #000000"/>
    </style:style>
    <style:style style:name="表1.B58" style:family="table-cell">
      <style:table-cell-properties fo:padding-left="0.191cm" fo:padding-right="0.191cm" fo:padding-top="0cm" fo:padding-bottom="0cm" fo:border="0.5pt solid #000000"/>
    </style:style>
    <style:style style:name="表1.D58" style:family="table-cell">
      <style:table-cell-properties fo:padding-left="0.191cm" fo:padding-right="0.191cm" fo:padding-top="0cm" fo:padding-bottom="0cm" fo:border="0.5pt solid #000000"/>
    </style:style>
    <style:style style:name="表1.F58" style:family="table-cell">
      <style:table-cell-properties fo:padding-left="0.191cm" fo:padding-right="0.191cm" fo:padding-top="0cm" fo:padding-bottom="0cm" fo:border="0.5pt solid #000000"/>
    </style:style>
    <style:style style:name="表1.H58" style:family="table-cell">
      <style:table-cell-properties fo:padding-left="0.191cm" fo:padding-right="0.191cm" fo:padding-top="0cm" fo:padding-bottom="0cm" fo:border="0.5pt solid #000000"/>
    </style:style>
    <style:style style:name="表1.J58" style:family="table-cell">
      <style:table-cell-properties fo:padding-left="0.191cm" fo:padding-right="0.191cm" fo:padding-top="0cm" fo:padding-bottom="0cm" fo:border="0.5pt solid #000000"/>
    </style:style>
    <style:style style:name="表1.B59" style:family="table-cell">
      <style:table-cell-properties fo:padding-left="0.191cm" fo:padding-right="0.191cm" fo:padding-top="0cm" fo:padding-bottom="0cm" fo:border="0.5pt solid #000000"/>
    </style:style>
    <style:style style:name="表1.D59" style:family="table-cell">
      <style:table-cell-properties fo:padding-left="0.191cm" fo:padding-right="0.191cm" fo:padding-top="0cm" fo:padding-bottom="0cm" fo:border="0.5pt solid #000000"/>
    </style:style>
    <style:style style:name="表1.F59" style:family="table-cell">
      <style:table-cell-properties fo:padding-left="0.191cm" fo:padding-right="0.191cm" fo:padding-top="0cm" fo:padding-bottom="0cm" fo:border="0.5pt solid #000000"/>
    </style:style>
    <style:style style:name="表1.H59" style:family="table-cell">
      <style:table-cell-properties fo:padding-left="0.191cm" fo:padding-right="0.191cm" fo:padding-top="0cm" fo:padding-bottom="0cm" fo:border="0.5pt solid #000000"/>
    </style:style>
    <style:style style:name="表1.J59" style:family="table-cell">
      <style:table-cell-properties fo:padding-left="0.191cm" fo:padding-right="0.191cm" fo:padding-top="0cm" fo:padding-bottom="0cm" fo:border="0.5pt solid #000000"/>
    </style:style>
    <style:style style:name="表1.B60" style:family="table-cell">
      <style:table-cell-properties fo:padding-left="0.191cm" fo:padding-right="0.191cm" fo:padding-top="0cm" fo:padding-bottom="0cm" fo:border="0.5pt solid #000000"/>
    </style:style>
    <style:style style:name="表1.D60" style:family="table-cell">
      <style:table-cell-properties fo:padding-left="0.191cm" fo:padding-right="0.191cm" fo:padding-top="0cm" fo:padding-bottom="0cm" fo:border="0.5pt solid #000000"/>
    </style:style>
    <style:style style:name="表1.F60" style:family="table-cell">
      <style:table-cell-properties fo:padding-left="0.191cm" fo:padding-right="0.191cm" fo:padding-top="0cm" fo:padding-bottom="0cm" fo:border="0.5pt solid #000000"/>
    </style:style>
    <style:style style:name="表1.H60" style:family="table-cell">
      <style:table-cell-properties fo:padding-left="0.191cm" fo:padding-right="0.191cm" fo:padding-top="0cm" fo:padding-bottom="0cm" fo:border="0.5pt solid #000000"/>
    </style:style>
    <style:style style:name="表1.J60" style:family="table-cell">
      <style:table-cell-properties fo:padding-left="0.191cm" fo:padding-right="0.191cm" fo:padding-top="0cm" fo:padding-bottom="0cm" fo:border="0.5pt solid #000000"/>
    </style:style>
    <style:style style:name="表1.B61" style:family="table-cell">
      <style:table-cell-properties fo:padding-left="0.191cm" fo:padding-right="0.191cm" fo:padding-top="0cm" fo:padding-bottom="0cm" fo:border="0.5pt solid #000000"/>
    </style:style>
    <style:style style:name="表1.D61" style:family="table-cell">
      <style:table-cell-properties fo:padding-left="0.191cm" fo:padding-right="0.191cm" fo:padding-top="0cm" fo:padding-bottom="0cm" fo:border="0.5pt solid #000000"/>
    </style:style>
    <style:style style:name="表1.F61" style:family="table-cell">
      <style:table-cell-properties fo:padding-left="0.191cm" fo:padding-right="0.191cm" fo:padding-top="0cm" fo:padding-bottom="0cm" fo:border="0.5pt solid #000000"/>
    </style:style>
    <style:style style:name="表1.H61" style:family="table-cell">
      <style:table-cell-properties fo:padding-left="0.191cm" fo:padding-right="0.191cm" fo:padding-top="0cm" fo:padding-bottom="0cm" fo:border="0.5pt solid #000000"/>
    </style:style>
    <style:style style:name="表1.J61" style:family="table-cell">
      <style:table-cell-properties fo:padding-left="0.191cm" fo:padding-right="0.191cm" fo:padding-top="0cm" fo:padding-bottom="0cm" fo:border="0.5pt solid #000000"/>
    </style:style>
    <style:style style:name="表1.B62" style:family="table-cell">
      <style:table-cell-properties fo:padding-left="0.191cm" fo:padding-right="0.191cm" fo:padding-top="0cm" fo:padding-bottom="0cm" fo:border="0.5pt solid #000000"/>
    </style:style>
    <style:style style:name="表1.D62" style:family="table-cell">
      <style:table-cell-properties fo:padding-left="0.191cm" fo:padding-right="0.191cm" fo:padding-top="0cm" fo:padding-bottom="0cm" fo:border="0.5pt solid #000000"/>
    </style:style>
    <style:style style:name="表1.F62" style:family="table-cell">
      <style:table-cell-properties fo:padding-left="0.191cm" fo:padding-right="0.191cm" fo:padding-top="0cm" fo:padding-bottom="0cm" fo:border="0.5pt solid #000000"/>
    </style:style>
    <style:style style:name="表1.H62" style:family="table-cell">
      <style:table-cell-properties fo:padding-left="0.191cm" fo:padding-right="0.191cm" fo:padding-top="0cm" fo:padding-bottom="0cm" fo:border="0.5pt solid #000000"/>
    </style:style>
    <style:style style:name="表1.J62" style:family="table-cell">
      <style:table-cell-properties fo:padding-left="0.191cm" fo:padding-right="0.191cm" fo:padding-top="0cm" fo:padding-bottom="0cm" fo:border="0.5pt solid #000000"/>
    </style:style>
    <style:style style:name="表1.B63" style:family="table-cell">
      <style:table-cell-properties fo:padding-left="0.191cm" fo:padding-right="0.191cm" fo:padding-top="0cm" fo:padding-bottom="0cm" fo:border="0.5pt solid #000000"/>
    </style:style>
    <style:style style:name="表1.D63" style:family="table-cell">
      <style:table-cell-properties fo:padding-left="0.191cm" fo:padding-right="0.191cm" fo:padding-top="0cm" fo:padding-bottom="0cm" fo:border="0.5pt solid #000000"/>
    </style:style>
    <style:style style:name="表1.F63" style:family="table-cell">
      <style:table-cell-properties fo:padding-left="0.191cm" fo:padding-right="0.191cm" fo:padding-top="0cm" fo:padding-bottom="0cm" fo:border="0.5pt solid #000000"/>
    </style:style>
    <style:style style:name="表1.H63" style:family="table-cell">
      <style:table-cell-properties fo:padding-left="0.191cm" fo:padding-right="0.191cm" fo:padding-top="0cm" fo:padding-bottom="0cm" fo:border="0.5pt solid #000000"/>
    </style:style>
    <style:style style:name="表1.J63" style:family="table-cell">
      <style:table-cell-properties fo:padding-left="0.191cm" fo:padding-right="0.191cm" fo:padding-top="0cm" fo:padding-bottom="0cm" fo:border="0.5pt solid #000000"/>
    </style:style>
    <style:style style:name="表1.B64" style:family="table-cell">
      <style:table-cell-properties fo:padding-left="0.191cm" fo:padding-right="0.191cm" fo:padding-top="0cm" fo:padding-bottom="0cm" fo:border="0.5pt solid #000000"/>
    </style:style>
    <style:style style:name="表1.D64" style:family="table-cell">
      <style:table-cell-properties fo:padding-left="0.191cm" fo:padding-right="0.191cm" fo:padding-top="0cm" fo:padding-bottom="0cm" fo:border="0.5pt solid #000000"/>
    </style:style>
    <style:style style:name="表1.F64" style:family="table-cell">
      <style:table-cell-properties fo:padding-left="0.191cm" fo:padding-right="0.191cm" fo:padding-top="0cm" fo:padding-bottom="0cm" fo:border="0.5pt solid #000000"/>
    </style:style>
    <style:style style:name="表1.H64" style:family="table-cell">
      <style:table-cell-properties fo:padding-left="0.191cm" fo:padding-right="0.191cm" fo:padding-top="0cm" fo:padding-bottom="0cm" fo:border="0.5pt solid #000000"/>
    </style:style>
    <style:style style:name="表1.J64" style:family="table-cell">
      <style:table-cell-properties fo:padding-left="0.191cm" fo:padding-right="0.191cm" fo:padding-top="0cm" fo:padding-bottom="0cm" fo:border="0.5pt solid #000000"/>
    </style:style>
    <style:style style:name="表1.B65" style:family="table-cell">
      <style:table-cell-properties fo:padding-left="0.191cm" fo:padding-right="0.191cm" fo:padding-top="0cm" fo:padding-bottom="0cm" fo:border="0.5pt solid #000000"/>
    </style:style>
    <style:style style:name="表1.D65" style:family="table-cell">
      <style:table-cell-properties fo:padding-left="0.191cm" fo:padding-right="0.191cm" fo:padding-top="0cm" fo:padding-bottom="0cm" fo:border="0.5pt solid #000000"/>
    </style:style>
    <style:style style:name="表1.F65" style:family="table-cell">
      <style:table-cell-properties fo:padding-left="0.191cm" fo:padding-right="0.191cm" fo:padding-top="0cm" fo:padding-bottom="0cm" fo:border="0.5pt solid #000000"/>
    </style:style>
    <style:style style:name="表1.H65" style:family="table-cell">
      <style:table-cell-properties fo:padding-left="0.191cm" fo:padding-right="0.191cm" fo:padding-top="0cm" fo:padding-bottom="0cm" fo:border="0.5pt solid #000000"/>
    </style:style>
    <style:style style:name="表1.J65" style:family="table-cell">
      <style:table-cell-properties fo:padding-left="0.191cm" fo:padding-right="0.191cm" fo:padding-top="0cm" fo:padding-bottom="0cm" fo:border="0.5pt solid #000000"/>
    </style:style>
    <style:style style:name="表1.B66" style:family="table-cell">
      <style:table-cell-properties fo:padding-left="0.191cm" fo:padding-right="0.191cm" fo:padding-top="0cm" fo:padding-bottom="0cm" fo:border="0.5pt solid #000000"/>
    </style:style>
    <style:style style:name="表1.D66" style:family="table-cell">
      <style:table-cell-properties fo:padding-left="0.191cm" fo:padding-right="0.191cm" fo:padding-top="0cm" fo:padding-bottom="0cm" fo:border="0.5pt solid #000000"/>
    </style:style>
    <style:style style:name="表1.F66" style:family="table-cell">
      <style:table-cell-properties fo:padding-left="0.191cm" fo:padding-right="0.191cm" fo:padding-top="0cm" fo:padding-bottom="0cm" fo:border="0.5pt solid #000000"/>
    </style:style>
    <style:style style:name="表1.H66" style:family="table-cell">
      <style:table-cell-properties fo:padding-left="0.191cm" fo:padding-right="0.191cm" fo:padding-top="0cm" fo:padding-bottom="0cm" fo:border="0.5pt solid #000000"/>
    </style:style>
    <style:style style:name="表1.J66" style:family="table-cell">
      <style:table-cell-properties fo:padding-left="0.191cm" fo:padding-right="0.191cm" fo:padding-top="0cm" fo:padding-bottom="0cm" fo:border="0.5pt solid #000000"/>
    </style:style>
    <style:style style:name="表1.B67" style:family="table-cell">
      <style:table-cell-properties fo:padding-left="0.191cm" fo:padding-right="0.191cm" fo:padding-top="0cm" fo:padding-bottom="0cm" fo:border="0.5pt solid #000000"/>
    </style:style>
    <style:style style:name="表1.D67" style:family="table-cell">
      <style:table-cell-properties fo:padding-left="0.191cm" fo:padding-right="0.191cm" fo:padding-top="0cm" fo:padding-bottom="0cm" fo:border="0.5pt solid #000000"/>
    </style:style>
    <style:style style:name="表1.F67" style:family="table-cell">
      <style:table-cell-properties fo:padding-left="0.191cm" fo:padding-right="0.191cm" fo:padding-top="0cm" fo:padding-bottom="0cm" fo:border="0.5pt solid #000000"/>
    </style:style>
    <style:style style:name="表1.H67" style:family="table-cell">
      <style:table-cell-properties fo:padding-left="0.191cm" fo:padding-right="0.191cm" fo:padding-top="0cm" fo:padding-bottom="0cm" fo:border="0.5pt solid #000000"/>
    </style:style>
    <style:style style:name="表1.J67" style:family="table-cell">
      <style:table-cell-properties fo:padding-left="0.191cm" fo:padding-right="0.191cm" fo:padding-top="0cm" fo:padding-bottom="0cm" fo:border="0.5pt solid #000000"/>
    </style:style>
    <style:style style:name="表1.B68" style:family="table-cell">
      <style:table-cell-properties fo:padding-left="0.191cm" fo:padding-right="0.191cm" fo:padding-top="0cm" fo:padding-bottom="0cm" fo:border="0.5pt solid #000000"/>
    </style:style>
    <style:style style:name="表1.D68" style:family="table-cell">
      <style:table-cell-properties fo:padding-left="0.191cm" fo:padding-right="0.191cm" fo:padding-top="0cm" fo:padding-bottom="0cm" fo:border="0.5pt solid #000000"/>
    </style:style>
    <style:style style:name="表1.F68" style:family="table-cell">
      <style:table-cell-properties fo:padding-left="0.191cm" fo:padding-right="0.191cm" fo:padding-top="0cm" fo:padding-bottom="0cm" fo:border="0.5pt solid #000000"/>
    </style:style>
    <style:style style:name="表1.H68" style:family="table-cell">
      <style:table-cell-properties fo:padding-left="0.191cm" fo:padding-right="0.191cm" fo:padding-top="0cm" fo:padding-bottom="0cm" fo:border="0.5pt solid #000000"/>
    </style:style>
    <style:style style:name="表1.J68" style:family="table-cell">
      <style:table-cell-properties fo:padding-left="0.191cm" fo:padding-right="0.191cm" fo:padding-top="0cm" fo:padding-bottom="0cm" fo:border="0.5pt solid #000000"/>
    </style:style>
    <style:style style:name="表1.B69" style:family="table-cell">
      <style:table-cell-properties fo:padding-left="0.191cm" fo:padding-right="0.191cm" fo:padding-top="0cm" fo:padding-bottom="0cm" fo:border="0.5pt solid #000000"/>
    </style:style>
    <style:style style:name="表1.D69" style:family="table-cell">
      <style:table-cell-properties fo:padding-left="0.191cm" fo:padding-right="0.191cm" fo:padding-top="0cm" fo:padding-bottom="0cm" fo:border="0.5pt solid #000000"/>
    </style:style>
    <style:style style:name="表1.F69" style:family="table-cell">
      <style:table-cell-properties fo:padding-left="0.191cm" fo:padding-right="0.191cm" fo:padding-top="0cm" fo:padding-bottom="0cm" fo:border="0.5pt solid #000000"/>
    </style:style>
    <style:style style:name="表1.H69" style:family="table-cell">
      <style:table-cell-properties fo:padding-left="0.191cm" fo:padding-right="0.191cm" fo:padding-top="0cm" fo:padding-bottom="0cm" fo:border="0.5pt solid #000000"/>
    </style:style>
    <style:style style:name="表1.J69" style:family="table-cell">
      <style:table-cell-properties fo:padding-left="0.191cm" fo:padding-right="0.191cm" fo:padding-top="0cm" fo:padding-bottom="0cm" fo:border="0.5pt solid #000000"/>
    </style:style>
    <style:style style:name="表1.B70" style:family="table-cell">
      <style:table-cell-properties fo:padding-left="0.191cm" fo:padding-right="0.191cm" fo:padding-top="0cm" fo:padding-bottom="0cm" fo:border="0.5pt solid #000000"/>
    </style:style>
    <style:style style:name="表1.D70" style:family="table-cell">
      <style:table-cell-properties fo:padding-left="0.191cm" fo:padding-right="0.191cm" fo:padding-top="0cm" fo:padding-bottom="0cm" fo:border="0.5pt solid #000000"/>
    </style:style>
    <style:style style:name="表1.F70" style:family="table-cell">
      <style:table-cell-properties fo:padding-left="0.191cm" fo:padding-right="0.191cm" fo:padding-top="0cm" fo:padding-bottom="0cm" fo:border="0.5pt solid #000000"/>
    </style:style>
    <style:style style:name="表1.H70" style:family="table-cell">
      <style:table-cell-properties fo:padding-left="0.191cm" fo:padding-right="0.191cm" fo:padding-top="0cm" fo:padding-bottom="0cm" fo:border="0.5pt solid #000000"/>
    </style:style>
    <style:style style:name="表1.J70" style:family="table-cell">
      <style:table-cell-properties fo:padding-left="0.191cm" fo:padding-right="0.191cm" fo:padding-top="0cm" fo:padding-bottom="0cm" fo:border="0.5pt solid #000000"/>
    </style:style>
    <style:style style:name="表1.B71" style:family="table-cell">
      <style:table-cell-properties fo:padding-left="0.191cm" fo:padding-right="0.191cm" fo:padding-top="0cm" fo:padding-bottom="0cm" fo:border="0.5pt solid #000000"/>
    </style:style>
    <style:style style:name="表1.D71" style:family="table-cell">
      <style:table-cell-properties fo:padding-left="0.191cm" fo:padding-right="0.191cm" fo:padding-top="0cm" fo:padding-bottom="0cm" fo:border="0.5pt solid #000000"/>
    </style:style>
    <style:style style:name="表1.F71" style:family="table-cell">
      <style:table-cell-properties fo:padding-left="0.191cm" fo:padding-right="0.191cm" fo:padding-top="0cm" fo:padding-bottom="0cm" fo:border="0.5pt solid #000000"/>
    </style:style>
    <style:style style:name="表1.H71" style:family="table-cell">
      <style:table-cell-properties fo:padding-left="0.191cm" fo:padding-right="0.191cm" fo:padding-top="0cm" fo:padding-bottom="0cm" fo:border="0.5pt solid #000000"/>
    </style:style>
    <style:style style:name="表1.J71" style:family="table-cell">
      <style:table-cell-properties fo:padding-left="0.191cm" fo:padding-right="0.191cm" fo:padding-top="0cm" fo:padding-bottom="0cm" fo:border="0.5pt solid #000000"/>
    </style:style>
    <style:style style:name="表1.B72" style:family="table-cell">
      <style:table-cell-properties fo:padding-left="0.191cm" fo:padding-right="0.191cm" fo:padding-top="0cm" fo:padding-bottom="0cm" fo:border="0.5pt solid #000000"/>
    </style:style>
    <style:style style:name="表1.D72" style:family="table-cell">
      <style:table-cell-properties fo:padding-left="0.191cm" fo:padding-right="0.191cm" fo:padding-top="0cm" fo:padding-bottom="0cm" fo:border="0.5pt solid #000000"/>
    </style:style>
    <style:style style:name="表1.F72" style:family="table-cell">
      <style:table-cell-properties fo:padding-left="0.191cm" fo:padding-right="0.191cm" fo:padding-top="0cm" fo:padding-bottom="0cm" fo:border="0.5pt solid #000000"/>
    </style:style>
    <style:style style:name="表1.H72" style:family="table-cell">
      <style:table-cell-properties fo:padding-left="0.191cm" fo:padding-right="0.191cm" fo:padding-top="0cm" fo:padding-bottom="0cm" fo:border="0.5pt solid #000000"/>
    </style:style>
    <style:style style:name="表1.J72" style:family="table-cell">
      <style:table-cell-properties fo:padding-left="0.191cm" fo:padding-right="0.191cm" fo:padding-top="0cm" fo:padding-bottom="0cm" fo:border="0.5pt solid #000000"/>
    </style:style>
    <style:style style:name="表1.B74" style:family="table-cell">
      <style:table-cell-properties fo:padding-left="0.191cm" fo:padding-right="0.191cm" fo:padding-top="0cm" fo:padding-bottom="0cm" fo:border="0.5pt solid #000000"/>
    </style:style>
    <style:style style:name="表1.D74" style:family="table-cell">
      <style:table-cell-properties fo:padding-left="0.191cm" fo:padding-right="0.191cm" fo:padding-top="0cm" fo:padding-bottom="0cm" fo:border="0.5pt solid #000000"/>
    </style:style>
    <style:style style:name="表1.F74" style:family="table-cell">
      <style:table-cell-properties fo:padding-left="0.191cm" fo:padding-right="0.191cm" fo:padding-top="0cm" fo:padding-bottom="0cm" fo:border="0.5pt solid #000000"/>
    </style:style>
    <style:style style:name="表1.H74" style:family="table-cell">
      <style:table-cell-properties fo:padding-left="0.191cm" fo:padding-right="0.191cm" fo:padding-top="0cm" fo:padding-bottom="0cm" fo:border="0.5pt solid #000000"/>
    </style:style>
    <style:style style:name="表1.J74" style:family="table-cell">
      <style:table-cell-properties fo:padding-left="0.191cm" fo:padding-right="0.191cm" fo:padding-top="0cm" fo:padding-bottom="0cm" fo:border="0.5pt solid #000000"/>
    </style:style>
    <style:style style:name="表1.B75" style:family="table-cell">
      <style:table-cell-properties fo:padding-left="0.191cm" fo:padding-right="0.191cm" fo:padding-top="0cm" fo:padding-bottom="0cm" fo:border="0.5pt solid #000000"/>
    </style:style>
    <style:style style:name="表1.D75" style:family="table-cell">
      <style:table-cell-properties fo:padding-left="0.191cm" fo:padding-right="0.191cm" fo:padding-top="0cm" fo:padding-bottom="0cm" fo:border="0.5pt solid #000000"/>
    </style:style>
    <style:style style:name="表1.F75" style:family="table-cell">
      <style:table-cell-properties fo:padding-left="0.191cm" fo:padding-right="0.191cm" fo:padding-top="0cm" fo:padding-bottom="0cm" fo:border="0.5pt solid #000000"/>
    </style:style>
    <style:style style:name="表1.H75" style:family="table-cell">
      <style:table-cell-properties fo:padding-left="0.191cm" fo:padding-right="0.191cm" fo:padding-top="0cm" fo:padding-bottom="0cm" fo:border="0.5pt solid #000000"/>
    </style:style>
    <style:style style:name="表1.J75" style:family="table-cell">
      <style:table-cell-properties fo:padding-left="0.191cm" fo:padding-right="0.191cm" fo:padding-top="0cm" fo:padding-bottom="0cm" fo:border="0.5pt solid #000000"/>
    </style:style>
    <style:style style:name="表1.B76" style:family="table-cell">
      <style:table-cell-properties fo:padding-left="0.191cm" fo:padding-right="0.191cm" fo:padding-top="0cm" fo:padding-bottom="0cm" fo:border="0.5pt solid #000000"/>
    </style:style>
    <style:style style:name="表1.D76" style:family="table-cell">
      <style:table-cell-properties fo:padding-left="0.191cm" fo:padding-right="0.191cm" fo:padding-top="0cm" fo:padding-bottom="0cm" fo:border="0.5pt solid #000000"/>
    </style:style>
    <style:style style:name="表1.F76" style:family="table-cell">
      <style:table-cell-properties fo:padding-left="0.191cm" fo:padding-right="0.191cm" fo:padding-top="0cm" fo:padding-bottom="0cm" fo:border="0.5pt solid #000000"/>
    </style:style>
    <style:style style:name="表1.H76" style:family="table-cell">
      <style:table-cell-properties fo:padding-left="0.191cm" fo:padding-right="0.191cm" fo:padding-top="0cm" fo:padding-bottom="0cm" fo:border="0.5pt solid #000000"/>
    </style:style>
    <style:style style:name="表1.J76" style:family="table-cell">
      <style:table-cell-properties fo:padding-left="0.191cm" fo:padding-right="0.191cm" fo:padding-top="0cm" fo:padding-bottom="0cm" fo:border="0.5pt solid #000000"/>
    </style:style>
    <style:style style:name="表1.B77" style:family="table-cell">
      <style:table-cell-properties fo:padding-left="0.191cm" fo:padding-right="0.191cm" fo:padding-top="0cm" fo:padding-bottom="0cm" fo:border="0.5pt solid #000000"/>
    </style:style>
    <style:style style:name="表1.D77" style:family="table-cell">
      <style:table-cell-properties fo:padding-left="0.191cm" fo:padding-right="0.191cm" fo:padding-top="0cm" fo:padding-bottom="0cm" fo:border="0.5pt solid #000000"/>
    </style:style>
    <style:style style:name="表1.F77" style:family="table-cell">
      <style:table-cell-properties fo:padding-left="0.191cm" fo:padding-right="0.191cm" fo:padding-top="0cm" fo:padding-bottom="0cm" fo:border="0.5pt solid #000000"/>
    </style:style>
    <style:style style:name="表1.H77" style:family="table-cell">
      <style:table-cell-properties fo:padding-left="0.191cm" fo:padding-right="0.191cm" fo:padding-top="0cm" fo:padding-bottom="0cm" fo:border="0.5pt solid #000000"/>
    </style:style>
    <style:style style:name="表1.J77" style:family="table-cell">
      <style:table-cell-properties fo:padding-left="0.191cm" fo:padding-right="0.191cm" fo:padding-top="0cm" fo:padding-bottom="0cm" fo:border="0.5pt solid #000000"/>
    </style:style>
    <style:style style:name="表1.B78" style:family="table-cell">
      <style:table-cell-properties fo:padding-left="0.191cm" fo:padding-right="0.191cm" fo:padding-top="0cm" fo:padding-bottom="0cm" fo:border="0.5pt solid #000000"/>
    </style:style>
    <style:style style:name="表1.D78" style:family="table-cell">
      <style:table-cell-properties fo:padding-left="0.191cm" fo:padding-right="0.191cm" fo:padding-top="0cm" fo:padding-bottom="0cm" fo:border="0.5pt solid #000000"/>
    </style:style>
    <style:style style:name="表1.F78" style:family="table-cell">
      <style:table-cell-properties fo:padding-left="0.191cm" fo:padding-right="0.191cm" fo:padding-top="0cm" fo:padding-bottom="0cm" fo:border="0.5pt solid #000000"/>
    </style:style>
    <style:style style:name="表1.H78" style:family="table-cell">
      <style:table-cell-properties fo:padding-left="0.191cm" fo:padding-right="0.191cm" fo:padding-top="0cm" fo:padding-bottom="0cm" fo:border="0.5pt solid #000000"/>
    </style:style>
    <style:style style:name="表1.J78" style:family="table-cell">
      <style:table-cell-properties fo:padding-left="0.191cm" fo:padding-right="0.191cm" fo:padding-top="0cm" fo:padding-bottom="0cm" fo:border="0.5pt solid #000000"/>
    </style:style>
    <style:style style:name="表1.B79" style:family="table-cell">
      <style:table-cell-properties fo:padding-left="0.191cm" fo:padding-right="0.191cm" fo:padding-top="0cm" fo:padding-bottom="0cm" fo:border="0.5pt solid #000000"/>
    </style:style>
    <style:style style:name="表1.D79" style:family="table-cell">
      <style:table-cell-properties fo:padding-left="0.191cm" fo:padding-right="0.191cm" fo:padding-top="0cm" fo:padding-bottom="0cm" fo:border="0.5pt solid #000000"/>
    </style:style>
    <style:style style:name="表1.F79" style:family="table-cell">
      <style:table-cell-properties fo:padding-left="0.191cm" fo:padding-right="0.191cm" fo:padding-top="0cm" fo:padding-bottom="0cm" fo:border="0.5pt solid #000000"/>
    </style:style>
    <style:style style:name="表1.H79" style:family="table-cell">
      <style:table-cell-properties fo:padding-left="0.191cm" fo:padding-right="0.191cm" fo:padding-top="0cm" fo:padding-bottom="0cm" fo:border="0.5pt solid #000000"/>
    </style:style>
    <style:style style:name="表1.J79" style:family="table-cell">
      <style:table-cell-properties fo:padding-left="0.191cm" fo:padding-right="0.191cm" fo:padding-top="0cm" fo:padding-bottom="0cm" fo:border="0.5pt solid #000000"/>
    </style:style>
    <style:style style:name="表1.B80" style:family="table-cell">
      <style:table-cell-properties fo:padding-left="0.191cm" fo:padding-right="0.191cm" fo:padding-top="0cm" fo:padding-bottom="0cm" fo:border="0.5pt solid #000000"/>
    </style:style>
    <style:style style:name="表1.D80" style:family="table-cell">
      <style:table-cell-properties fo:padding-left="0.191cm" fo:padding-right="0.191cm" fo:padding-top="0cm" fo:padding-bottom="0cm" fo:border="0.5pt solid #000000"/>
    </style:style>
    <style:style style:name="表1.F80" style:family="table-cell">
      <style:table-cell-properties fo:padding-left="0.191cm" fo:padding-right="0.191cm" fo:padding-top="0cm" fo:padding-bottom="0cm" fo:border="0.5pt solid #000000"/>
    </style:style>
    <style:style style:name="表1.H80" style:family="table-cell">
      <style:table-cell-properties fo:padding-left="0.191cm" fo:padding-right="0.191cm" fo:padding-top="0cm" fo:padding-bottom="0cm" fo:border="0.5pt solid #000000"/>
    </style:style>
    <style:style style:name="表1.J80" style:family="table-cell">
      <style:table-cell-properties fo:padding-left="0.191cm" fo:padding-right="0.191cm" fo:padding-top="0cm" fo:padding-bottom="0cm" fo:border="0.5pt solid #000000"/>
    </style:style>
    <style:style style:name="表1.B81" style:family="table-cell">
      <style:table-cell-properties fo:padding-left="0.191cm" fo:padding-right="0.191cm" fo:padding-top="0cm" fo:padding-bottom="0cm" fo:border="0.5pt solid #000000"/>
    </style:style>
    <style:style style:name="表1.D81" style:family="table-cell">
      <style:table-cell-properties fo:padding-left="0.191cm" fo:padding-right="0.191cm" fo:padding-top="0cm" fo:padding-bottom="0cm" fo:border="0.5pt solid #000000"/>
    </style:style>
    <style:style style:name="表1.F81" style:family="table-cell">
      <style:table-cell-properties fo:padding-left="0.191cm" fo:padding-right="0.191cm" fo:padding-top="0cm" fo:padding-bottom="0cm" fo:border="0.5pt solid #000000"/>
    </style:style>
    <style:style style:name="表1.H81" style:family="table-cell">
      <style:table-cell-properties fo:padding-left="0.191cm" fo:padding-right="0.191cm" fo:padding-top="0cm" fo:padding-bottom="0cm" fo:border="0.5pt solid #000000"/>
    </style:style>
    <style:style style:name="表1.J81" style:family="table-cell">
      <style:table-cell-properties fo:padding-left="0.191cm" fo:padding-right="0.191cm" fo:padding-top="0cm" fo:padding-bottom="0cm" fo:border="0.5pt solid #000000"/>
    </style:style>
    <style:style style:name="表1.B82" style:family="table-cell">
      <style:table-cell-properties fo:padding-left="0.191cm" fo:padding-right="0.191cm" fo:padding-top="0cm" fo:padding-bottom="0cm" fo:border="0.5pt solid #000000"/>
    </style:style>
    <style:style style:name="表1.D82" style:family="table-cell">
      <style:table-cell-properties fo:padding-left="0.191cm" fo:padding-right="0.191cm" fo:padding-top="0cm" fo:padding-bottom="0cm" fo:border="0.5pt solid #000000"/>
    </style:style>
    <style:style style:name="表1.F82" style:family="table-cell">
      <style:table-cell-properties fo:padding-left="0.191cm" fo:padding-right="0.191cm" fo:padding-top="0cm" fo:padding-bottom="0cm" fo:border="0.5pt solid #000000"/>
    </style:style>
    <style:style style:name="表1.H82" style:family="table-cell">
      <style:table-cell-properties fo:padding-left="0.191cm" fo:padding-right="0.191cm" fo:padding-top="0cm" fo:padding-bottom="0cm" fo:border="0.5pt solid #000000"/>
    </style:style>
    <style:style style:name="表1.J82" style:family="table-cell">
      <style:table-cell-properties fo:padding-left="0.191cm" fo:padding-right="0.191cm" fo:padding-top="0cm" fo:padding-bottom="0cm" fo:border="0.5pt solid #000000"/>
    </style:style>
    <style:style style:name="表1.B83" style:family="table-cell">
      <style:table-cell-properties fo:padding-left="0.191cm" fo:padding-right="0.191cm" fo:padding-top="0cm" fo:padding-bottom="0cm" fo:border="0.5pt solid #000000"/>
    </style:style>
    <style:style style:name="表1.D83" style:family="table-cell">
      <style:table-cell-properties fo:padding-left="0.191cm" fo:padding-right="0.191cm" fo:padding-top="0cm" fo:padding-bottom="0cm" fo:border="0.5pt solid #000000"/>
    </style:style>
    <style:style style:name="表1.F83" style:family="table-cell">
      <style:table-cell-properties fo:padding-left="0.191cm" fo:padding-right="0.191cm" fo:padding-top="0cm" fo:padding-bottom="0cm" fo:border="0.5pt solid #000000"/>
    </style:style>
    <style:style style:name="表1.H83" style:family="table-cell">
      <style:table-cell-properties fo:padding-left="0.191cm" fo:padding-right="0.191cm" fo:padding-top="0cm" fo:padding-bottom="0cm" fo:border="0.5pt solid #000000"/>
    </style:style>
    <style:style style:name="表1.J83" style:family="table-cell">
      <style:table-cell-properties fo:padding-left="0.191cm" fo:padding-right="0.191cm" fo:padding-top="0cm" fo:padding-bottom="0cm" fo:border="0.5pt solid #000000"/>
    </style:style>
    <style:style style:name="表1.B84" style:family="table-cell">
      <style:table-cell-properties fo:padding-left="0.191cm" fo:padding-right="0.191cm" fo:padding-top="0cm" fo:padding-bottom="0cm" fo:border="0.5pt solid #000000"/>
    </style:style>
    <style:style style:name="表1.D84" style:family="table-cell">
      <style:table-cell-properties fo:padding-left="0.191cm" fo:padding-right="0.191cm" fo:padding-top="0cm" fo:padding-bottom="0cm" fo:border="0.5pt solid #000000"/>
    </style:style>
    <style:style style:name="表1.F84" style:family="table-cell">
      <style:table-cell-properties fo:padding-left="0.191cm" fo:padding-right="0.191cm" fo:padding-top="0cm" fo:padding-bottom="0cm" fo:border="0.5pt solid #000000"/>
    </style:style>
    <style:style style:name="表1.H84" style:family="table-cell">
      <style:table-cell-properties fo:padding-left="0.191cm" fo:padding-right="0.191cm" fo:padding-top="0cm" fo:padding-bottom="0cm" fo:border="0.5pt solid #000000"/>
    </style:style>
    <style:style style:name="表1.J84" style:family="table-cell">
      <style:table-cell-properties fo:padding-left="0.191cm" fo:padding-right="0.191cm" fo:padding-top="0cm" fo:padding-bottom="0cm" fo:border="0.5pt solid #000000"/>
    </style:style>
    <style:style style:name="表1.B85" style:family="table-cell">
      <style:table-cell-properties fo:padding-left="0.191cm" fo:padding-right="0.191cm" fo:padding-top="0cm" fo:padding-bottom="0cm" fo:border="0.5pt solid #000000"/>
    </style:style>
    <style:style style:name="表1.D85" style:family="table-cell">
      <style:table-cell-properties fo:padding-left="0.191cm" fo:padding-right="0.191cm" fo:padding-top="0cm" fo:padding-bottom="0cm" fo:border="0.5pt solid #000000"/>
    </style:style>
    <style:style style:name="表1.F85" style:family="table-cell">
      <style:table-cell-properties fo:padding-left="0.191cm" fo:padding-right="0.191cm" fo:padding-top="0cm" fo:padding-bottom="0cm" fo:border="0.5pt solid #000000"/>
    </style:style>
    <style:style style:name="表1.H85" style:family="table-cell">
      <style:table-cell-properties fo:padding-left="0.191cm" fo:padding-right="0.191cm" fo:padding-top="0cm" fo:padding-bottom="0cm" fo:border="0.5pt solid #000000"/>
    </style:style>
    <style:style style:name="表1.J85" style:family="table-cell">
      <style:table-cell-properties fo:padding-left="0.191cm" fo:padding-right="0.191cm" fo:padding-top="0cm" fo:padding-bottom="0cm" fo:border="0.5pt solid #000000"/>
    </style:style>
    <style:style style:name="表1.B86" style:family="table-cell">
      <style:table-cell-properties fo:padding-left="0.191cm" fo:padding-right="0.191cm" fo:padding-top="0cm" fo:padding-bottom="0cm" fo:border="0.5pt solid #000000"/>
    </style:style>
    <style:style style:name="表1.D86" style:family="table-cell">
      <style:table-cell-properties fo:padding-left="0.191cm" fo:padding-right="0.191cm" fo:padding-top="0cm" fo:padding-bottom="0cm" fo:border="0.5pt solid #000000"/>
    </style:style>
    <style:style style:name="表1.F86" style:family="table-cell">
      <style:table-cell-properties fo:padding-left="0.191cm" fo:padding-right="0.191cm" fo:padding-top="0cm" fo:padding-bottom="0cm" fo:border="0.5pt solid #000000"/>
    </style:style>
    <style:style style:name="表1.H86" style:family="table-cell">
      <style:table-cell-properties fo:padding-left="0.191cm" fo:padding-right="0.191cm" fo:padding-top="0cm" fo:padding-bottom="0cm" fo:border="0.5pt solid #000000"/>
    </style:style>
    <style:style style:name="表1.J86" style:family="table-cell">
      <style:table-cell-properties fo:padding-left="0.191cm" fo:padding-right="0.191cm" fo:padding-top="0cm" fo:padding-bottom="0cm" fo:border="0.5pt solid #000000"/>
    </style:style>
    <style:style style:name="表1.B87" style:family="table-cell">
      <style:table-cell-properties fo:padding-left="0.191cm" fo:padding-right="0.191cm" fo:padding-top="0cm" fo:padding-bottom="0cm" fo:border="0.5pt solid #000000"/>
    </style:style>
    <style:style style:name="表1.D87" style:family="table-cell">
      <style:table-cell-properties fo:padding-left="0.191cm" fo:padding-right="0.191cm" fo:padding-top="0cm" fo:padding-bottom="0cm" fo:border="0.5pt solid #000000"/>
    </style:style>
    <style:style style:name="表1.F87" style:family="table-cell">
      <style:table-cell-properties fo:padding-left="0.191cm" fo:padding-right="0.191cm" fo:padding-top="0cm" fo:padding-bottom="0cm" fo:border="0.5pt solid #000000"/>
    </style:style>
    <style:style style:name="表1.H87" style:family="table-cell">
      <style:table-cell-properties fo:padding-left="0.191cm" fo:padding-right="0.191cm" fo:padding-top="0cm" fo:padding-bottom="0cm" fo:border="0.5pt solid #000000"/>
    </style:style>
    <style:style style:name="表1.J87" style:family="table-cell">
      <style:table-cell-properties fo:padding-left="0.191cm" fo:padding-right="0.191cm" fo:padding-top="0cm" fo:padding-bottom="0cm" fo:border="0.5pt solid #000000"/>
    </style:style>
    <style:style style:name="表1.B88" style:family="table-cell">
      <style:table-cell-properties fo:padding-left="0.191cm" fo:padding-right="0.191cm" fo:padding-top="0cm" fo:padding-bottom="0cm" fo:border="0.5pt solid #000000"/>
    </style:style>
    <style:style style:name="表1.D88" style:family="table-cell">
      <style:table-cell-properties fo:padding-left="0.191cm" fo:padding-right="0.191cm" fo:padding-top="0cm" fo:padding-bottom="0cm" fo:border="0.5pt solid #000000"/>
    </style:style>
    <style:style style:name="表1.F88" style:family="table-cell">
      <style:table-cell-properties fo:padding-left="0.191cm" fo:padding-right="0.191cm" fo:padding-top="0cm" fo:padding-bottom="0cm" fo:border="0.5pt solid #000000"/>
    </style:style>
    <style:style style:name="表1.H88" style:family="table-cell">
      <style:table-cell-properties fo:padding-left="0.191cm" fo:padding-right="0.191cm" fo:padding-top="0cm" fo:padding-bottom="0cm" fo:border="0.5pt solid #000000"/>
    </style:style>
    <style:style style:name="表1.J88" style:family="table-cell">
      <style:table-cell-properties fo:padding-left="0.191cm" fo:padding-right="0.191cm" fo:padding-top="0cm" fo:padding-bottom="0cm" fo:border="0.5pt solid #000000"/>
    </style:style>
    <style:style style:name="表1.B89" style:family="table-cell">
      <style:table-cell-properties fo:padding-left="0.191cm" fo:padding-right="0.191cm" fo:padding-top="0cm" fo:padding-bottom="0cm" fo:border="0.5pt solid #000000"/>
    </style:style>
    <style:style style:name="表1.D89" style:family="table-cell">
      <style:table-cell-properties fo:padding-left="0.191cm" fo:padding-right="0.191cm" fo:padding-top="0cm" fo:padding-bottom="0cm" fo:border="0.5pt solid #000000"/>
    </style:style>
    <style:style style:name="表1.F89" style:family="table-cell">
      <style:table-cell-properties fo:padding-left="0.191cm" fo:padding-right="0.191cm" fo:padding-top="0cm" fo:padding-bottom="0cm" fo:border="0.5pt solid #000000"/>
    </style:style>
    <style:style style:name="表1.H89" style:family="table-cell">
      <style:table-cell-properties fo:padding-left="0.191cm" fo:padding-right="0.191cm" fo:padding-top="0cm" fo:padding-bottom="0cm" fo:border="0.5pt solid #000000"/>
    </style:style>
    <style:style style:name="表1.J89" style:family="table-cell">
      <style:table-cell-properties fo:padding-left="0.191cm" fo:padding-right="0.191cm" fo:padding-top="0cm" fo:padding-bottom="0cm" fo:border="0.5pt solid #000000"/>
    </style:style>
    <style:style style:name="表1.B90" style:family="table-cell">
      <style:table-cell-properties fo:padding-left="0.191cm" fo:padding-right="0.191cm" fo:padding-top="0cm" fo:padding-bottom="0cm" fo:border="0.5pt solid #000000"/>
    </style:style>
    <style:style style:name="表1.D90" style:family="table-cell">
      <style:table-cell-properties fo:padding-left="0.191cm" fo:padding-right="0.191cm" fo:padding-top="0cm" fo:padding-bottom="0cm" fo:border="0.5pt solid #000000"/>
    </style:style>
    <style:style style:name="表1.F90" style:family="table-cell">
      <style:table-cell-properties fo:padding-left="0.191cm" fo:padding-right="0.191cm" fo:padding-top="0cm" fo:padding-bottom="0cm" fo:border="0.5pt solid #000000"/>
    </style:style>
    <style:style style:name="表1.H90" style:family="table-cell">
      <style:table-cell-properties fo:padding-left="0.191cm" fo:padding-right="0.191cm" fo:padding-top="0cm" fo:padding-bottom="0cm" fo:border="0.5pt solid #000000"/>
    </style:style>
    <style:style style:name="表1.J90" style:family="table-cell">
      <style:table-cell-properties fo:padding-left="0.191cm" fo:padding-right="0.191cm" fo:padding-top="0cm" fo:padding-bottom="0cm" fo:border="0.5pt solid #000000"/>
    </style:style>
    <style:style style:name="表1.B92" style:family="table-cell">
      <style:table-cell-properties fo:padding-left="0.191cm" fo:padding-right="0.191cm" fo:padding-top="0cm" fo:padding-bottom="0cm" fo:border="0.5pt solid #000000"/>
    </style:style>
    <style:style style:name="表1.D92" style:family="table-cell">
      <style:table-cell-properties fo:padding-left="0.191cm" fo:padding-right="0.191cm" fo:padding-top="0cm" fo:padding-bottom="0cm" fo:border="0.5pt solid #000000"/>
    </style:style>
    <style:style style:name="表1.F92" style:family="table-cell">
      <style:table-cell-properties fo:padding-left="0.191cm" fo:padding-right="0.191cm" fo:padding-top="0cm" fo:padding-bottom="0cm" fo:border="0.5pt solid #000000"/>
    </style:style>
    <style:style style:name="表1.H92" style:family="table-cell">
      <style:table-cell-properties fo:padding-left="0.191cm" fo:padding-right="0.191cm" fo:padding-top="0cm" fo:padding-bottom="0cm" fo:border="0.5pt solid #000000"/>
    </style:style>
    <style:style style:name="表1.J92" style:family="table-cell">
      <style:table-cell-properties fo:padding-left="0.191cm" fo:padding-right="0.191cm" fo:padding-top="0cm" fo:padding-bottom="0cm" fo:border="0.5pt solid #000000"/>
    </style:style>
    <style:style style:name="表1.B93" style:family="table-cell">
      <style:table-cell-properties fo:padding-left="0.191cm" fo:padding-right="0.191cm" fo:padding-top="0cm" fo:padding-bottom="0cm" fo:border="0.5pt solid #000000"/>
    </style:style>
    <style:style style:name="表1.D93" style:family="table-cell">
      <style:table-cell-properties fo:padding-left="0.191cm" fo:padding-right="0.191cm" fo:padding-top="0cm" fo:padding-bottom="0cm" fo:border="0.5pt solid #000000"/>
    </style:style>
    <style:style style:name="表1.F93" style:family="table-cell">
      <style:table-cell-properties fo:padding-left="0.191cm" fo:padding-right="0.191cm" fo:padding-top="0cm" fo:padding-bottom="0cm" fo:border="0.5pt solid #000000"/>
    </style:style>
    <style:style style:name="表1.H93" style:family="table-cell">
      <style:table-cell-properties fo:padding-left="0.191cm" fo:padding-right="0.191cm" fo:padding-top="0cm" fo:padding-bottom="0cm" fo:border="0.5pt solid #000000"/>
    </style:style>
    <style:style style:name="表1.J93" style:family="table-cell">
      <style:table-cell-properties fo:padding-left="0.191cm" fo:padding-right="0.191cm" fo:padding-top="0cm" fo:padding-bottom="0cm" fo:border="0.5pt solid #000000"/>
    </style:style>
    <style:style style:name="表1.B94" style:family="table-cell">
      <style:table-cell-properties fo:padding-left="0.191cm" fo:padding-right="0.191cm" fo:padding-top="0cm" fo:padding-bottom="0cm" fo:border="0.5pt solid #000000"/>
    </style:style>
    <style:style style:name="表1.D94" style:family="table-cell">
      <style:table-cell-properties fo:padding-left="0.191cm" fo:padding-right="0.191cm" fo:padding-top="0cm" fo:padding-bottom="0cm" fo:border="0.5pt solid #000000"/>
    </style:style>
    <style:style style:name="表1.F94" style:family="table-cell">
      <style:table-cell-properties fo:padding-left="0.191cm" fo:padding-right="0.191cm" fo:padding-top="0cm" fo:padding-bottom="0cm" fo:border="0.5pt solid #000000"/>
    </style:style>
    <style:style style:name="表1.H94" style:family="table-cell">
      <style:table-cell-properties fo:padding-left="0.191cm" fo:padding-right="0.191cm" fo:padding-top="0cm" fo:padding-bottom="0cm" fo:border="0.5pt solid #000000"/>
    </style:style>
    <style:style style:name="表1.J94" style:family="table-cell">
      <style:table-cell-properties fo:padding-left="0.191cm" fo:padding-right="0.191cm" fo:padding-top="0cm" fo:padding-bottom="0cm" fo:border="0.5pt solid #000000"/>
    </style:style>
    <style:style style:name="表1.B95" style:family="table-cell">
      <style:table-cell-properties fo:padding-left="0.191cm" fo:padding-right="0.191cm" fo:padding-top="0cm" fo:padding-bottom="0cm" fo:border="0.5pt solid #000000"/>
    </style:style>
    <style:style style:name="表1.D95" style:family="table-cell">
      <style:table-cell-properties fo:padding-left="0.191cm" fo:padding-right="0.191cm" fo:padding-top="0cm" fo:padding-bottom="0cm" fo:border="0.5pt solid #000000"/>
    </style:style>
    <style:style style:name="表1.F95" style:family="table-cell">
      <style:table-cell-properties fo:padding-left="0.191cm" fo:padding-right="0.191cm" fo:padding-top="0cm" fo:padding-bottom="0cm" fo:border="0.5pt solid #000000"/>
    </style:style>
    <style:style style:name="表1.H95" style:family="table-cell">
      <style:table-cell-properties fo:padding-left="0.191cm" fo:padding-right="0.191cm" fo:padding-top="0cm" fo:padding-bottom="0cm" fo:border="0.5pt solid #000000"/>
    </style:style>
    <style:style style:name="表1.J95" style:family="table-cell">
      <style:table-cell-properties fo:padding-left="0.191cm" fo:padding-right="0.191cm" fo:padding-top="0cm" fo:padding-bottom="0cm" fo:border="0.5pt solid #000000"/>
    </style:style>
    <style:style style:name="表1.B96" style:family="table-cell">
      <style:table-cell-properties fo:padding-left="0.191cm" fo:padding-right="0.191cm" fo:padding-top="0cm" fo:padding-bottom="0cm" fo:border="0.5pt solid #000000"/>
    </style:style>
    <style:style style:name="表1.D96" style:family="table-cell">
      <style:table-cell-properties fo:padding-left="0.191cm" fo:padding-right="0.191cm" fo:padding-top="0cm" fo:padding-bottom="0cm" fo:border="0.5pt solid #000000"/>
    </style:style>
    <style:style style:name="表1.F96" style:family="table-cell">
      <style:table-cell-properties fo:padding-left="0.191cm" fo:padding-right="0.191cm" fo:padding-top="0cm" fo:padding-bottom="0cm" fo:border="0.5pt solid #000000"/>
    </style:style>
    <style:style style:name="表1.H96" style:family="table-cell">
      <style:table-cell-properties fo:padding-left="0.191cm" fo:padding-right="0.191cm" fo:padding-top="0cm" fo:padding-bottom="0cm" fo:border="0.5pt solid #000000"/>
    </style:style>
    <style:style style:name="表1.J96" style:family="table-cell">
      <style:table-cell-properties fo:padding-left="0.191cm" fo:padding-right="0.191cm" fo:padding-top="0cm" fo:padding-bottom="0cm" fo:border="0.5pt solid #000000"/>
    </style:style>
    <style:style style:name="表1.B97" style:family="table-cell">
      <style:table-cell-properties fo:padding-left="0.191cm" fo:padding-right="0.191cm" fo:padding-top="0cm" fo:padding-bottom="0cm" fo:border="0.5pt solid #000000"/>
    </style:style>
    <style:style style:name="表1.D97" style:family="table-cell">
      <style:table-cell-properties fo:padding-left="0.191cm" fo:padding-right="0.191cm" fo:padding-top="0cm" fo:padding-bottom="0cm" fo:border="0.5pt solid #000000"/>
    </style:style>
    <style:style style:name="表1.F97" style:family="table-cell">
      <style:table-cell-properties fo:padding-left="0.191cm" fo:padding-right="0.191cm" fo:padding-top="0cm" fo:padding-bottom="0cm" fo:border="0.5pt solid #000000"/>
    </style:style>
    <style:style style:name="表1.H97" style:family="table-cell">
      <style:table-cell-properties fo:padding-left="0.191cm" fo:padding-right="0.191cm" fo:padding-top="0cm" fo:padding-bottom="0cm" fo:border="0.5pt solid #000000"/>
    </style:style>
    <style:style style:name="表1.J97" style:family="table-cell">
      <style:table-cell-properties fo:padding-left="0.191cm" fo:padding-right="0.191cm" fo:padding-top="0cm" fo:padding-bottom="0cm" fo:border="0.5pt solid #000000"/>
    </style:style>
    <style:style style:name="表1.B98" style:family="table-cell">
      <style:table-cell-properties fo:padding-left="0.191cm" fo:padding-right="0.191cm" fo:padding-top="0cm" fo:padding-bottom="0cm" fo:border="0.5pt solid #000000"/>
    </style:style>
    <style:style style:name="表1.D98" style:family="table-cell">
      <style:table-cell-properties fo:padding-left="0.191cm" fo:padding-right="0.191cm" fo:padding-top="0cm" fo:padding-bottom="0cm" fo:border="0.5pt solid #000000"/>
    </style:style>
    <style:style style:name="表1.F98" style:family="table-cell">
      <style:table-cell-properties fo:padding-left="0.191cm" fo:padding-right="0.191cm" fo:padding-top="0cm" fo:padding-bottom="0cm" fo:border="0.5pt solid #000000"/>
    </style:style>
    <style:style style:name="表1.H98" style:family="table-cell">
      <style:table-cell-properties fo:padding-left="0.191cm" fo:padding-right="0.191cm" fo:padding-top="0cm" fo:padding-bottom="0cm" fo:border="0.5pt solid #000000"/>
    </style:style>
    <style:style style:name="表1.J98" style:family="table-cell">
      <style:table-cell-properties fo:padding-left="0.191cm" fo:padding-right="0.191cm" fo:padding-top="0cm" fo:padding-bottom="0cm" fo:border="0.5pt solid #000000"/>
    </style:style>
    <style:style style:name="表1.B99" style:family="table-cell">
      <style:table-cell-properties fo:padding-left="0.191cm" fo:padding-right="0.191cm" fo:padding-top="0cm" fo:padding-bottom="0cm" fo:border="0.5pt solid #000000"/>
    </style:style>
    <style:style style:name="表1.D99" style:family="table-cell">
      <style:table-cell-properties fo:padding-left="0.191cm" fo:padding-right="0.191cm" fo:padding-top="0cm" fo:padding-bottom="0cm" fo:border="0.5pt solid #000000"/>
    </style:style>
    <style:style style:name="表1.F99" style:family="table-cell">
      <style:table-cell-properties fo:padding-left="0.191cm" fo:padding-right="0.191cm" fo:padding-top="0cm" fo:padding-bottom="0cm" fo:border="0.5pt solid #000000"/>
    </style:style>
    <style:style style:name="表1.H99" style:family="table-cell">
      <style:table-cell-properties fo:padding-left="0.191cm" fo:padding-right="0.191cm" fo:padding-top="0cm" fo:padding-bottom="0cm" fo:border="0.5pt solid #000000"/>
    </style:style>
    <style:style style:name="表1.J99" style:family="table-cell">
      <style:table-cell-properties fo:padding-left="0.191cm" fo:padding-right="0.191cm" fo:padding-top="0cm" fo:padding-bottom="0cm" fo:border="0.5pt solid #000000"/>
    </style:style>
    <style:style style:name="表1.B100" style:family="table-cell">
      <style:table-cell-properties fo:padding-left="0.191cm" fo:padding-right="0.191cm" fo:padding-top="0cm" fo:padding-bottom="0cm" fo:border="0.5pt solid #000000"/>
    </style:style>
    <style:style style:name="表1.D100" style:family="table-cell">
      <style:table-cell-properties fo:padding-left="0.191cm" fo:padding-right="0.191cm" fo:padding-top="0cm" fo:padding-bottom="0cm" fo:border="0.5pt solid #000000"/>
    </style:style>
    <style:style style:name="表1.F100" style:family="table-cell">
      <style:table-cell-properties fo:padding-left="0.191cm" fo:padding-right="0.191cm" fo:padding-top="0cm" fo:padding-bottom="0cm" fo:border="0.5pt solid #000000"/>
    </style:style>
    <style:style style:name="表1.H100" style:family="table-cell">
      <style:table-cell-properties fo:padding-left="0.191cm" fo:padding-right="0.191cm" fo:padding-top="0cm" fo:padding-bottom="0cm" fo:border="0.5pt solid #000000"/>
    </style:style>
    <style:style style:name="表1.J100" style:family="table-cell">
      <style:table-cell-properties fo:padding-left="0.191cm" fo:padding-right="0.191cm" fo:padding-top="0cm" fo:padding-bottom="0cm" fo:border="0.5pt solid #000000"/>
    </style:style>
    <style:style style:name="表1.B101" style:family="table-cell">
      <style:table-cell-properties fo:padding-left="0.191cm" fo:padding-right="0.191cm" fo:padding-top="0cm" fo:padding-bottom="0cm" fo:border="0.5pt solid #000000"/>
    </style:style>
    <style:style style:name="表1.D101" style:family="table-cell">
      <style:table-cell-properties fo:padding-left="0.191cm" fo:padding-right="0.191cm" fo:padding-top="0cm" fo:padding-bottom="0cm" fo:border="0.5pt solid #000000"/>
    </style:style>
    <style:style style:name="表1.F101" style:family="table-cell">
      <style:table-cell-properties fo:padding-left="0.191cm" fo:padding-right="0.191cm" fo:padding-top="0cm" fo:padding-bottom="0cm" fo:border="0.5pt solid #000000"/>
    </style:style>
    <style:style style:name="表1.H101" style:family="table-cell">
      <style:table-cell-properties fo:padding-left="0.191cm" fo:padding-right="0.191cm" fo:padding-top="0cm" fo:padding-bottom="0cm" fo:border="0.5pt solid #000000"/>
    </style:style>
    <style:style style:name="表1.J101" style:family="table-cell">
      <style:table-cell-properties fo:padding-left="0.191cm" fo:padding-right="0.191cm" fo:padding-top="0cm" fo:padding-bottom="0cm" fo:border="0.5pt solid #000000"/>
    </style:style>
    <style:style style:name="表1.B102" style:family="table-cell">
      <style:table-cell-properties fo:padding-left="0.191cm" fo:padding-right="0.191cm" fo:padding-top="0cm" fo:padding-bottom="0cm" fo:border="0.5pt solid #000000"/>
    </style:style>
    <style:style style:name="表1.D102" style:family="table-cell">
      <style:table-cell-properties fo:padding-left="0.191cm" fo:padding-right="0.191cm" fo:padding-top="0cm" fo:padding-bottom="0cm" fo:border="0.5pt solid #000000"/>
    </style:style>
    <style:style style:name="表1.F102" style:family="table-cell">
      <style:table-cell-properties fo:padding-left="0.191cm" fo:padding-right="0.191cm" fo:padding-top="0cm" fo:padding-bottom="0cm" fo:border="0.5pt solid #000000"/>
    </style:style>
    <style:style style:name="表1.H102" style:family="table-cell">
      <style:table-cell-properties fo:padding-left="0.191cm" fo:padding-right="0.191cm" fo:padding-top="0cm" fo:padding-bottom="0cm" fo:border="0.5pt solid #000000"/>
    </style:style>
    <style:style style:name="表1.J102" style:family="table-cell">
      <style:table-cell-properties fo:padding-left="0.191cm" fo:padding-right="0.191cm" fo:padding-top="0cm" fo:padding-bottom="0cm" fo:border="0.5pt solid #000000"/>
    </style:style>
    <style:style style:name="表1.B103" style:family="table-cell">
      <style:table-cell-properties fo:padding-left="0.191cm" fo:padding-right="0.191cm" fo:padding-top="0cm" fo:padding-bottom="0cm" fo:border="0.5pt solid #000000"/>
    </style:style>
    <style:style style:name="表1.D103" style:family="table-cell">
      <style:table-cell-properties fo:padding-left="0.191cm" fo:padding-right="0.191cm" fo:padding-top="0cm" fo:padding-bottom="0cm" fo:border="0.5pt solid #000000"/>
    </style:style>
    <style:style style:name="表1.F103" style:family="table-cell">
      <style:table-cell-properties fo:padding-left="0.191cm" fo:padding-right="0.191cm" fo:padding-top="0cm" fo:padding-bottom="0cm" fo:border="0.5pt solid #000000"/>
    </style:style>
    <style:style style:name="表1.H103" style:family="table-cell">
      <style:table-cell-properties fo:padding-left="0.191cm" fo:padding-right="0.191cm" fo:padding-top="0cm" fo:padding-bottom="0cm" fo:border="0.5pt solid #000000"/>
    </style:style>
    <style:style style:name="表1.J103" style:family="table-cell">
      <style:table-cell-properties fo:padding-left="0.191cm" fo:padding-right="0.191cm" fo:padding-top="0cm" fo:padding-bottom="0cm" fo:border="0.5pt solid #000000"/>
    </style:style>
    <style:style style:name="表1.B104" style:family="table-cell">
      <style:table-cell-properties fo:padding-left="0.191cm" fo:padding-right="0.191cm" fo:padding-top="0cm" fo:padding-bottom="0cm" fo:border="0.5pt solid #000000"/>
    </style:style>
    <style:style style:name="表1.D104" style:family="table-cell">
      <style:table-cell-properties fo:padding-left="0.191cm" fo:padding-right="0.191cm" fo:padding-top="0cm" fo:padding-bottom="0cm" fo:border="0.5pt solid #000000"/>
    </style:style>
    <style:style style:name="表1.F104" style:family="table-cell">
      <style:table-cell-properties fo:padding-left="0.191cm" fo:padding-right="0.191cm" fo:padding-top="0cm" fo:padding-bottom="0cm" fo:border="0.5pt solid #000000"/>
    </style:style>
    <style:style style:name="表1.H104" style:family="table-cell">
      <style:table-cell-properties fo:padding-left="0.191cm" fo:padding-right="0.191cm" fo:padding-top="0cm" fo:padding-bottom="0cm" fo:border="0.5pt solid #000000"/>
    </style:style>
    <style:style style:name="表1.J104" style:family="table-cell">
      <style:table-cell-properties fo:padding-left="0.191cm" fo:padding-right="0.191cm" fo:padding-top="0cm" fo:padding-bottom="0cm" fo:border="0.5pt solid #000000"/>
    </style:style>
    <style:style style:name="表1.B105" style:family="table-cell">
      <style:table-cell-properties fo:padding-left="0.191cm" fo:padding-right="0.191cm" fo:padding-top="0cm" fo:padding-bottom="0cm" fo:border="0.5pt solid #000000"/>
    </style:style>
    <style:style style:name="表1.D105" style:family="table-cell">
      <style:table-cell-properties fo:padding-left="0.191cm" fo:padding-right="0.191cm" fo:padding-top="0cm" fo:padding-bottom="0cm" fo:border="0.5pt solid #000000"/>
    </style:style>
    <style:style style:name="表1.F105" style:family="table-cell">
      <style:table-cell-properties fo:padding-left="0.191cm" fo:padding-right="0.191cm" fo:padding-top="0cm" fo:padding-bottom="0cm" fo:border="0.5pt solid #000000"/>
    </style:style>
    <style:style style:name="表1.H105" style:family="table-cell">
      <style:table-cell-properties fo:padding-left="0.191cm" fo:padding-right="0.191cm" fo:padding-top="0cm" fo:padding-bottom="0cm" fo:border="0.5pt solid #000000"/>
    </style:style>
    <style:style style:name="表1.J105" style:family="table-cell">
      <style:table-cell-properties fo:padding-left="0.191cm" fo:padding-right="0.191cm" fo:padding-top="0cm" fo:padding-bottom="0cm" fo:border="0.5pt solid #000000"/>
    </style:style>
    <style:style style:name="表1.B106" style:family="table-cell">
      <style:table-cell-properties fo:padding-left="0.191cm" fo:padding-right="0.191cm" fo:padding-top="0cm" fo:padding-bottom="0cm" fo:border="0.5pt solid #000000"/>
    </style:style>
    <style:style style:name="表1.D106" style:family="table-cell">
      <style:table-cell-properties fo:padding-left="0.191cm" fo:padding-right="0.191cm" fo:padding-top="0cm" fo:padding-bottom="0cm" fo:border="0.5pt solid #000000"/>
    </style:style>
    <style:style style:name="表1.F106" style:family="table-cell">
      <style:table-cell-properties fo:padding-left="0.191cm" fo:padding-right="0.191cm" fo:padding-top="0cm" fo:padding-bottom="0cm" fo:border="0.5pt solid #000000"/>
    </style:style>
    <style:style style:name="表1.H106" style:family="table-cell">
      <style:table-cell-properties fo:padding-left="0.191cm" fo:padding-right="0.191cm" fo:padding-top="0cm" fo:padding-bottom="0cm" fo:border="0.5pt solid #000000"/>
    </style:style>
    <style:style style:name="表1.J106" style:family="table-cell">
      <style:table-cell-properties fo:padding-left="0.191cm" fo:padding-right="0.191cm" fo:padding-top="0cm" fo:padding-bottom="0cm" fo:border="0.5pt solid #000000"/>
    </style:style>
    <style:style style:name="表1.B107" style:family="table-cell">
      <style:table-cell-properties fo:padding-left="0.191cm" fo:padding-right="0.191cm" fo:padding-top="0cm" fo:padding-bottom="0cm" fo:border="0.5pt solid #000000"/>
    </style:style>
    <style:style style:name="表1.D107" style:family="table-cell">
      <style:table-cell-properties fo:padding-left="0.191cm" fo:padding-right="0.191cm" fo:padding-top="0cm" fo:padding-bottom="0cm" fo:border="0.5pt solid #000000"/>
    </style:style>
    <style:style style:name="表1.F107" style:family="table-cell">
      <style:table-cell-properties fo:padding-left="0.191cm" fo:padding-right="0.191cm" fo:padding-top="0cm" fo:padding-bottom="0cm" fo:border="0.5pt solid #000000"/>
    </style:style>
    <style:style style:name="表1.H107" style:family="table-cell">
      <style:table-cell-properties fo:padding-left="0.191cm" fo:padding-right="0.191cm" fo:padding-top="0cm" fo:padding-bottom="0cm" fo:border="0.5pt solid #000000"/>
    </style:style>
    <style:style style:name="表1.J107" style:family="table-cell">
      <style:table-cell-properties fo:padding-left="0.191cm" fo:padding-right="0.191cm" fo:padding-top="0cm" fo:padding-bottom="0cm" fo:border="0.5pt solid #000000"/>
    </style:style>
    <style:style style:name="表1.B108" style:family="table-cell">
      <style:table-cell-properties fo:padding-left="0.191cm" fo:padding-right="0.191cm" fo:padding-top="0cm" fo:padding-bottom="0cm" fo:border="0.5pt solid #000000"/>
    </style:style>
    <style:style style:name="表1.D108" style:family="table-cell">
      <style:table-cell-properties fo:padding-left="0.191cm" fo:padding-right="0.191cm" fo:padding-top="0cm" fo:padding-bottom="0cm" fo:border="0.5pt solid #000000"/>
    </style:style>
    <style:style style:name="表1.F108" style:family="table-cell">
      <style:table-cell-properties fo:padding-left="0.191cm" fo:padding-right="0.191cm" fo:padding-top="0cm" fo:padding-bottom="0cm" fo:border="0.5pt solid #000000"/>
    </style:style>
    <style:style style:name="表1.H108" style:family="table-cell">
      <style:table-cell-properties fo:padding-left="0.191cm" fo:padding-right="0.191cm" fo:padding-top="0cm" fo:padding-bottom="0cm" fo:border="0.5pt solid #000000"/>
    </style:style>
    <style:style style:name="表1.J108" style:family="table-cell">
      <style:table-cell-properties fo:padding-left="0.191cm" fo:padding-right="0.191cm" fo:padding-top="0cm" fo:padding-bottom="0cm" fo:border="0.5pt solid #000000"/>
    </style:style>
    <style:style style:name="表1.B110" style:family="table-cell">
      <style:table-cell-properties fo:padding-left="0.191cm" fo:padding-right="0.191cm" fo:padding-top="0cm" fo:padding-bottom="0cm" fo:border="0.5pt solid #000000"/>
    </style:style>
    <style:style style:name="表1.D110" style:family="table-cell">
      <style:table-cell-properties fo:padding-left="0.191cm" fo:padding-right="0.191cm" fo:padding-top="0cm" fo:padding-bottom="0cm" fo:border="0.5pt solid #000000"/>
    </style:style>
    <style:style style:name="表1.F110" style:family="table-cell">
      <style:table-cell-properties fo:padding-left="0.191cm" fo:padding-right="0.191cm" fo:padding-top="0cm" fo:padding-bottom="0cm" fo:border="0.5pt solid #000000"/>
    </style:style>
    <style:style style:name="表1.H110" style:family="table-cell">
      <style:table-cell-properties fo:padding-left="0.191cm" fo:padding-right="0.191cm" fo:padding-top="0cm" fo:padding-bottom="0cm" fo:border="0.5pt solid #000000"/>
    </style:style>
    <style:style style:name="表1.J110" style:family="table-cell">
      <style:table-cell-properties fo:padding-left="0.191cm" fo:padding-right="0.191cm" fo:padding-top="0cm" fo:padding-bottom="0cm" fo:border="0.5pt solid #000000"/>
    </style:style>
    <style:style style:name="表1.B111" style:family="table-cell">
      <style:table-cell-properties fo:padding-left="0.191cm" fo:padding-right="0.191cm" fo:padding-top="0cm" fo:padding-bottom="0cm" fo:border="0.5pt solid #000000"/>
    </style:style>
    <style:style style:name="表1.D111" style:family="table-cell">
      <style:table-cell-properties fo:padding-left="0.191cm" fo:padding-right="0.191cm" fo:padding-top="0cm" fo:padding-bottom="0cm" fo:border="0.5pt solid #000000"/>
    </style:style>
    <style:style style:name="表1.F111" style:family="table-cell">
      <style:table-cell-properties fo:padding-left="0.191cm" fo:padding-right="0.191cm" fo:padding-top="0cm" fo:padding-bottom="0cm" fo:border="0.5pt solid #000000"/>
    </style:style>
    <style:style style:name="表1.H111" style:family="table-cell">
      <style:table-cell-properties fo:padding-left="0.191cm" fo:padding-right="0.191cm" fo:padding-top="0cm" fo:padding-bottom="0cm" fo:border="0.5pt solid #000000"/>
    </style:style>
    <style:style style:name="表1.J111" style:family="table-cell">
      <style:table-cell-properties fo:padding-left="0.191cm" fo:padding-right="0.191cm" fo:padding-top="0cm" fo:padding-bottom="0cm" fo:border="0.5pt solid #000000"/>
    </style:style>
    <style:style style:name="表1.B112" style:family="table-cell">
      <style:table-cell-properties fo:padding-left="0.191cm" fo:padding-right="0.191cm" fo:padding-top="0cm" fo:padding-bottom="0cm" fo:border="0.5pt solid #000000"/>
    </style:style>
    <style:style style:name="表1.D112" style:family="table-cell">
      <style:table-cell-properties fo:padding-left="0.191cm" fo:padding-right="0.191cm" fo:padding-top="0cm" fo:padding-bottom="0cm" fo:border="0.5pt solid #000000"/>
    </style:style>
    <style:style style:name="表1.F112" style:family="table-cell">
      <style:table-cell-properties fo:padding-left="0.191cm" fo:padding-right="0.191cm" fo:padding-top="0cm" fo:padding-bottom="0cm" fo:border="0.5pt solid #000000"/>
    </style:style>
    <style:style style:name="表1.H112" style:family="table-cell">
      <style:table-cell-properties fo:padding-left="0.191cm" fo:padding-right="0.191cm" fo:padding-top="0cm" fo:padding-bottom="0cm" fo:border="0.5pt solid #000000"/>
    </style:style>
    <style:style style:name="表1.J112" style:family="table-cell">
      <style:table-cell-properties fo:padding-left="0.191cm" fo:padding-right="0.191cm" fo:padding-top="0cm" fo:padding-bottom="0cm" fo:border="0.5pt solid #000000"/>
    </style:style>
    <style:style style:name="表1.B113" style:family="table-cell">
      <style:table-cell-properties fo:padding-left="0.191cm" fo:padding-right="0.191cm" fo:padding-top="0cm" fo:padding-bottom="0cm" fo:border="0.5pt solid #000000"/>
    </style:style>
    <style:style style:name="表1.D113" style:family="table-cell">
      <style:table-cell-properties fo:padding-left="0.191cm" fo:padding-right="0.191cm" fo:padding-top="0cm" fo:padding-bottom="0cm" fo:border="0.5pt solid #000000"/>
    </style:style>
    <style:style style:name="表1.F113" style:family="table-cell">
      <style:table-cell-properties fo:padding-left="0.191cm" fo:padding-right="0.191cm" fo:padding-top="0cm" fo:padding-bottom="0cm" fo:border="0.5pt solid #000000"/>
    </style:style>
    <style:style style:name="表1.H113" style:family="table-cell">
      <style:table-cell-properties fo:padding-left="0.191cm" fo:padding-right="0.191cm" fo:padding-top="0cm" fo:padding-bottom="0cm" fo:border="0.5pt solid #000000"/>
    </style:style>
    <style:style style:name="表1.J113" style:family="table-cell">
      <style:table-cell-properties fo:padding-left="0.191cm" fo:padding-right="0.191cm" fo:padding-top="0cm" fo:padding-bottom="0cm" fo:border="0.5pt solid #000000"/>
    </style:style>
    <style:style style:name="表1.B114" style:family="table-cell">
      <style:table-cell-properties fo:padding-left="0.191cm" fo:padding-right="0.191cm" fo:padding-top="0cm" fo:padding-bottom="0cm" fo:border="0.5pt solid #000000"/>
    </style:style>
    <style:style style:name="表1.D114" style:family="table-cell">
      <style:table-cell-properties fo:padding-left="0.191cm" fo:padding-right="0.191cm" fo:padding-top="0cm" fo:padding-bottom="0cm" fo:border="0.5pt solid #000000"/>
    </style:style>
    <style:style style:name="表1.F114" style:family="table-cell">
      <style:table-cell-properties fo:padding-left="0.191cm" fo:padding-right="0.191cm" fo:padding-top="0cm" fo:padding-bottom="0cm" fo:border="0.5pt solid #000000"/>
    </style:style>
    <style:style style:name="表1.H114" style:family="table-cell">
      <style:table-cell-properties fo:padding-left="0.191cm" fo:padding-right="0.191cm" fo:padding-top="0cm" fo:padding-bottom="0cm" fo:border="0.5pt solid #000000"/>
    </style:style>
    <style:style style:name="表1.J114" style:family="table-cell">
      <style:table-cell-properties fo:padding-left="0.191cm" fo:padding-right="0.191cm" fo:padding-top="0cm" fo:padding-bottom="0cm" fo:border="0.5pt solid #000000"/>
    </style:style>
    <style:style style:name="表1.B115" style:family="table-cell">
      <style:table-cell-properties fo:padding-left="0.191cm" fo:padding-right="0.191cm" fo:padding-top="0cm" fo:padding-bottom="0cm" fo:border="0.5pt solid #000000"/>
    </style:style>
    <style:style style:name="表1.D115" style:family="table-cell">
      <style:table-cell-properties fo:padding-left="0.191cm" fo:padding-right="0.191cm" fo:padding-top="0cm" fo:padding-bottom="0cm" fo:border="0.5pt solid #000000"/>
    </style:style>
    <style:style style:name="表1.F115" style:family="table-cell">
      <style:table-cell-properties fo:padding-left="0.191cm" fo:padding-right="0.191cm" fo:padding-top="0cm" fo:padding-bottom="0cm" fo:border="0.5pt solid #000000"/>
    </style:style>
    <style:style style:name="表1.H115" style:family="table-cell">
      <style:table-cell-properties fo:padding-left="0.191cm" fo:padding-right="0.191cm" fo:padding-top="0cm" fo:padding-bottom="0cm" fo:border="0.5pt solid #000000"/>
    </style:style>
    <style:style style:name="表1.J115" style:family="table-cell">
      <style:table-cell-properties fo:padding-left="0.191cm" fo:padding-right="0.191cm" fo:padding-top="0cm" fo:padding-bottom="0cm" fo:border="0.5pt solid #000000"/>
    </style:style>
    <style:style style:name="表1.B116" style:family="table-cell">
      <style:table-cell-properties fo:padding-left="0.191cm" fo:padding-right="0.191cm" fo:padding-top="0cm" fo:padding-bottom="0cm" fo:border="0.5pt solid #000000"/>
    </style:style>
    <style:style style:name="表1.D116" style:family="table-cell">
      <style:table-cell-properties fo:padding-left="0.191cm" fo:padding-right="0.191cm" fo:padding-top="0cm" fo:padding-bottom="0cm" fo:border="0.5pt solid #000000"/>
    </style:style>
    <style:style style:name="表1.F116" style:family="table-cell">
      <style:table-cell-properties fo:padding-left="0.191cm" fo:padding-right="0.191cm" fo:padding-top="0cm" fo:padding-bottom="0cm" fo:border="0.5pt solid #000000"/>
    </style:style>
    <style:style style:name="表1.H116" style:family="table-cell">
      <style:table-cell-properties fo:padding-left="0.191cm" fo:padding-right="0.191cm" fo:padding-top="0cm" fo:padding-bottom="0cm" fo:border="0.5pt solid #000000"/>
    </style:style>
    <style:style style:name="表1.J116" style:family="table-cell">
      <style:table-cell-properties fo:padding-left="0.191cm" fo:padding-right="0.191cm" fo:padding-top="0cm" fo:padding-bottom="0cm" fo:border="0.5pt solid #000000"/>
    </style:style>
    <style:style style:name="表1.B117" style:family="table-cell">
      <style:table-cell-properties fo:padding-left="0.191cm" fo:padding-right="0.191cm" fo:padding-top="0cm" fo:padding-bottom="0cm" fo:border="0.5pt solid #000000"/>
    </style:style>
    <style:style style:name="表1.D117" style:family="table-cell">
      <style:table-cell-properties fo:padding-left="0.191cm" fo:padding-right="0.191cm" fo:padding-top="0cm" fo:padding-bottom="0cm" fo:border="0.5pt solid #000000"/>
    </style:style>
    <style:style style:name="表1.F117" style:family="table-cell">
      <style:table-cell-properties fo:padding-left="0.191cm" fo:padding-right="0.191cm" fo:padding-top="0cm" fo:padding-bottom="0cm" fo:border="0.5pt solid #000000"/>
    </style:style>
    <style:style style:name="表1.H117" style:family="table-cell">
      <style:table-cell-properties fo:padding-left="0.191cm" fo:padding-right="0.191cm" fo:padding-top="0cm" fo:padding-bottom="0cm" fo:border="0.5pt solid #000000"/>
    </style:style>
    <style:style style:name="表1.J117" style:family="table-cell">
      <style:table-cell-properties fo:padding-left="0.191cm" fo:padding-right="0.191cm" fo:padding-top="0cm" fo:padding-bottom="0cm" fo:border="0.5pt solid #000000"/>
    </style:style>
    <style:style style:name="表1.B118" style:family="table-cell">
      <style:table-cell-properties fo:padding-left="0.191cm" fo:padding-right="0.191cm" fo:padding-top="0cm" fo:padding-bottom="0cm" fo:border="0.5pt solid #000000"/>
    </style:style>
    <style:style style:name="表1.D118" style:family="table-cell">
      <style:table-cell-properties fo:padding-left="0.191cm" fo:padding-right="0.191cm" fo:padding-top="0cm" fo:padding-bottom="0cm" fo:border="0.5pt solid #000000"/>
    </style:style>
    <style:style style:name="表1.F118" style:family="table-cell">
      <style:table-cell-properties fo:padding-left="0.191cm" fo:padding-right="0.191cm" fo:padding-top="0cm" fo:padding-bottom="0cm" fo:border="0.5pt solid #000000"/>
    </style:style>
    <style:style style:name="表1.H118" style:family="table-cell">
      <style:table-cell-properties fo:padding-left="0.191cm" fo:padding-right="0.191cm" fo:padding-top="0cm" fo:padding-bottom="0cm" fo:border="0.5pt solid #000000"/>
    </style:style>
    <style:style style:name="表1.J118" style:family="table-cell">
      <style:table-cell-properties fo:padding-left="0.191cm" fo:padding-right="0.191cm" fo:padding-top="0cm" fo:padding-bottom="0cm" fo:border="0.5pt solid #000000"/>
    </style:style>
    <style:style style:name="表1.B119" style:family="table-cell">
      <style:table-cell-properties fo:padding-left="0.191cm" fo:padding-right="0.191cm" fo:padding-top="0cm" fo:padding-bottom="0cm" fo:border="0.5pt solid #000000"/>
    </style:style>
    <style:style style:name="表1.D119" style:family="table-cell">
      <style:table-cell-properties fo:padding-left="0.191cm" fo:padding-right="0.191cm" fo:padding-top="0cm" fo:padding-bottom="0cm" fo:border="0.5pt solid #000000"/>
    </style:style>
    <style:style style:name="表1.F119" style:family="table-cell">
      <style:table-cell-properties fo:padding-left="0.191cm" fo:padding-right="0.191cm" fo:padding-top="0cm" fo:padding-bottom="0cm" fo:border="0.5pt solid #000000"/>
    </style:style>
    <style:style style:name="表1.H119" style:family="table-cell">
      <style:table-cell-properties fo:padding-left="0.191cm" fo:padding-right="0.191cm" fo:padding-top="0cm" fo:padding-bottom="0cm" fo:border="0.5pt solid #000000"/>
    </style:style>
    <style:style style:name="表1.J119" style:family="table-cell">
      <style:table-cell-properties fo:padding-left="0.191cm" fo:padding-right="0.191cm" fo:padding-top="0cm" fo:padding-bottom="0cm" fo:border="0.5pt solid #000000"/>
    </style:style>
    <style:style style:name="表1.B120" style:family="table-cell">
      <style:table-cell-properties fo:padding-left="0.191cm" fo:padding-right="0.191cm" fo:padding-top="0cm" fo:padding-bottom="0cm" fo:border="0.5pt solid #000000"/>
    </style:style>
    <style:style style:name="表1.D120" style:family="table-cell">
      <style:table-cell-properties fo:padding-left="0.191cm" fo:padding-right="0.191cm" fo:padding-top="0cm" fo:padding-bottom="0cm" fo:border="0.5pt solid #000000"/>
    </style:style>
    <style:style style:name="表1.F120" style:family="table-cell">
      <style:table-cell-properties fo:padding-left="0.191cm" fo:padding-right="0.191cm" fo:padding-top="0cm" fo:padding-bottom="0cm" fo:border="0.5pt solid #000000"/>
    </style:style>
    <style:style style:name="表1.H120" style:family="table-cell">
      <style:table-cell-properties fo:padding-left="0.191cm" fo:padding-right="0.191cm" fo:padding-top="0cm" fo:padding-bottom="0cm" fo:border="0.5pt solid #000000"/>
    </style:style>
    <style:style style:name="表1.J120" style:family="table-cell">
      <style:table-cell-properties fo:padding-left="0.191cm" fo:padding-right="0.191cm" fo:padding-top="0cm" fo:padding-bottom="0cm" fo:border="0.5pt solid #000000"/>
    </style:style>
    <style:style style:name="表1.B121" style:family="table-cell">
      <style:table-cell-properties fo:padding-left="0.191cm" fo:padding-right="0.191cm" fo:padding-top="0cm" fo:padding-bottom="0cm" fo:border="0.5pt solid #000000"/>
    </style:style>
    <style:style style:name="表1.D121" style:family="table-cell">
      <style:table-cell-properties fo:padding-left="0.191cm" fo:padding-right="0.191cm" fo:padding-top="0cm" fo:padding-bottom="0cm" fo:border="0.5pt solid #000000"/>
    </style:style>
    <style:style style:name="表1.F121" style:family="table-cell">
      <style:table-cell-properties fo:padding-left="0.191cm" fo:padding-right="0.191cm" fo:padding-top="0cm" fo:padding-bottom="0cm" fo:border="0.5pt solid #000000"/>
    </style:style>
    <style:style style:name="表1.H121" style:family="table-cell">
      <style:table-cell-properties fo:padding-left="0.191cm" fo:padding-right="0.191cm" fo:padding-top="0cm" fo:padding-bottom="0cm" fo:border="0.5pt solid #000000"/>
    </style:style>
    <style:style style:name="表1.J121" style:family="table-cell">
      <style:table-cell-properties fo:padding-left="0.191cm" fo:padding-right="0.191cm" fo:padding-top="0cm" fo:padding-bottom="0cm" fo:border="0.5pt solid #000000"/>
    </style:style>
    <style:style style:name="表1.B122" style:family="table-cell">
      <style:table-cell-properties fo:padding-left="0.191cm" fo:padding-right="0.191cm" fo:padding-top="0cm" fo:padding-bottom="0cm" fo:border="0.5pt solid #000000"/>
    </style:style>
    <style:style style:name="表1.D122" style:family="table-cell">
      <style:table-cell-properties fo:padding-left="0.191cm" fo:padding-right="0.191cm" fo:padding-top="0cm" fo:padding-bottom="0cm" fo:border="0.5pt solid #000000"/>
    </style:style>
    <style:style style:name="表1.F122" style:family="table-cell">
      <style:table-cell-properties fo:padding-left="0.191cm" fo:padding-right="0.191cm" fo:padding-top="0cm" fo:padding-bottom="0cm" fo:border="0.5pt solid #000000"/>
    </style:style>
    <style:style style:name="表1.H122" style:family="table-cell">
      <style:table-cell-properties fo:padding-left="0.191cm" fo:padding-right="0.191cm" fo:padding-top="0cm" fo:padding-bottom="0cm" fo:border="0.5pt solid #000000"/>
    </style:style>
    <style:style style:name="表1.J122" style:family="table-cell">
      <style:table-cell-properties fo:padding-left="0.191cm" fo:padding-right="0.191cm" fo:padding-top="0cm" fo:padding-bottom="0cm" fo:border="0.5pt solid #000000"/>
    </style:style>
    <style:style style:name="表1.B123" style:family="table-cell">
      <style:table-cell-properties fo:padding-left="0.191cm" fo:padding-right="0.191cm" fo:padding-top="0cm" fo:padding-bottom="0cm" fo:border="0.5pt solid #000000"/>
    </style:style>
    <style:style style:name="表1.D123" style:family="table-cell">
      <style:table-cell-properties fo:padding-left="0.191cm" fo:padding-right="0.191cm" fo:padding-top="0cm" fo:padding-bottom="0cm" fo:border="0.5pt solid #000000"/>
    </style:style>
    <style:style style:name="表1.F123" style:family="table-cell">
      <style:table-cell-properties fo:padding-left="0.191cm" fo:padding-right="0.191cm" fo:padding-top="0cm" fo:padding-bottom="0cm" fo:border="0.5pt solid #000000"/>
    </style:style>
    <style:style style:name="表1.H123" style:family="table-cell">
      <style:table-cell-properties fo:padding-left="0.191cm" fo:padding-right="0.191cm" fo:padding-top="0cm" fo:padding-bottom="0cm" fo:border="0.5pt solid #000000"/>
    </style:style>
    <style:style style:name="表1.J123" style:family="table-cell">
      <style:table-cell-properties fo:padding-left="0.191cm" fo:padding-right="0.191cm" fo:padding-top="0cm" fo:padding-bottom="0cm" fo:border="0.5pt solid #000000"/>
    </style:style>
    <style:style style:name="表1.B124" style:family="table-cell">
      <style:table-cell-properties fo:padding-left="0.191cm" fo:padding-right="0.191cm" fo:padding-top="0cm" fo:padding-bottom="0cm" fo:border="0.5pt solid #000000"/>
    </style:style>
    <style:style style:name="表1.D124" style:family="table-cell">
      <style:table-cell-properties fo:padding-left="0.191cm" fo:padding-right="0.191cm" fo:padding-top="0cm" fo:padding-bottom="0cm" fo:border="0.5pt solid #000000"/>
    </style:style>
    <style:style style:name="表1.F124" style:family="table-cell">
      <style:table-cell-properties fo:padding-left="0.191cm" fo:padding-right="0.191cm" fo:padding-top="0cm" fo:padding-bottom="0cm" fo:border="0.5pt solid #000000"/>
    </style:style>
    <style:style style:name="表1.H124" style:family="table-cell">
      <style:table-cell-properties fo:padding-left="0.191cm" fo:padding-right="0.191cm" fo:padding-top="0cm" fo:padding-bottom="0cm" fo:border="0.5pt solid #000000"/>
    </style:style>
    <style:style style:name="表1.J124" style:family="table-cell">
      <style:table-cell-properties fo:padding-left="0.191cm" fo:padding-right="0.191cm" fo:padding-top="0cm" fo:padding-bottom="0cm" fo:border="0.5pt solid #000000"/>
    </style:style>
    <style:style style:name="表1.B125" style:family="table-cell">
      <style:table-cell-properties fo:padding-left="0.191cm" fo:padding-right="0.191cm" fo:padding-top="0cm" fo:padding-bottom="0cm" fo:border="0.5pt solid #000000"/>
    </style:style>
    <style:style style:name="表1.D125" style:family="table-cell">
      <style:table-cell-properties fo:padding-left="0.191cm" fo:padding-right="0.191cm" fo:padding-top="0cm" fo:padding-bottom="0cm" fo:border="0.5pt solid #000000"/>
    </style:style>
    <style:style style:name="表1.F125" style:family="table-cell">
      <style:table-cell-properties fo:padding-left="0.191cm" fo:padding-right="0.191cm" fo:padding-top="0cm" fo:padding-bottom="0cm" fo:border="0.5pt solid #000000"/>
    </style:style>
    <style:style style:name="表1.H125" style:family="table-cell">
      <style:table-cell-properties fo:padding-left="0.191cm" fo:padding-right="0.191cm" fo:padding-top="0cm" fo:padding-bottom="0cm" fo:border="0.5pt solid #000000"/>
    </style:style>
    <style:style style:name="表1.J125" style:family="table-cell">
      <style:table-cell-properties fo:padding-left="0.191cm" fo:padding-right="0.191cm" fo:padding-top="0cm" fo:padding-bottom="0cm" fo:border="0.5pt solid #000000"/>
    </style:style>
    <style:style style:name="表1.B126" style:family="table-cell">
      <style:table-cell-properties fo:padding-left="0.191cm" fo:padding-right="0.191cm" fo:padding-top="0cm" fo:padding-bottom="0cm" fo:border="0.5pt solid #000000"/>
    </style:style>
    <style:style style:name="表1.D126" style:family="table-cell">
      <style:table-cell-properties fo:padding-left="0.191cm" fo:padding-right="0.191cm" fo:padding-top="0cm" fo:padding-bottom="0cm" fo:border="0.5pt solid #000000"/>
    </style:style>
    <style:style style:name="表1.F126" style:family="table-cell">
      <style:table-cell-properties fo:padding-left="0.191cm" fo:padding-right="0.191cm" fo:padding-top="0cm" fo:padding-bottom="0cm" fo:border="0.5pt solid #000000"/>
    </style:style>
    <style:style style:name="表1.H126" style:family="table-cell">
      <style:table-cell-properties fo:padding-left="0.191cm" fo:padding-right="0.191cm" fo:padding-top="0cm" fo:padding-bottom="0cm" fo:border="0.5pt solid #000000"/>
    </style:style>
    <style:style style:name="表1.J12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源ノ明朝" fo:font-size="16pt" style:font-name-asian="源ノ明朝1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源ノ明朝" fo:font-size="16pt" officeooo:rsid="00073d89" officeooo:paragraph-rsid="00073d89" style:font-name-asian="源ノ明朝1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源ノ明朝" fo:font-size="16pt" officeooo:rsid="00073d89" officeooo:paragraph-rsid="00073d89" style:font-name-asian="Type 3 Mincho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三式明朝" fo:font-size="16pt" style:font-name-asian="三式明朝1" style:font-size-asian="16pt" style:font-size-complex="16pt"/>
    </style:style>
    <style:style style:name="T1" style:family="text">
      <style:text-properties style:font-name="源ノ明朝" fo:font-size="16pt" style:font-name-asian="源ノ明朝1" style:font-size-asian="16pt" style:font-size-complex="16pt"/>
    </style:style>
    <style:style style:name="T2" style:family="text">
      <style:text-properties style:font-name="三式明朝" fo:font-size="16pt" style:font-name-asian="三式明朝1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 table:number-columns-repeated="2"/>
        <table:table-column table:style-name="表1.C"/>
        <table:table-column table:style-name="表1.A"/>
        <table:table-column table:style-name="表1.C"/>
        <table:table-column table:style-name="表1.A"/>
        <table:table-column table:style-name="表1.C"/>
        <table:table-column table:style-name="表1.A"/>
        <table:table-column table:style-name="表1.C"/>
        <table:table-column table:style-name="表1.A"/>
        <table:table-row table:style-name="表1.1">
          <table:table-cell table:style-name="表1.A1" office:value-type="string">
            <text:p text:style-name="P1"><text:bookmark text:name="_GoBack"/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食</text:span></text:p>
          </table:table-cell>
          <table:table-cell table:style-name="表1.B2" office:value-type="string">
            <text:p text:style-name="P1"><text:span text:style-name="T2">食</text:span></text:p>
          </table:table-cell>
          <table:table-cell table:style-name="表1.A2" office:value-type="string">
            <text:p text:style-name="P1"><text:span text:style-name="T1">違</text:span></text:p>
          </table:table-cell>
          <table:table-cell table:style-name="表1.D2" office:value-type="string">
            <text:p text:style-name="P1"><text:span text:style-name="T2">違</text:span></text:p>
          </table:table-cell>
          <table:table-cell table:style-name="表1.A2" office:value-type="string">
            <text:p text:style-name="P1"><text:span text:style-name="T1">糖</text:span></text:p>
          </table:table-cell>
          <table:table-cell table:style-name="表1.F2" office:value-type="string">
            <text:p text:style-name="P1"><text:span text:style-name="T2">糖</text:span></text:p>
          </table:table-cell>
          <table:table-cell table:style-name="表1.A2" office:value-type="string">
            <text:p text:style-name="P1"><text:span text:style-name="T1">憎</text:span></text:p>
          </table:table-cell>
          <table:table-cell table:style-name="表1.H2" office:value-type="string">
            <text:p text:style-name="P1"><text:span text:style-name="T2">憎</text:span></text:p>
          </table:table-cell>
          <table:table-cell table:style-name="表1.A2" office:value-type="string">
            <text:p text:style-name="P1"><text:span text:style-name="T1">煮</text:span></text:p>
          </table:table-cell>
          <table:table-cell table:style-name="表1.J2" office:value-type="string">
            <text:p text:style-name="P1"><text:span text:style-name="T2">煮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刃</text:span></text:p>
          </table:table-cell>
          <table:table-cell table:style-name="表1.B3" office:value-type="string">
            <text:p text:style-name="P1"><text:span text:style-name="T2">刃</text:span></text:p>
          </table:table-cell>
          <table:table-cell table:style-name="表1.A2" office:value-type="string">
            <text:p text:style-name="P1"><text:span text:style-name="T1">適</text:span></text:p>
          </table:table-cell>
          <table:table-cell table:style-name="表1.D3" office:value-type="string">
            <text:p text:style-name="P1"><text:span text:style-name="T2">適</text:span></text:p>
          </table:table-cell>
          <table:table-cell table:style-name="表1.A2" office:value-type="string">
            <text:p text:style-name="P1"><text:span text:style-name="T1">晴</text:span></text:p>
          </table:table-cell>
          <table:table-cell table:style-name="表1.F3" office:value-type="string">
            <text:p text:style-name="P1"><text:span text:style-name="T2">晴</text:span></text:p>
          </table:table-cell>
          <table:table-cell table:style-name="表1.A2" office:value-type="string">
            <text:p text:style-name="P1"><text:span text:style-name="T1">免</text:span></text:p>
          </table:table-cell>
          <table:table-cell table:style-name="表1.H3" office:value-type="string">
            <text:p text:style-name="P1"><text:span text:style-name="T2">免</text:span></text:p>
          </table:table-cell>
          <table:table-cell table:style-name="表1.A2" office:value-type="string">
            <text:p text:style-name="P1"><text:span text:style-name="T1">社</text:span></text:p>
          </table:table-cell>
          <table:table-cell table:style-name="表1.J3" office:value-type="string">
            <text:p text:style-name="P1"><text:span text:style-name="T2">社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勉</text:span></text:p>
          </table:table-cell>
          <table:table-cell table:style-name="表1.B4" office:value-type="string">
            <text:p text:style-name="P1"><text:span text:style-name="T2">勉</text:span></text:p>
          </table:table-cell>
          <table:table-cell table:style-name="表1.A2" office:value-type="string">
            <text:p text:style-name="P1"><text:span text:style-name="T1">靴</text:span></text:p>
          </table:table-cell>
          <table:table-cell table:style-name="表1.D4" office:value-type="string">
            <text:p text:style-name="P1"><text:span text:style-name="T2">靴</text:span></text:p>
          </table:table-cell>
          <table:table-cell table:style-name="表1.A2" office:value-type="string">
            <text:p text:style-name="P1"><text:span text:style-name="T1">猪</text:span></text:p>
          </table:table-cell>
          <table:table-cell table:style-name="表1.F4" office:value-type="string">
            <text:p text:style-name="P1"><text:span text:style-name="T2">猪</text:span></text:p>
          </table:table-cell>
          <table:table-cell table:style-name="表1.A2" office:value-type="string">
            <text:p text:style-name="P1"><text:span text:style-name="T1">卑</text:span></text:p>
          </table:table-cell>
          <table:table-cell table:style-name="表1.H4" office:value-type="string">
            <text:p text:style-name="P1"><text:span text:style-name="T2">卑</text:span></text:p>
          </table:table-cell>
          <table:table-cell table:style-name="表1.A2" office:value-type="string">
            <text:p text:style-name="P1"><text:span text:style-name="T1">祉</text:span></text:p>
          </table:table-cell>
          <table:table-cell table:style-name="表1.J4" office:value-type="string">
            <text:p text:style-name="P1"><text:span text:style-name="T2">祉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勤</text:span></text:p>
          </table:table-cell>
          <table:table-cell table:style-name="表1.B5" office:value-type="string">
            <text:p text:style-name="P1"><text:span text:style-name="T2">勤</text:span></text:p>
          </table:table-cell>
          <table:table-cell table:style-name="表1.A2" office:value-type="string">
            <text:p text:style-name="P1"><text:span text:style-name="T1">駏</text:span></text:p>
          </table:table-cell>
          <table:table-cell table:style-name="表1.D5" office:value-type="string">
            <text:p text:style-name="P1"><text:span text:style-name="T2">駏</text:span></text:p>
          </table:table-cell>
          <table:table-cell table:style-name="表1.A2" office:value-type="string">
            <text:p text:style-name="P1"><text:span text:style-name="T1">益</text:span></text:p>
          </table:table-cell>
          <table:table-cell table:style-name="表1.F5" office:value-type="string">
            <text:p text:style-name="P1"><text:span text:style-name="T2">益</text:span></text:p>
          </table:table-cell>
          <table:table-cell table:style-name="表1.A2" office:value-type="string">
            <text:p text:style-name="P1"><text:span text:style-name="T1">喝</text:span></text:p>
          </table:table-cell>
          <table:table-cell table:style-name="表1.H5" office:value-type="string">
            <text:p text:style-name="P1"><text:span text:style-name="T2">喝</text:span></text:p>
          </table:table-cell>
          <table:table-cell table:style-name="表1.A2" office:value-type="string">
            <text:p text:style-name="P1"><text:span text:style-name="T1">祈</text:span></text:p>
          </table:table-cell>
          <table:table-cell table:style-name="表1.J5" office:value-type="string">
            <text:p text:style-name="P1"><text:span text:style-name="T2">祈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呈</text:span></text:p>
          </table:table-cell>
          <table:table-cell table:style-name="表1.B6" office:value-type="string">
            <text:p text:style-name="P1"><text:span text:style-name="T2">呈</text:span></text:p>
          </table:table-cell>
          <table:table-cell table:style-name="表1.A2" office:value-type="string">
            <text:p text:style-name="P1"><text:span text:style-name="T1">契</text:span></text:p>
          </table:table-cell>
          <table:table-cell table:style-name="表1.D6" office:value-type="string">
            <text:p text:style-name="P1"><text:span text:style-name="T2">契</text:span></text:p>
          </table:table-cell>
          <table:table-cell table:style-name="表1.A2" office:value-type="string">
            <text:p text:style-name="P1"><text:span text:style-name="T1">礼</text:span></text:p>
          </table:table-cell>
          <table:table-cell table:style-name="表1.F6" office:value-type="string">
            <text:p text:style-name="P1"><text:span text:style-name="T2">礼</text:span></text:p>
          </table:table-cell>
          <table:table-cell table:style-name="表1.A2" office:value-type="string">
            <text:p text:style-name="P1"><text:span text:style-name="T1">嘆</text:span></text:p>
          </table:table-cell>
          <table:table-cell table:style-name="表1.H6" office:value-type="string">
            <text:p text:style-name="P1"><text:span text:style-name="T2">嘆</text:span></text:p>
          </table:table-cell>
          <table:table-cell table:style-name="表1.A2" office:value-type="string">
            <text:p text:style-name="P1"><text:span text:style-name="T1">祐</text:span></text:p>
          </table:table-cell>
          <table:table-cell table:style-name="表1.J6" office:value-type="string">
            <text:p text:style-name="P1"><text:span text:style-name="T2">祐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器</text:span></text:p>
          </table:table-cell>
          <table:table-cell table:style-name="表1.B7" office:value-type="string">
            <text:p text:style-name="P1"><text:span text:style-name="T2">器</text:span></text:p>
          </table:table-cell>
          <table:table-cell table:style-name="表1.A2" office:value-type="string">
            <text:p text:style-name="P1"><text:span text:style-name="T1">欄</text:span></text:p>
          </table:table-cell>
          <table:table-cell table:style-name="表1.D7" office:value-type="string">
            <text:p text:style-name="P1"><text:span text:style-name="T2">欄</text:span></text:p>
          </table:table-cell>
          <table:table-cell table:style-name="表1.A2" office:value-type="string">
            <text:p text:style-name="P1"><text:span text:style-name="T1">神</text:span></text:p>
          </table:table-cell>
          <table:table-cell table:style-name="表1.F7" office:value-type="string">
            <text:p text:style-name="P1"><text:span text:style-name="T2">神</text:span></text:p>
          </table:table-cell>
          <table:table-cell table:style-name="表1.A2" office:value-type="string">
            <text:p text:style-name="P1"><text:span text:style-name="T1">塀</text:span></text:p>
          </table:table-cell>
          <table:table-cell table:style-name="表1.H7" office:value-type="string">
            <text:p text:style-name="P1"><text:span text:style-name="T2">塀</text:span></text:p>
          </table:table-cell>
          <table:table-cell table:style-name="表1.A2" office:value-type="string">
            <text:p text:style-name="P1"><text:span text:style-name="T1">祖</text:span></text:p>
          </table:table-cell>
          <table:table-cell table:style-name="表1.J7" office:value-type="string">
            <text:p text:style-name="P1"><text:span text:style-name="T2">祖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圍</text:span></text:p>
          </table:table-cell>
          <table:table-cell table:style-name="表1.B8" office:value-type="string">
            <text:p text:style-name="P1"><text:span text:style-name="T2">圍</text:span></text:p>
          </table:table-cell>
          <table:table-cell table:style-name="表1.A2" office:value-type="string">
            <text:p text:style-name="P1"><text:span text:style-name="T1">蘭</text:span></text:p>
          </table:table-cell>
          <table:table-cell table:style-name="表1.D8" office:value-type="string">
            <text:p text:style-name="P1"><text:span text:style-name="T2">蘭</text:span></text:p>
          </table:table-cell>
          <table:table-cell table:style-name="表1.A2" office:value-type="string">
            <text:p text:style-name="P1"><text:span text:style-name="T1">祥</text:span></text:p>
          </table:table-cell>
          <table:table-cell table:style-name="表1.F8" office:value-type="string">
            <text:p text:style-name="P1"><text:span text:style-name="T2">祥</text:span></text:p>
          </table:table-cell>
          <table:table-cell table:style-name="表1.A2" office:value-type="string">
            <text:p text:style-name="P1"><text:span text:style-name="T1">層</text:span></text:p>
          </table:table-cell>
          <table:table-cell table:style-name="表1.H8" office:value-type="string">
            <text:p text:style-name="P1"><text:span text:style-name="T2">層</text:span></text:p>
          </table:table-cell>
          <table:table-cell table:style-name="表1.A2" office:value-type="string">
            <text:p text:style-name="P1"><text:span text:style-name="T1">祝</text:span></text:p>
          </table:table-cell>
          <table:table-cell table:style-name="表1.J8" office:value-type="string">
            <text:p text:style-name="P1"><text:span text:style-name="T2">祝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墨</text:span></text:p>
          </table:table-cell>
          <table:table-cell table:style-name="表1.B9" office:value-type="string">
            <text:p text:style-name="P1"><text:span text:style-name="T2">墨</text:span></text:p>
          </table:table-cell>
          <table:table-cell table:style-name="表1.A2" office:value-type="string">
            <text:p text:style-name="P1"><text:span text:style-name="T1">廊</text:span></text:p>
          </table:table-cell>
          <table:table-cell table:style-name="表1.D9" office:value-type="string">
            <text:p text:style-name="P1"><text:span text:style-name="T2">廊</text:span></text:p>
          </table:table-cell>
          <table:table-cell table:style-name="表1.A2" office:value-type="string">
            <text:p text:style-name="P1"><text:span text:style-name="T1">福</text:span></text:p>
          </table:table-cell>
          <table:table-cell table:style-name="表1.F9" office:value-type="string">
            <text:p text:style-name="P1"><text:span text:style-name="T2">福</text:span></text:p>
          </table:table-cell>
          <table:table-cell table:style-name="表1.A2" office:value-type="string">
            <text:p text:style-name="P1"><text:span text:style-name="T1">悔</text:span></text:p>
          </table:table-cell>
          <table:table-cell table:style-name="表1.H9" office:value-type="string">
            <text:p text:style-name="P1"><text:span text:style-name="T2">悔</text:span></text:p>
          </table:table-cell>
          <table:table-cell table:style-name="表1.A2" office:value-type="string">
            <text:p text:style-name="P1"><text:span text:style-name="T1">禍</text:span></text:p>
          </table:table-cell>
          <table:table-cell table:style-name="表1.J9" office:value-type="string">
            <text:p text:style-name="P1"><text:span text:style-name="T2">禍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尋</text:span></text:p>
          </table:table-cell>
          <table:table-cell table:style-name="表1.B10" office:value-type="string">
            <text:p text:style-name="P1"><text:span text:style-name="T2">尋</text:span></text:p>
          </table:table-cell>
          <table:table-cell table:style-name="表1.A2" office:value-type="string">
            <text:p text:style-name="P1"><text:span text:style-name="T1">朗</text:span></text:p>
          </table:table-cell>
          <table:table-cell table:style-name="表1.D10" office:value-type="string">
            <text:p text:style-name="P1"><text:span text:style-name="T2">朗</text:span></text:p>
          </table:table-cell>
          <table:table-cell table:style-name="表1.A2" office:value-type="string">
            <text:p text:style-name="P1"><text:span text:style-name="T1">靖</text:span></text:p>
          </table:table-cell>
          <table:table-cell table:style-name="表1.F10" office:value-type="string">
            <text:p text:style-name="P1"><text:span text:style-name="T2">靖</text:span></text:p>
          </table:table-cell>
          <table:table-cell table:style-name="表1.A2" office:value-type="string">
            <text:p text:style-name="P1"><text:span text:style-name="T1">慨</text:span></text:p>
          </table:table-cell>
          <table:table-cell table:style-name="表1.H10" office:value-type="string">
            <text:p text:style-name="P1"><text:span text:style-name="T2">慨</text:span></text:p>
          </table:table-cell>
          <table:table-cell table:style-name="表1.A2" office:value-type="string">
            <text:p text:style-name="P1"><text:span text:style-name="T1">禎</text:span></text:p>
          </table:table-cell>
          <table:table-cell table:style-name="表1.J10" office:value-type="string">
            <text:p text:style-name="P1"><text:span text:style-name="T2">禎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旣</text:span></text:p>
          </table:table-cell>
          <table:table-cell table:style-name="表1.B11" office:value-type="string">
            <text:p text:style-name="P1"><text:span text:style-name="T2">旣</text:span></text:p>
          </table:table-cell>
          <table:table-cell table:style-name="表1.A2" office:value-type="string">
            <text:p text:style-name="P1"><text:span text:style-name="T1">虜</text:span></text:p>
          </table:table-cell>
          <table:table-cell table:style-name="表1.D11" office:value-type="string">
            <text:p text:style-name="P1"><text:span text:style-name="T2">虜</text:span></text:p>
          </table:table-cell>
          <table:table-cell table:style-name="表1.A2" office:value-type="string">
            <text:p text:style-name="P1"><text:span text:style-name="T1">精</text:span></text:p>
          </table:table-cell>
          <table:table-cell table:style-name="表1.F11" office:value-type="string">
            <text:p text:style-name="P1"><text:span text:style-name="T2">精</text:span></text:p>
          </table:table-cell>
          <table:table-cell table:style-name="表1.A2" office:value-type="string">
            <text:p text:style-name="P1"><text:span text:style-name="T1">憎</text:span></text:p>
          </table:table-cell>
          <table:table-cell table:style-name="表1.H11" office:value-type="string">
            <text:p text:style-name="P1"><text:span text:style-name="T2">憎</text:span></text:p>
          </table:table-cell>
          <table:table-cell table:style-name="表1.A2" office:value-type="string">
            <text:p text:style-name="P1"><text:span text:style-name="T1">穀</text:span></text:p>
          </table:table-cell>
          <table:table-cell table:style-name="表1.J11" office:value-type="string">
            <text:p text:style-name="P1"><text:span text:style-name="T2">穀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湧</text:span></text:p>
          </table:table-cell>
          <table:table-cell table:style-name="表1.B12" office:value-type="string">
            <text:p text:style-name="P1"><text:span text:style-name="T2">湧</text:span></text:p>
          </table:table-cell>
          <table:table-cell table:style-name="表1.A2" office:value-type="string">
            <text:p text:style-name="P1"><text:span text:style-name="T1">殺</text:span></text:p>
          </table:table-cell>
          <table:table-cell table:style-name="表1.D12" office:value-type="string">
            <text:p text:style-name="P1"><text:span text:style-name="T2">殺</text:span></text:p>
          </table:table-cell>
          <table:table-cell table:style-name="表1.A2" office:value-type="string">
            <text:p text:style-name="P1"><text:span text:style-name="T1">羽</text:span></text:p>
          </table:table-cell>
          <table:table-cell table:style-name="表1.F12" office:value-type="string">
            <text:p text:style-name="P1"><text:span text:style-name="T2">羽</text:span></text:p>
          </table:table-cell>
          <table:table-cell table:style-name="表1.A2" office:value-type="string">
            <text:p text:style-name="P1"><text:span text:style-name="T1">懲</text:span></text:p>
          </table:table-cell>
          <table:table-cell table:style-name="表1.H12" office:value-type="string">
            <text:p text:style-name="P1"><text:span text:style-name="T2">懲</text:span></text:p>
          </table:table-cell>
          <table:table-cell table:style-name="表1.A2" office:value-type="string">
            <text:p text:style-name="P1"><text:span text:style-name="T1">突</text:span></text:p>
          </table:table-cell>
          <table:table-cell table:style-name="表1.J12" office:value-type="string">
            <text:p text:style-name="P1"><text:span text:style-name="T2">突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潔</text:span></text:p>
          </table:table-cell>
          <table:table-cell table:style-name="表1.B13" office:value-type="string">
            <text:p text:style-name="P1"><text:span text:style-name="T2">潔</text:span></text:p>
          </table:table-cell>
          <table:table-cell table:style-name="表1.A2" office:value-type="string">
            <text:p text:style-name="P1"><text:span text:style-name="T1">旅</text:span></text:p>
          </table:table-cell>
          <table:table-cell table:style-name="表1.D13" office:value-type="string">
            <text:p text:style-name="P1"><text:span text:style-name="T2">旅</text:span></text:p>
          </table:table-cell>
          <table:table-cell table:style-name="表1.A2" office:value-type="string">
            <text:p text:style-name="P1"><text:span text:style-name="T1">諸</text:span></text:p>
          </table:table-cell>
          <table:table-cell table:style-name="表1.F13" office:value-type="string">
            <text:p text:style-name="P1"><text:span text:style-name="T2">諸</text:span></text:p>
          </table:table-cell>
          <table:table-cell table:style-name="表1.A2" office:value-type="string">
            <text:p text:style-name="P1"><text:span text:style-name="T1">敏</text:span></text:p>
          </table:table-cell>
          <table:table-cell table:style-name="表1.H13" office:value-type="string">
            <text:p text:style-name="P1"><text:span text:style-name="T2">敏</text:span></text:p>
          </table:table-cell>
          <table:table-cell table:style-name="表1.A2" office:value-type="string">
            <text:p text:style-name="P1"><text:span text:style-name="T1">節</text:span></text:p>
          </table:table-cell>
          <table:table-cell table:style-name="表1.J13" office:value-type="string">
            <text:p text:style-name="P1"><text:span text:style-name="T2">節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砲</text:span></text:p>
          </table:table-cell>
          <table:table-cell table:style-name="表1.B14" office:value-type="string">
            <text:p text:style-name="P1"><text:span text:style-name="T2">砲</text:span></text:p>
          </table:table-cell>
          <table:table-cell table:style-name="表1.A2" office:value-type="string">
            <text:p text:style-name="P1"><text:span text:style-name="T1">蓮</text:span></text:p>
          </table:table-cell>
          <table:table-cell table:style-name="表1.D14" office:value-type="string">
            <text:p text:style-name="P1"><text:span text:style-name="T2">蓮</text:span></text:p>
          </table:table-cell>
          <table:table-cell table:style-name="表1.A2" office:value-type="string">
            <text:p text:style-name="P1"><text:span text:style-name="T1">都</text:span></text:p>
          </table:table-cell>
          <table:table-cell table:style-name="表1.F14" office:value-type="string">
            <text:p text:style-name="P1"><text:span text:style-name="T2">都</text:span></text:p>
          </table:table-cell>
          <table:table-cell table:style-name="表1.A2" office:value-type="string">
            <text:p text:style-name="P1"><text:span text:style-name="T1">暑</text:span></text:p>
          </table:table-cell>
          <table:table-cell table:style-name="表1.H14" office:value-type="string">
            <text:p text:style-name="P1"><text:span text:style-name="T2">暑</text:span></text:p>
          </table:table-cell>
          <table:table-cell table:style-name="表1.A2" office:value-type="string">
            <text:p text:style-name="P1"><text:span text:style-name="T1">練</text:span></text:p>
          </table:table-cell>
          <table:table-cell table:style-name="表1.J14" office:value-type="string">
            <text:p text:style-name="P1"><text:span text:style-name="T2">練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碑</text:span></text:p>
          </table:table-cell>
          <table:table-cell table:style-name="表1.B15" office:value-type="string">
            <text:p text:style-name="P1"><text:span text:style-name="T2">碑</text:span></text:p>
          </table:table-cell>
          <table:table-cell table:style-name="表1.A2" office:value-type="string">
            <text:p text:style-name="P1"><text:span text:style-name="T1">連</text:span></text:p>
          </table:table-cell>
          <table:table-cell table:style-name="表1.D15" office:value-type="string">
            <text:p text:style-name="P1"><text:span text:style-name="T2">連</text:span></text:p>
          </table:table-cell>
          <table:table-cell table:style-name="表1.A2" office:value-type="string">
            <text:p text:style-name="P1"><text:span text:style-name="T1">飯</text:span></text:p>
          </table:table-cell>
          <table:table-cell table:style-name="表1.F15" office:value-type="string">
            <text:p text:style-name="P1"><text:span text:style-name="T2">飯</text:span></text:p>
          </table:table-cell>
          <table:table-cell table:style-name="表1.A2" office:value-type="string">
            <text:p text:style-name="P1"><text:span text:style-name="T1">梅</text:span></text:p>
          </table:table-cell>
          <table:table-cell table:style-name="表1.H15" office:value-type="string">
            <text:p text:style-name="P1"><text:span text:style-name="T2">梅</text:span></text:p>
          </table:table-cell>
          <table:table-cell table:style-name="表1.A2" office:value-type="string">
            <text:p text:style-name="P1"><text:span text:style-name="T1">繁</text:span></text:p>
          </table:table-cell>
          <table:table-cell table:style-name="表1.J15" office:value-type="string">
            <text:p text:style-name="P1"><text:span text:style-name="T2">繁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聖</text:span></text:p>
          </table:table-cell>
          <table:table-cell table:style-name="表1.B16" office:value-type="string">
            <text:p text:style-name="P1"><text:span text:style-name="T2">聖</text:span></text:p>
          </table:table-cell>
          <table:table-cell table:style-name="表1.A2" office:value-type="string">
            <text:p text:style-name="P1"><text:span text:style-name="T1">廉</text:span></text:p>
          </table:table-cell>
          <table:table-cell table:style-name="表1.D16" office:value-type="string">
            <text:p text:style-name="P1"><text:span text:style-name="T2">廉</text:span></text:p>
          </table:table-cell>
          <table:table-cell table:style-name="表1.A2" office:value-type="string">
            <text:p text:style-name="P1"><text:span text:style-name="T1">飼</text:span></text:p>
          </table:table-cell>
          <table:table-cell table:style-name="表1.F16" office:value-type="string">
            <text:p text:style-name="P1"><text:span text:style-name="T2">飼</text:span></text:p>
          </table:table-cell>
          <table:table-cell table:style-name="表1.A2" office:value-type="string">
            <text:p text:style-name="P1"><text:span text:style-name="T1">海</text:span></text:p>
          </table:table-cell>
          <table:table-cell table:style-name="表1.H16" office:value-type="string">
            <text:p text:style-name="P1"><text:span text:style-name="T2">海</text:span></text:p>
          </table:table-cell>
          <table:table-cell table:style-name="表1.A2" office:value-type="string">
            <text:p text:style-name="P1"><text:span text:style-name="T1">署</text:span></text:p>
          </table:table-cell>
          <table:table-cell table:style-name="表1.J16" office:value-type="string">
            <text:p text:style-name="P1"><text:span text:style-name="T2">署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舞</text:span></text:p>
          </table:table-cell>
          <table:table-cell table:style-name="表1.B17" office:value-type="string">
            <text:p text:style-name="P1"><text:span text:style-name="T2">舞</text:span></text:p>
          </table:table-cell>
          <table:table-cell table:style-name="表1.A2" office:value-type="string">
            <text:p text:style-name="P1"><text:span text:style-name="T1">遼</text:span></text:p>
          </table:table-cell>
          <table:table-cell table:style-name="表1.D17" office:value-type="string">
            <text:p text:style-name="P1"><text:span text:style-name="T2">遼</text:span></text:p>
          </table:table-cell>
          <table:table-cell table:style-name="表1.A2" office:value-type="string">
            <text:p text:style-name="P1"><text:span text:style-name="T1">館</text:span></text:p>
          </table:table-cell>
          <table:table-cell table:style-name="表1.F17" office:value-type="string">
            <text:p text:style-name="P1"><text:span text:style-name="T2">館</text:span></text:p>
          </table:table-cell>
          <table:table-cell table:style-name="表1.A2" office:value-type="string">
            <text:p text:style-name="P1"><text:span text:style-name="T1">渚</text:span></text:p>
          </table:table-cell>
          <table:table-cell table:style-name="表1.H17" office:value-type="string">
            <text:p text:style-name="P1"><text:span text:style-name="T2">渚</text:span></text:p>
          </table:table-cell>
          <table:table-cell table:style-name="表1.A2" office:value-type="string">
            <text:p text:style-name="P1"><text:span text:style-name="T1">者</text:span></text:p>
          </table:table-cell>
          <table:table-cell table:style-name="表1.J17" office:value-type="string">
            <text:p text:style-name="P1"><text:span text:style-name="T2">者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造</text:span></text:p>
          </table:table-cell>
          <table:table-cell table:style-name="表1.B18" office:value-type="string">
            <text:p text:style-name="P1"><text:span text:style-name="T2">造</text:span></text:p>
          </table:table-cell>
          <table:table-cell table:style-name="表1.A2" office:value-type="string">
            <text:p text:style-name="P1"><text:span text:style-name="T1">類</text:span></text:p>
          </table:table-cell>
          <table:table-cell table:style-name="表1.D18" office:value-type="string">
            <text:p text:style-name="P1"><text:span text:style-name="T2">類</text:span></text:p>
          </table:table-cell>
          <table:table-cell table:style-name="表1.A2" office:value-type="string">
            <text:p text:style-name="P1"><text:span text:style-name="T1">侮</text:span></text:p>
          </table:table-cell>
          <table:table-cell table:style-name="表1.F18" office:value-type="string">
            <text:p text:style-name="P1"><text:span text:style-name="T2">侮</text:span></text:p>
          </table:table-cell>
          <table:table-cell table:style-name="表1.A2" office:value-type="string">
            <text:p text:style-name="P1"><text:span text:style-name="T1">漢</text:span></text:p>
          </table:table-cell>
          <table:table-cell table:style-name="表1.H18" office:value-type="string">
            <text:p text:style-name="P1"><text:span text:style-name="T2">漢</text:span></text:p>
          </table:table-cell>
          <table:table-cell table:style-name="表1.A2" office:value-type="string">
            <text:p text:style-name="P1"><text:span text:style-name="T1">臭</text:span></text:p>
          </table:table-cell>
          <table:table-cell table:style-name="表1.J18" office:value-type="string">
            <text:p text:style-name="P1"><text:span text:style-name="T2">臭</text:span></text:p>
          </table:table-cell>
        </table:table-row>
        <text:soft-page-break/>
        <table:table-row table:style-name="表1.1"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著</text:span></text:p>
          </table:table-cell>
          <table:table-cell table:style-name="表1.B20" office:value-type="string">
            <text:p text:style-name="P1"><text:span text:style-name="T2">著</text:span></text:p>
          </table:table-cell>
          <table:table-cell table:style-name="表1.A2" office:value-type="string">
            <text:p text:style-name="P1"><text:span text:style-name="T1">栟</text:span></text:p>
          </table:table-cell>
          <table:table-cell table:style-name="表1.D20" office:value-type="string">
            <text:p text:style-name="P1"><text:span text:style-name="T2">栟</text:span></text:p>
          </table:table-cell>
          <table:table-cell table:style-name="表1.A2" office:value-type="string">
            <text:p text:style-name="P1"><text:span text:style-name="T1">甦</text:span></text:p>
          </table:table-cell>
          <table:table-cell table:style-name="表1.F20" office:value-type="string">
            <text:p text:style-name="P1"><text:span text:style-name="T2">甦</text:span></text:p>
          </table:table-cell>
          <table:table-cell table:style-name="表1.A2" office:value-type="string">
            <text:p text:style-name="P1"><text:span text:style-name="T1">丰</text:span></text:p>
          </table:table-cell>
          <table:table-cell table:style-name="表1.H20" office:value-type="string">
            <text:p text:style-name="P1"><text:span text:style-name="T2">丰</text:span></text:p>
          </table:table-cell>
          <table:table-cell table:style-name="表1.A2" office:value-type="string">
            <text:p text:style-name="P1"><text:span text:style-name="T1">凋</text:span></text:p>
          </table:table-cell>
          <table:table-cell table:style-name="表1.J20" office:value-type="string">
            <text:p text:style-name="P1"><text:span text:style-name="T2">凋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褐</text:span></text:p>
          </table:table-cell>
          <table:table-cell table:style-name="表1.B21" office:value-type="string">
            <text:p text:style-name="P1"><text:span text:style-name="T2">褐</text:span></text:p>
          </table:table-cell>
          <table:table-cell table:style-name="表1.A2" office:value-type="string">
            <text:p text:style-name="P1"><text:span text:style-name="T1">沿</text:span></text:p>
          </table:table-cell>
          <table:table-cell table:style-name="表1.D21" office:value-type="string">
            <text:p text:style-name="P1"><text:span text:style-name="T2">沿</text:span></text:p>
          </table:table-cell>
          <table:table-cell table:style-name="表1.A2" office:value-type="string">
            <text:p text:style-name="P1"><text:span text:style-name="T1">穿</text:span></text:p>
          </table:table-cell>
          <table:table-cell table:style-name="表1.F21" office:value-type="string">
            <text:p text:style-name="P1"><text:span text:style-name="T2">穿</text:span></text:p>
          </table:table-cell>
          <table:table-cell table:style-name="表1.A2" office:value-type="string">
            <text:p text:style-name="P1"><text:span text:style-name="T1">乳</text:span></text:p>
          </table:table-cell>
          <table:table-cell table:style-name="表1.H21" office:value-type="string">
            <text:p text:style-name="P1"><text:span text:style-name="T2">乳</text:span></text:p>
          </table:table-cell>
          <table:table-cell table:style-name="表1.A2" office:value-type="string">
            <text:p text:style-name="P1"><text:span text:style-name="T1">分</text:span></text:p>
          </table:table-cell>
          <table:table-cell table:style-name="表1.J21" office:value-type="string">
            <text:p text:style-name="P1"><text:span text:style-name="T2">分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視</text:span></text:p>
          </table:table-cell>
          <table:table-cell table:style-name="表1.B22" office:value-type="string">
            <text:p text:style-name="P1"><text:span text:style-name="T2">視</text:span></text:p>
          </table:table-cell>
          <table:table-cell table:style-name="表1.A2" office:value-type="string">
            <text:p text:style-name="P1"><text:span text:style-name="T1">浩</text:span></text:p>
          </table:table-cell>
          <table:table-cell table:style-name="表1.D22" office:value-type="string">
            <text:p text:style-name="P1"><text:span text:style-name="T2">浩</text:span></text:p>
          </table:table-cell>
          <table:table-cell table:style-name="表1.A2" office:value-type="string">
            <text:p text:style-name="P1"><text:span text:style-name="T1">筵</text:span></text:p>
          </table:table-cell>
          <table:table-cell table:style-name="表1.F22" office:value-type="string">
            <text:p text:style-name="P1"><text:span text:style-name="T2">筵</text:span></text:p>
          </table:table-cell>
          <table:table-cell table:style-name="表1.A2" office:value-type="string">
            <text:p text:style-name="P1"><text:span text:style-name="T1">交</text:span></text:p>
          </table:table-cell>
          <table:table-cell table:style-name="表1.H22" office:value-type="string">
            <text:p text:style-name="P1"><text:span text:style-name="T2">交</text:span></text:p>
          </table:table-cell>
          <table:table-cell table:style-name="表1.A2" office:value-type="string">
            <text:p text:style-name="P1"><text:span text:style-name="T1">判</text:span></text:p>
          </table:table-cell>
          <table:table-cell table:style-name="表1.J22" office:value-type="string">
            <text:p text:style-name="P1"><text:span text:style-name="T2">判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謁</text:span></text:p>
          </table:table-cell>
          <table:table-cell table:style-name="表1.B23" office:value-type="string">
            <text:p text:style-name="P1"><text:span text:style-name="T2">謁</text:span></text:p>
          </table:table-cell>
          <table:table-cell table:style-name="表1.A2" office:value-type="string">
            <text:p text:style-name="P1"><text:span text:style-name="T1">潮</text:span></text:p>
          </table:table-cell>
          <table:table-cell table:style-name="表1.D23" office:value-type="string">
            <text:p text:style-name="P1"><text:span text:style-name="T2">潮</text:span></text:p>
          </table:table-cell>
          <table:table-cell table:style-name="表1.A2" office:value-type="string">
            <text:p text:style-name="P1"><text:span text:style-name="T1">篇</text:span></text:p>
          </table:table-cell>
          <table:table-cell table:style-name="表1.F23" office:value-type="string">
            <text:p text:style-name="P1"><text:span text:style-name="T2">篇</text:span></text:p>
          </table:table-cell>
          <table:table-cell table:style-name="表1.A2" office:value-type="string">
            <text:p text:style-name="P1"><text:span text:style-name="T1">伴</text:span></text:p>
          </table:table-cell>
          <table:table-cell table:style-name="表1.H23" office:value-type="string">
            <text:p text:style-name="P1"><text:span text:style-name="T2">伴</text:span></text:p>
          </table:table-cell>
          <table:table-cell table:style-name="表1.A2" office:value-type="string">
            <text:p text:style-name="P1"><text:span text:style-name="T1">券</text:span></text:p>
          </table:table-cell>
          <table:table-cell table:style-name="表1.J23" office:value-type="string">
            <text:p text:style-name="P1"><text:span text:style-name="T2">券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謹</text:span></text:p>
          </table:table-cell>
          <table:table-cell table:style-name="表1.B24" office:value-type="string">
            <text:p text:style-name="P1"><text:span text:style-name="T2">謹</text:span></text:p>
          </table:table-cell>
          <table:table-cell table:style-name="表1.A2" office:value-type="string">
            <text:p text:style-name="P1"><text:span text:style-name="T1">炭</text:span></text:p>
          </table:table-cell>
          <table:table-cell table:style-name="表1.D24" office:value-type="string">
            <text:p text:style-name="P1"><text:span text:style-name="T2">炭</text:span></text:p>
          </table:table-cell>
          <table:table-cell table:style-name="表1.A2" office:value-type="string">
            <text:p text:style-name="P1"><text:span text:style-name="T1">腱</text:span></text:p>
          </table:table-cell>
          <table:table-cell table:style-name="表1.F24" office:value-type="string">
            <text:p text:style-name="P1"><text:span text:style-name="T2">腱</text:span></text:p>
          </table:table-cell>
          <table:table-cell table:style-name="表1.A2" office:value-type="string">
            <text:p text:style-name="P1"><text:span text:style-name="T1">住</text:span></text:p>
          </table:table-cell>
          <table:table-cell table:style-name="表1.H24" office:value-type="string">
            <text:p text:style-name="P1"><text:span text:style-name="T2">住</text:span></text:p>
          </table:table-cell>
          <table:table-cell table:style-name="表1.A2" office:value-type="string">
            <text:p text:style-name="P1"><text:span text:style-name="T1">削</text:span></text:p>
          </table:table-cell>
          <table:table-cell table:style-name="表1.J24" office:value-type="string">
            <text:p text:style-name="P1"><text:span text:style-name="T2">削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賓</text:span></text:p>
          </table:table-cell>
          <table:table-cell table:style-name="表1.B25" office:value-type="string">
            <text:p text:style-name="P1"><text:span text:style-name="T2">賓</text:span></text:p>
          </table:table-cell>
          <table:table-cell table:style-name="表1.A2" office:value-type="string">
            <text:p text:style-name="P1"><text:span text:style-name="T1">絣</text:span></text:p>
          </table:table-cell>
          <table:table-cell table:style-name="表1.D25" office:value-type="string">
            <text:p text:style-name="P1"><text:span text:style-name="T2">絣</text:span></text:p>
          </table:table-cell>
          <table:table-cell table:style-name="表1.A2" office:value-type="string">
            <text:p text:style-name="P1"><text:span text:style-name="T1">虔</text:span></text:p>
          </table:table-cell>
          <table:table-cell table:style-name="表1.F25" office:value-type="string">
            <text:p text:style-name="P1"><text:span text:style-name="T2">虔</text:span></text:p>
          </table:table-cell>
          <table:table-cell table:style-name="表1.A2" office:value-type="string">
            <text:p text:style-name="P1"><text:span text:style-name="T1">倂</text:span></text:p>
          </table:table-cell>
          <table:table-cell table:style-name="表1.H25" office:value-type="string">
            <text:p text:style-name="P1"><text:span text:style-name="T2">倂</text:span></text:p>
          </table:table-cell>
          <table:table-cell table:style-name="表1.A2" office:value-type="string">
            <text:p text:style-name="P1"><text:span text:style-name="T1">前</text:span></text:p>
          </table:table-cell>
          <table:table-cell table:style-name="表1.J25" office:value-type="string">
            <text:p text:style-name="P1"><text:span text:style-name="T2">前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贈</text:span></text:p>
          </table:table-cell>
          <table:table-cell table:style-name="表1.B26" office:value-type="string">
            <text:p text:style-name="P1"><text:span text:style-name="T2">贈</text:span></text:p>
          </table:table-cell>
          <table:table-cell table:style-name="表1.A2" office:value-type="string">
            <text:p text:style-name="P1"><text:span text:style-name="T1">諭</text:span></text:p>
          </table:table-cell>
          <table:table-cell table:style-name="表1.D26" office:value-type="string">
            <text:p text:style-name="P1"><text:span text:style-name="T2">諭</text:span></text:p>
          </table:table-cell>
          <table:table-cell table:style-name="表1.A2" office:value-type="string">
            <text:p text:style-name="P1"><text:span text:style-name="T1">訝</text:span></text:p>
          </table:table-cell>
          <table:table-cell table:style-name="表1.F26" office:value-type="string">
            <text:p text:style-name="P1"><text:span text:style-name="T2">訝</text:span></text:p>
          </table:table-cell>
          <table:table-cell table:style-name="表1.A2" office:value-type="string">
            <text:p text:style-name="P1"><text:span text:style-name="T1">使</text:span></text:p>
          </table:table-cell>
          <table:table-cell table:style-name="表1.H26" office:value-type="string">
            <text:p text:style-name="P1"><text:span text:style-name="T2">使</text:span></text:p>
          </table:table-cell>
          <table:table-cell table:style-name="表1.A2" office:value-type="string">
            <text:p text:style-name="P1"><text:span text:style-name="T1">勇</text:span></text:p>
          </table:table-cell>
          <table:table-cell table:style-name="表1.J26" office:value-type="string">
            <text:p text:style-name="P1"><text:span text:style-name="T2">勇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逸</text:span></text:p>
          </table:table-cell>
          <table:table-cell table:style-name="表1.B27" office:value-type="string">
            <text:p text:style-name="P1"><text:span text:style-name="T2">逸</text:span></text:p>
          </table:table-cell>
          <table:table-cell table:style-name="表1.A2" office:value-type="string">
            <text:p text:style-name="P1"><text:span text:style-name="T1">輸</text:span></text:p>
          </table:table-cell>
          <table:table-cell table:style-name="表1.D27" office:value-type="string">
            <text:p text:style-name="P1"><text:span text:style-name="T2">輸</text:span></text:p>
          </table:table-cell>
          <table:table-cell table:style-name="表1.A2" office:value-type="string">
            <text:p text:style-name="P1"><text:span text:style-name="T1">釜</text:span></text:p>
          </table:table-cell>
          <table:table-cell table:style-name="表1.F27" office:value-type="string">
            <text:p text:style-name="P1"><text:span text:style-name="T2">釜</text:span></text:p>
          </table:table-cell>
          <table:table-cell table:style-name="表1.A2" office:value-type="string">
            <text:p text:style-name="P1"><text:span text:style-name="T1">侵</text:span></text:p>
          </table:table-cell>
          <table:table-cell table:style-name="表1.H27" office:value-type="string">
            <text:p text:style-name="P1"><text:span text:style-name="T2">侵</text:span></text:p>
          </table:table-cell>
          <table:table-cell table:style-name="表1.A2" office:value-type="string">
            <text:p text:style-name="P1"><text:span text:style-name="T1">勝</text:span></text:p>
          </table:table-cell>
          <table:table-cell table:style-name="表1.J27" office:value-type="string">
            <text:p text:style-name="P1"><text:span text:style-name="T2">勝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難</text:span></text:p>
          </table:table-cell>
          <table:table-cell table:style-name="表1.B28" office:value-type="string">
            <text:p text:style-name="P1"><text:span text:style-name="T2">難</text:span></text:p>
          </table:table-cell>
          <table:table-cell table:style-name="表1.A2" office:value-type="string">
            <text:p text:style-name="P1"><text:span text:style-name="T1">叉</text:span></text:p>
          </table:table-cell>
          <table:table-cell table:style-name="表1.D28" office:value-type="string">
            <text:p text:style-name="P1"><text:span text:style-name="T2">叉</text:span></text:p>
          </table:table-cell>
          <table:table-cell table:style-name="表1.A2" office:value-type="string">
            <text:p text:style-name="P1"><text:span text:style-name="T1">鍵</text:span></text:p>
          </table:table-cell>
          <table:table-cell table:style-name="表1.F28" office:value-type="string">
            <text:p text:style-name="P1"><text:span text:style-name="T2">鍵</text:span></text:p>
          </table:table-cell>
          <table:table-cell table:style-name="表1.A2" office:value-type="string">
            <text:p text:style-name="P1"><text:span text:style-name="T1">便</text:span></text:p>
          </table:table-cell>
          <table:table-cell table:style-name="表1.H28" office:value-type="string">
            <text:p text:style-name="P1"><text:span text:style-name="T2">便</text:span></text:p>
          </table:table-cell>
          <table:table-cell table:style-name="表1.A2" office:value-type="string">
            <text:p text:style-name="P1"><text:span text:style-name="T1">包</text:span></text:p>
          </table:table-cell>
          <table:table-cell table:style-name="表1.J28" office:value-type="string">
            <text:p text:style-name="P1"><text:span text:style-name="T2">包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頻</text:span></text:p>
          </table:table-cell>
          <table:table-cell table:style-name="表1.B29" office:value-type="string">
            <text:p text:style-name="P1"><text:span text:style-name="T2">頻</text:span></text:p>
          </table:table-cell>
          <table:table-cell table:style-name="表1.A2" office:value-type="string">
            <text:p text:style-name="P1"><text:span text:style-name="T1">咬</text:span></text:p>
          </table:table-cell>
          <table:table-cell table:style-name="表1.D29" office:value-type="string">
            <text:p text:style-name="P1"><text:span text:style-name="T2">咬</text:span></text:p>
          </table:table-cell>
          <table:table-cell table:style-name="表1.A2" office:value-type="string">
            <text:p text:style-name="P1"><text:span text:style-name="T1">鞭</text:span></text:p>
          </table:table-cell>
          <table:table-cell table:style-name="表1.F29" office:value-type="string">
            <text:p text:style-name="P1"><text:span text:style-name="T2">鞭</text:span></text:p>
          </table:table-cell>
          <table:table-cell table:style-name="表1.A2" office:value-type="string">
            <text:p text:style-name="P1"><text:span text:style-name="T1">偉</text:span></text:p>
          </table:table-cell>
          <table:table-cell table:style-name="表1.H29" office:value-type="string">
            <text:p text:style-name="P1"><text:span text:style-name="T2">偉</text:span></text:p>
          </table:table-cell>
          <table:table-cell table:style-name="表1.A2" office:value-type="string">
            <text:p text:style-name="P1"><text:span text:style-name="T1">化</text:span></text:p>
          </table:table-cell>
          <table:table-cell table:style-name="表1.J29" office:value-type="string">
            <text:p text:style-name="P1"><text:span text:style-name="T2">化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冬</text:span></text:p>
          </table:table-cell>
          <table:table-cell table:style-name="表1.B30" office:value-type="string">
            <text:p text:style-name="P1"><text:span text:style-name="T2">冬</text:span></text:p>
          </table:table-cell>
          <table:table-cell table:style-name="表1.A2" office:value-type="string">
            <text:p text:style-name="P1"><text:span text:style-name="T1">挺</text:span></text:p>
          </table:table-cell>
          <table:table-cell table:style-name="表1.D30" office:value-type="string">
            <text:p text:style-name="P1"><text:span text:style-name="T2">挺</text:span></text:p>
          </table:table-cell>
          <table:table-cell table:style-name="表1.A2" office:value-type="string">
            <text:p text:style-name="P1"><text:span text:style-name="T1">駁</text:span></text:p>
          </table:table-cell>
          <table:table-cell table:style-name="表1.F30" office:value-type="string">
            <text:p text:style-name="P1"><text:span text:style-name="T2">駁</text:span></text:p>
          </table:table-cell>
          <table:table-cell table:style-name="表1.A2" office:value-type="string">
            <text:p text:style-name="P1"><text:span text:style-name="T1">健</text:span></text:p>
          </table:table-cell>
          <table:table-cell table:style-name="表1.H30" office:value-type="string">
            <text:p text:style-name="P1"><text:span text:style-name="T2">健</text:span></text:p>
          </table:table-cell>
          <table:table-cell table:style-name="表1.A2" office:value-type="string">
            <text:p text:style-name="P1"><text:span text:style-name="T1">區</text:span></text:p>
          </table:table-cell>
          <table:table-cell table:style-name="表1.J30" office:value-type="string">
            <text:p text:style-name="P1"><text:span text:style-name="T2">區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割</text:span></text:p>
          </table:table-cell>
          <table:table-cell table:style-name="表1.B31" office:value-type="string">
            <text:p text:style-name="P1"><text:span text:style-name="T2">割</text:span></text:p>
          </table:table-cell>
          <table:table-cell table:style-name="表1.A2" office:value-type="string">
            <text:p text:style-name="P1"><text:span text:style-name="T1">斧</text:span></text:p>
          </table:table-cell>
          <table:table-cell table:style-name="表1.D31" office:value-type="string">
            <text:p text:style-name="P1"><text:span text:style-name="T2">斧</text:span></text:p>
          </table:table-cell>
          <table:table-cell table:style-name="表1.A2" office:value-type="string">
            <text:p text:style-name="P1"><text:span text:style-name="T1">騙</text:span></text:p>
          </table:table-cell>
          <table:table-cell table:style-name="表1.F31" office:value-type="string">
            <text:p text:style-name="P1"><text:span text:style-name="T2">騙</text:span></text:p>
          </table:table-cell>
          <table:table-cell table:style-name="表1.A2" office:value-type="string">
            <text:p text:style-name="P1"><text:span text:style-name="T1">傑</text:span></text:p>
          </table:table-cell>
          <table:table-cell table:style-name="表1.H31" office:value-type="string">
            <text:p text:style-name="P1"><text:span text:style-name="T2">傑</text:span></text:p>
          </table:table-cell>
          <table:table-cell table:style-name="表1.A2" office:value-type="string">
            <text:p text:style-name="P1"><text:span text:style-name="T1">半</text:span></text:p>
          </table:table-cell>
          <table:table-cell table:style-name="表1.J31" office:value-type="string">
            <text:p text:style-name="P1"><text:span text:style-name="T2">半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周</text:span></text:p>
          </table:table-cell>
          <table:table-cell table:style-name="表1.B32" office:value-type="string">
            <text:p text:style-name="P1"><text:span text:style-name="T2">周</text:span></text:p>
          </table:table-cell>
          <table:table-cell table:style-name="表1.A2" office:value-type="string">
            <text:p text:style-name="P1"><text:span text:style-name="T1">梗</text:span></text:p>
          </table:table-cell>
          <table:table-cell table:style-name="表1.D32" office:value-type="string">
            <text:p text:style-name="P1"><text:span text:style-name="T2">梗</text:span></text:p>
          </table:table-cell>
          <table:table-cell table:style-name="表1.A2" office:value-type="string">
            <text:p text:style-name="P1"><text:span text:style-name="T1">鮫</text:span></text:p>
          </table:table-cell>
          <table:table-cell table:style-name="表1.F32" office:value-type="string">
            <text:p text:style-name="P1"><text:span text:style-name="T2">鮫</text:span></text:p>
          </table:table-cell>
          <table:table-cell table:style-name="表1.A2" office:value-type="string">
            <text:p text:style-name="P1"><text:span text:style-name="T1">兆</text:span></text:p>
          </table:table-cell>
          <table:table-cell table:style-name="表1.H32" office:value-type="string">
            <text:p text:style-name="P1"><text:span text:style-name="T2">兆</text:span></text:p>
          </table:table-cell>
          <table:table-cell table:style-name="表1.A2" office:value-type="string">
            <text:p text:style-name="P1"><text:span text:style-name="T1">博</text:span></text:p>
          </table:table-cell>
          <table:table-cell table:style-name="表1.J32" office:value-type="string">
            <text:p text:style-name="P1"><text:span text:style-name="T2">博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城</text:span></text:p>
          </table:table-cell>
          <table:table-cell table:style-name="表1.B33" office:value-type="string">
            <text:p text:style-name="P1"><text:span text:style-name="T2">城</text:span></text:p>
          </table:table-cell>
          <table:table-cell table:style-name="表1.A2" office:value-type="string">
            <text:p text:style-name="P1"><text:span text:style-name="T1">楯</text:span></text:p>
          </table:table-cell>
          <table:table-cell table:style-name="表1.D33" office:value-type="string">
            <text:p text:style-name="P1"><text:span text:style-name="T2">楯</text:span></text:p>
          </table:table-cell>
          <table:table-cell table:style-name="表1.A2" office:value-type="string">
            <text:p text:style-name="P1"><text:span text:style-name="T1">鴉</text:span></text:p>
          </table:table-cell>
          <table:table-cell table:style-name="表1.F33" office:value-type="string">
            <text:p text:style-name="P1"><text:span text:style-name="T2">鴉</text:span></text:p>
          </table:table-cell>
          <table:table-cell table:style-name="表1.A2" office:value-type="string">
            <text:p text:style-name="P1"><text:span text:style-name="T1">全</text:span></text:p>
          </table:table-cell>
          <table:table-cell table:style-name="表1.H33" office:value-type="string">
            <text:p text:style-name="P1"><text:span text:style-name="T2">全</text:span></text:p>
          </table:table-cell>
          <table:table-cell table:style-name="表1.A2" office:value-type="string">
            <text:p text:style-name="P1"><text:span text:style-name="T1">危</text:span></text:p>
          </table:table-cell>
          <table:table-cell table:style-name="表1.J33" office:value-type="string">
            <text:p text:style-name="P1"><text:span text:style-name="T2">危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彫</text:span></text:p>
          </table:table-cell>
          <table:table-cell table:style-name="表1.B34" office:value-type="string">
            <text:p text:style-name="P1"><text:span text:style-name="T2">彫</text:span></text:p>
          </table:table-cell>
          <table:table-cell table:style-name="表1.A2" office:value-type="string">
            <text:p text:style-name="P1"><text:span text:style-name="T1">爺</text:span></text:p>
          </table:table-cell>
          <table:table-cell table:style-name="表1.D34" office:value-type="string">
            <text:p text:style-name="P1"><text:span text:style-name="T2">爺</text:span></text:p>
          </table:table-cell>
          <table:table-cell table:style-name="表1.A2" office:value-type="string">
            <text:p text:style-name="P1"><text:span text:style-name="T1">丈</text:span></text:p>
          </table:table-cell>
          <table:table-cell table:style-name="表1.F34" office:value-type="string">
            <text:p text:style-name="P1"><text:span text:style-name="T2">丈</text:span></text:p>
          </table:table-cell>
          <table:table-cell table:style-name="表1.A2" office:value-type="string">
            <text:p text:style-name="P1"><text:span text:style-name="T1">公</text:span></text:p>
          </table:table-cell>
          <table:table-cell table:style-name="表1.H34" office:value-type="string">
            <text:p text:style-name="P1"><text:span text:style-name="T2">公</text:span></text:p>
          </table:table-cell>
          <table:table-cell table:style-name="表1.A2" office:value-type="string">
            <text:p text:style-name="P1"><text:span text:style-name="T1">史</text:span></text:p>
          </table:table-cell>
          <table:table-cell table:style-name="表1.J34" office:value-type="string">
            <text:p text:style-name="P1"><text:span text:style-name="T2">史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憲</text:span></text:p>
          </table:table-cell>
          <table:table-cell table:style-name="表1.B35" office:value-type="string">
            <text:p text:style-name="P1"><text:span text:style-name="T2">憲</text:span></text:p>
          </table:table-cell>
          <table:table-cell table:style-name="表1.A2" office:value-type="string">
            <text:p text:style-name="P1"><text:span text:style-name="T1">牙</text:span></text:p>
          </table:table-cell>
          <table:table-cell table:style-name="表1.D35" office:value-type="string">
            <text:p text:style-name="P1"><text:span text:style-name="T2">牙</text:span></text:p>
          </table:table-cell>
          <table:table-cell table:style-name="表1.A2" office:value-type="string">
            <text:p text:style-name="P1"><text:span text:style-name="T1">与</text:span></text:p>
          </table:table-cell>
          <table:table-cell table:style-name="表1.F35" office:value-type="string">
            <text:p text:style-name="P1"><text:span text:style-name="T2">与</text:span></text:p>
          </table:table-cell>
          <table:table-cell table:style-name="表1.A2" office:value-type="string">
            <text:p text:style-name="P1"><text:span text:style-name="T1">具</text:span></text:p>
          </table:table-cell>
          <table:table-cell table:style-name="表1.H35" office:value-type="string">
            <text:p text:style-name="P1"><text:span text:style-name="T2">具</text:span></text:p>
          </table:table-cell>
          <table:table-cell table:style-name="表1.A2" office:value-type="string">
            <text:p text:style-name="P1"><text:span text:style-name="T1">呀</text:span></text:p>
          </table:table-cell>
          <table:table-cell table:style-name="表1.J35" office:value-type="string">
            <text:p text:style-name="P1"><text:span text:style-name="T2">呀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成</text:span></text:p>
          </table:table-cell>
          <table:table-cell table:style-name="表1.B36" office:value-type="string">
            <text:p text:style-name="P1"><text:span text:style-name="T2">成</text:span></text:p>
          </table:table-cell>
          <table:table-cell table:style-name="表1.A2" office:value-type="string">
            <text:p text:style-name="P1"><text:span text:style-name="T1">狡</text:span></text:p>
          </table:table-cell>
          <table:table-cell table:style-name="表1.D36" office:value-type="string">
            <text:p text:style-name="P1"><text:span text:style-name="T2">狡</text:span></text:p>
          </table:table-cell>
          <table:table-cell table:style-name="表1.A2" office:value-type="string">
            <text:p text:style-name="P1"><text:span text:style-name="T1">丙</text:span></text:p>
          </table:table-cell>
          <table:table-cell table:style-name="表1.F36" office:value-type="string">
            <text:p text:style-name="P1"><text:span text:style-name="T2">丙</text:span></text:p>
          </table:table-cell>
          <table:table-cell table:style-name="表1.A2" office:value-type="string">
            <text:p text:style-name="P1"><text:span text:style-name="T1">兼</text:span></text:p>
          </table:table-cell>
          <table:table-cell table:style-name="表1.H36" office:value-type="string">
            <text:p text:style-name="P1"><text:span text:style-name="T2">兼</text:span></text:p>
          </table:table-cell>
          <table:table-cell table:style-name="表1.A2" office:value-type="string">
            <text:p text:style-name="P1"><text:span text:style-name="T1">咲</text:span></text:p>
          </table:table-cell>
          <table:table-cell table:style-name="表1.J36" office:value-type="string">
            <text:p text:style-name="P1"><text:span text:style-name="T2">咲</text:span></text:p>
          </table:table-cell>
        </table:table-row>
        <text:soft-page-break/>
        <table:table-row table:style-name="表1.1"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唐</text:span></text:p>
          </table:table-cell>
          <table:table-cell table:style-name="表1.B38" office:value-type="string">
            <text:p text:style-name="P1"><text:span text:style-name="T2">唐</text:span></text:p>
          </table:table-cell>
          <table:table-cell table:style-name="表1.A2" office:value-type="string">
            <text:p text:style-name="P1"><text:span text:style-name="T1">嫌</text:span></text:p>
          </table:table-cell>
          <table:table-cell table:style-name="表1.D38" office:value-type="string">
            <text:p text:style-name="P1"><text:span text:style-name="T2">嫌</text:span></text:p>
          </table:table-cell>
          <table:table-cell table:style-name="表1.A2" office:value-type="string">
            <text:p text:style-name="P1"><text:span text:style-name="T1">延</text:span></text:p>
          </table:table-cell>
          <table:table-cell table:style-name="表1.F38" office:value-type="string">
            <text:p text:style-name="P1"><text:span text:style-name="T2">延</text:span></text:p>
          </table:table-cell>
          <table:table-cell table:style-name="表1.A2" office:value-type="string">
            <text:p text:style-name="P1"><text:span text:style-name="T1">慧</text:span></text:p>
          </table:table-cell>
          <table:table-cell table:style-name="表1.H38" office:value-type="string">
            <text:p text:style-name="P1"><text:span text:style-name="T2">慧</text:span></text:p>
          </table:table-cell>
          <table:table-cell table:style-name="表1.A2" office:value-type="string">
            <text:p text:style-name="P1"><text:span text:style-name="T1">摩</text:span></text:p>
          </table:table-cell>
          <table:table-cell table:style-name="表1.J38" office:value-type="string">
            <text:p text:style-name="P1"><text:span text:style-name="T2">摩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唳</text:span></text:p>
          </table:table-cell>
          <table:table-cell table:style-name="表1.B39" office:value-type="string">
            <text:p text:style-name="P1"><text:span text:style-name="T2">唳</text:span></text:p>
          </table:table-cell>
          <table:table-cell table:style-name="表1.A2" office:value-type="string">
            <text:p text:style-name="P1"><text:span text:style-name="T1">害</text:span></text:p>
          </table:table-cell>
          <table:table-cell table:style-name="表1.D39" office:value-type="string">
            <text:p text:style-name="P1"><text:span text:style-name="T2">害</text:span></text:p>
          </table:table-cell>
          <table:table-cell table:style-name="表1.A2" office:value-type="string">
            <text:p text:style-name="P1"><text:span text:style-name="T1">廷</text:span></text:p>
          </table:table-cell>
          <table:table-cell table:style-name="表1.F39" office:value-type="string">
            <text:p text:style-name="P1"><text:span text:style-name="T2">廷</text:span></text:p>
          </table:table-cell>
          <table:table-cell table:style-name="表1.A2" office:value-type="string">
            <text:p text:style-name="P1"><text:span text:style-name="T1">房</text:span></text:p>
          </table:table-cell>
          <table:table-cell table:style-name="表1.H39" office:value-type="string">
            <text:p text:style-name="P1"><text:span text:style-name="T2">房</text:span></text:p>
          </table:table-cell>
          <table:table-cell table:style-name="表1.A2" office:value-type="string">
            <text:p text:style-name="P1"><text:span text:style-name="T1">擶</text:span></text:p>
          </table:table-cell>
          <table:table-cell table:style-name="表1.J39" office:value-type="string">
            <text:p text:style-name="P1"><text:span text:style-name="T2">擶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喫</text:span></text:p>
          </table:table-cell>
          <table:table-cell table:style-name="表1.B40" office:value-type="string">
            <text:p text:style-name="P1"><text:span text:style-name="T2">喫</text:span></text:p>
          </table:table-cell>
          <table:table-cell table:style-name="表1.A2" office:value-type="string">
            <text:p text:style-name="P1"><text:span text:style-name="T1">宵</text:span></text:p>
          </table:table-cell>
          <table:table-cell table:style-name="表1.D40" office:value-type="string">
            <text:p text:style-name="P1"><text:span text:style-name="T2">宵</text:span></text:p>
          </table:table-cell>
          <table:table-cell table:style-name="表1.A2" office:value-type="string">
            <text:p text:style-name="P1"><text:span text:style-name="T1">建</text:span></text:p>
          </table:table-cell>
          <table:table-cell table:style-name="表1.F40" office:value-type="string">
            <text:p text:style-name="P1"><text:span text:style-name="T2">建</text:span></text:p>
          </table:table-cell>
          <table:table-cell table:style-name="表1.A2" office:value-type="string">
            <text:p text:style-name="P1"><text:span text:style-name="T1">所</text:span></text:p>
          </table:table-cell>
          <table:table-cell table:style-name="表1.H40" office:value-type="string">
            <text:p text:style-name="P1"><text:span text:style-name="T2">所</text:span></text:p>
          </table:table-cell>
          <table:table-cell table:style-name="表1.A2" office:value-type="string">
            <text:p text:style-name="P1"><text:span text:style-name="T1">敷</text:span></text:p>
          </table:table-cell>
          <table:table-cell table:style-name="表1.J40" office:value-type="string">
            <text:p text:style-name="P1"><text:span text:style-name="T2">敷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囮</text:span></text:p>
          </table:table-cell>
          <table:table-cell table:style-name="表1.B41" office:value-type="string">
            <text:p text:style-name="P1"><text:span text:style-name="T2">囮</text:span></text:p>
          </table:table-cell>
          <table:table-cell table:style-name="表1.A2" office:value-type="string">
            <text:p text:style-name="P1"><text:span text:style-name="T1">寒</text:span></text:p>
          </table:table-cell>
          <table:table-cell table:style-name="表1.D41" office:value-type="string">
            <text:p text:style-name="P1"><text:span text:style-name="T2">寒</text:span></text:p>
          </table:table-cell>
          <table:table-cell table:style-name="表1.A2" office:value-type="string">
            <text:p text:style-name="P1"><text:span text:style-name="T1">弊</text:span></text:p>
          </table:table-cell>
          <table:table-cell table:style-name="表1.F41" office:value-type="string">
            <text:p text:style-name="P1"><text:span text:style-name="T2">弊</text:span></text:p>
          </table:table-cell>
          <table:table-cell table:style-name="表1.A2" office:value-type="string">
            <text:p text:style-name="P1"><text:span text:style-name="T1">扇</text:span></text:p>
          </table:table-cell>
          <table:table-cell table:style-name="表1.H41" office:value-type="string">
            <text:p text:style-name="P1"><text:span text:style-name="T2">扇</text:span></text:p>
          </table:table-cell>
          <table:table-cell table:style-name="表1.A2" office:value-type="string">
            <text:p text:style-name="P1"><text:span text:style-name="T1">文</text:span></text:p>
          </table:table-cell>
          <table:table-cell table:style-name="表1.J41" office:value-type="string">
            <text:p text:style-name="P1"><text:span text:style-name="T2">文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坪</text:span></text:p>
          </table:table-cell>
          <table:table-cell table:style-name="表1.B42" office:value-type="string">
            <text:p text:style-name="P1"><text:span text:style-name="T2">坪</text:span></text:p>
          </table:table-cell>
          <table:table-cell table:style-name="表1.A2" office:value-type="string">
            <text:p text:style-name="P1"><text:span text:style-name="T1">寧</text:span></text:p>
          </table:table-cell>
          <table:table-cell table:style-name="表1.D42" office:value-type="string">
            <text:p text:style-name="P1"><text:span text:style-name="T2">寧</text:span></text:p>
          </table:table-cell>
          <table:table-cell table:style-name="表1.A2" office:value-type="string">
            <text:p text:style-name="P1"><text:span text:style-name="T1">弱</text:span></text:p>
          </table:table-cell>
          <table:table-cell table:style-name="表1.F42" office:value-type="string">
            <text:p text:style-name="P1"><text:span text:style-name="T2">弱</text:span></text:p>
          </table:table-cell>
          <table:table-cell table:style-name="表1.A2" office:value-type="string">
            <text:p text:style-name="P1"><text:span text:style-name="T1">扉</text:span></text:p>
          </table:table-cell>
          <table:table-cell table:style-name="表1.H42" office:value-type="string">
            <text:p text:style-name="P1"><text:span text:style-name="T2">扉</text:span></text:p>
          </table:table-cell>
          <table:table-cell table:style-name="表1.A2" office:value-type="string">
            <text:p text:style-name="P1"><text:span text:style-name="T1">斐</text:span></text:p>
          </table:table-cell>
          <table:table-cell table:style-name="表1.J42" office:value-type="string">
            <text:p text:style-name="P1"><text:span text:style-name="T2">斐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埖</text:span></text:p>
          </table:table-cell>
          <table:table-cell table:style-name="表1.B43" office:value-type="string">
            <text:p text:style-name="P1"><text:span text:style-name="T2">埖</text:span></text:p>
          </table:table-cell>
          <table:table-cell table:style-name="表1.A2" office:value-type="string">
            <text:p text:style-name="P1"><text:span text:style-name="T1">尊</text:span></text:p>
          </table:table-cell>
          <table:table-cell table:style-name="表1.D43" office:value-type="string">
            <text:p text:style-name="P1"><text:span text:style-name="T2">尊</text:span></text:p>
          </table:table-cell>
          <table:table-cell table:style-name="表1.A2" office:value-type="string">
            <text:p text:style-name="P1"><text:span text:style-name="T1">彩</text:span></text:p>
          </table:table-cell>
          <table:table-cell table:style-name="表1.F43" office:value-type="string">
            <text:p text:style-name="P1"><text:span text:style-name="T2">彩</text:span></text:p>
          </table:table-cell>
          <table:table-cell table:style-name="表1.A2" office:value-type="string">
            <text:p text:style-name="P1"><text:span text:style-name="T1">抱</text:span></text:p>
          </table:table-cell>
          <table:table-cell table:style-name="表1.H43" office:value-type="string">
            <text:p text:style-name="P1"><text:span text:style-name="T2">抱</text:span></text:p>
          </table:table-cell>
          <table:table-cell table:style-name="表1.A2" office:value-type="string">
            <text:p text:style-name="P1"><text:span text:style-name="T1">斜</text:span></text:p>
          </table:table-cell>
          <table:table-cell table:style-name="表1.J43" office:value-type="string">
            <text:p text:style-name="P1"><text:span text:style-name="T2">斜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塘</text:span></text:p>
          </table:table-cell>
          <table:table-cell table:style-name="表1.B44" office:value-type="string">
            <text:p text:style-name="P1"><text:span text:style-name="T2">塘</text:span></text:p>
          </table:table-cell>
          <table:table-cell table:style-name="表1.A2" office:value-type="string">
            <text:p text:style-name="P1"><text:span text:style-name="T1">導</text:span></text:p>
          </table:table-cell>
          <table:table-cell table:style-name="表1.D44" office:value-type="string">
            <text:p text:style-name="P1"><text:span text:style-name="T2">導</text:span></text:p>
          </table:table-cell>
          <table:table-cell table:style-name="表1.A2" office:value-type="string">
            <text:p text:style-name="P1"><text:span text:style-name="T1">往</text:span></text:p>
          </table:table-cell>
          <table:table-cell table:style-name="表1.F44" office:value-type="string">
            <text:p text:style-name="P1"><text:span text:style-name="T2">往</text:span></text:p>
          </table:table-cell>
          <table:table-cell table:style-name="表1.A2" office:value-type="string">
            <text:p text:style-name="P1"><text:span text:style-name="T1">拒</text:span></text:p>
          </table:table-cell>
          <table:table-cell table:style-name="表1.H44" office:value-type="string">
            <text:p text:style-name="P1"><text:span text:style-name="T2">拒</text:span></text:p>
          </table:table-cell>
          <table:table-cell table:style-name="表1.A2" office:value-type="string">
            <text:p text:style-name="P1"><text:span text:style-name="T1">旡</text:span></text:p>
          </table:table-cell>
          <table:table-cell table:style-name="表1.J44" office:value-type="string">
            <text:p text:style-name="P1"><text:span text:style-name="T2">旡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塚</text:span></text:p>
          </table:table-cell>
          <table:table-cell table:style-name="表1.B45" office:value-type="string">
            <text:p text:style-name="P1"><text:span text:style-name="T2">塚</text:span></text:p>
          </table:table-cell>
          <table:table-cell table:style-name="表1.A2" office:value-type="string">
            <text:p text:style-name="P1"><text:span text:style-name="T1">嶇</text:span></text:p>
          </table:table-cell>
          <table:table-cell table:style-name="表1.D45" office:value-type="string">
            <text:p text:style-name="P1"><text:span text:style-name="T2">嶇</text:span></text:p>
          </table:table-cell>
          <table:table-cell table:style-name="表1.A2" office:value-type="string">
            <text:p text:style-name="P1"><text:span text:style-name="T1">微</text:span></text:p>
          </table:table-cell>
          <table:table-cell table:style-name="表1.F45" office:value-type="string">
            <text:p text:style-name="P1"><text:span text:style-name="T2">微</text:span></text:p>
          </table:table-cell>
          <table:table-cell table:style-name="表1.A2" office:value-type="string">
            <text:p text:style-name="P1"><text:span text:style-name="T1">拳</text:span></text:p>
          </table:table-cell>
          <table:table-cell table:style-name="表1.H45" office:value-type="string">
            <text:p text:style-name="P1"><text:span text:style-name="T2">拳</text:span></text:p>
          </table:table-cell>
          <table:table-cell table:style-name="表1.A2" office:value-type="string">
            <text:p text:style-name="P1"><text:span text:style-name="T1">晟</text:span></text:p>
          </table:table-cell>
          <table:table-cell table:style-name="表1.J45" office:value-type="string">
            <text:p text:style-name="P1"><text:span text:style-name="T2">晟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墜</text:span></text:p>
          </table:table-cell>
          <table:table-cell table:style-name="表1.B46" office:value-type="string">
            <text:p text:style-name="P1"><text:span text:style-name="T2">墜</text:span></text:p>
          </table:table-cell>
          <table:table-cell table:style-name="表1.A2" office:value-type="string">
            <text:p text:style-name="P1"><text:span text:style-name="T1">巡</text:span></text:p>
          </table:table-cell>
          <table:table-cell table:style-name="表1.D46" office:value-type="string">
            <text:p text:style-name="P1"><text:span text:style-name="T2">巡</text:span></text:p>
          </table:table-cell>
          <table:table-cell table:style-name="表1.A2" office:value-type="string">
            <text:p text:style-name="P1"><text:span text:style-name="T1">徵</text:span></text:p>
          </table:table-cell>
          <table:table-cell table:style-name="表1.F46" office:value-type="string">
            <text:p text:style-name="P1"><text:span text:style-name="T2">徵</text:span></text:p>
          </table:table-cell>
          <table:table-cell table:style-name="表1.A2" office:value-type="string">
            <text:p text:style-name="P1"><text:span text:style-name="T1">捨</text:span></text:p>
          </table:table-cell>
          <table:table-cell table:style-name="表1.H46" office:value-type="string">
            <text:p text:style-name="P1"><text:span text:style-name="T2">捨</text:span></text:p>
          </table:table-cell>
          <table:table-cell table:style-name="表1.A2" office:value-type="string">
            <text:p text:style-name="P1"><text:span text:style-name="T1">暖</text:span></text:p>
          </table:table-cell>
          <table:table-cell table:style-name="表1.J46" office:value-type="string">
            <text:p text:style-name="P1"><text:span text:style-name="T2">暖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妥</text:span></text:p>
          </table:table-cell>
          <table:table-cell table:style-name="表1.B47" office:value-type="string">
            <text:p text:style-name="P1"><text:span text:style-name="T2">妥</text:span></text:p>
          </table:table-cell>
          <table:table-cell table:style-name="表1.A2" office:value-type="string">
            <text:p text:style-name="P1"><text:span text:style-name="T1">巨</text:span></text:p>
          </table:table-cell>
          <table:table-cell table:style-name="表1.D47" office:value-type="string">
            <text:p text:style-name="P1"><text:span text:style-name="T2">巨</text:span></text:p>
          </table:table-cell>
          <table:table-cell table:style-name="表1.A2" office:value-type="string">
            <text:p text:style-name="P1"><text:span text:style-name="T1">忍</text:span></text:p>
          </table:table-cell>
          <table:table-cell table:style-name="表1.F47" office:value-type="string">
            <text:p text:style-name="P1"><text:span text:style-name="T2">忍</text:span></text:p>
          </table:table-cell>
          <table:table-cell table:style-name="表1.A2" office:value-type="string">
            <text:p text:style-name="P1"><text:span text:style-name="T1">据</text:span></text:p>
          </table:table-cell>
          <table:table-cell table:style-name="表1.H47" office:value-type="string">
            <text:p text:style-name="P1"><text:span text:style-name="T2">据</text:span></text:p>
          </table:table-cell>
          <table:table-cell table:style-name="表1.A2" office:value-type="string">
            <text:p text:style-name="P1"><text:span text:style-name="T1">暗</text:span></text:p>
          </table:table-cell>
          <table:table-cell table:style-name="表1.J47" office:value-type="string">
            <text:p text:style-name="P1"><text:span text:style-name="T2">暗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姚</text:span></text:p>
          </table:table-cell>
          <table:table-cell table:style-name="表1.B48" office:value-type="string">
            <text:p text:style-name="P1"><text:span text:style-name="T2">姚</text:span></text:p>
          </table:table-cell>
          <table:table-cell table:style-name="表1.A2" office:value-type="string">
            <text:p text:style-name="P1"><text:span text:style-name="T1">帝</text:span></text:p>
          </table:table-cell>
          <table:table-cell table:style-name="表1.D48" office:value-type="string">
            <text:p text:style-name="P1"><text:span text:style-name="T2">帝</text:span></text:p>
          </table:table-cell>
          <table:table-cell table:style-name="表1.A2" office:value-type="string">
            <text:p text:style-name="P1"><text:span text:style-name="T1">忙</text:span></text:p>
          </table:table-cell>
          <table:table-cell table:style-name="表1.F48" office:value-type="string">
            <text:p text:style-name="P1"><text:span text:style-name="T2">忙</text:span></text:p>
          </table:table-cell>
          <table:table-cell table:style-name="表1.A2" office:value-type="string">
            <text:p text:style-name="P1"><text:span text:style-name="T1">掃</text:span></text:p>
          </table:table-cell>
          <table:table-cell table:style-name="表1.H48" office:value-type="string">
            <text:p text:style-name="P1"><text:span text:style-name="T2">掃</text:span></text:p>
          </table:table-cell>
          <table:table-cell table:style-name="表1.A2" office:value-type="string">
            <text:p text:style-name="P1"><text:span text:style-name="T1">曙</text:span></text:p>
          </table:table-cell>
          <table:table-cell table:style-name="表1.J48" office:value-type="string">
            <text:p text:style-name="P1"><text:span text:style-name="T2">曙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姿</text:span></text:p>
          </table:table-cell>
          <table:table-cell table:style-name="表1.B49" office:value-type="string">
            <text:p text:style-name="P1"><text:span text:style-name="T2">姿</text:span></text:p>
          </table:table-cell>
          <table:table-cell table:style-name="表1.A2" office:value-type="string">
            <text:p text:style-name="P1"><text:span text:style-name="T1">幃</text:span></text:p>
          </table:table-cell>
          <table:table-cell table:style-name="表1.D49" office:value-type="string">
            <text:p text:style-name="P1"><text:span text:style-name="T2">幃</text:span></text:p>
          </table:table-cell>
          <table:table-cell table:style-name="表1.A2" office:value-type="string">
            <text:p text:style-name="P1"><text:span text:style-name="T1">急</text:span></text:p>
          </table:table-cell>
          <table:table-cell table:style-name="表1.F49" office:value-type="string">
            <text:p text:style-name="P1"><text:span text:style-name="T2">急</text:span></text:p>
          </table:table-cell>
          <table:table-cell table:style-name="表1.A2" office:value-type="string">
            <text:p text:style-name="P1"><text:span text:style-name="T1">排</text:span></text:p>
          </table:table-cell>
          <table:table-cell table:style-name="表1.H49" office:value-type="string">
            <text:p text:style-name="P1"><text:span text:style-name="T2">排</text:span></text:p>
          </table:table-cell>
          <table:table-cell table:style-name="表1.A2" office:value-type="string">
            <text:p text:style-name="P1"><text:span text:style-name="T1">曜</text:span></text:p>
          </table:table-cell>
          <table:table-cell table:style-name="表1.J49" office:value-type="string">
            <text:p text:style-name="P1"><text:span text:style-name="T2">曜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娜</text:span></text:p>
          </table:table-cell>
          <table:table-cell table:style-name="表1.B50" office:value-type="string">
            <text:p text:style-name="P1"><text:span text:style-name="T2">娜</text:span></text:p>
          </table:table-cell>
          <table:table-cell table:style-name="表1.A2" office:value-type="string">
            <text:p text:style-name="P1"><text:span text:style-name="T1">幣</text:span></text:p>
          </table:table-cell>
          <table:table-cell table:style-name="表1.D50" office:value-type="string">
            <text:p text:style-name="P1"><text:span text:style-name="T2">幣</text:span></text:p>
          </table:table-cell>
          <table:table-cell table:style-name="表1.A2" office:value-type="string">
            <text:p text:style-name="P1"><text:span text:style-name="T1">恢</text:span></text:p>
          </table:table-cell>
          <table:table-cell table:style-name="表1.F50" office:value-type="string">
            <text:p text:style-name="P1"><text:span text:style-name="T2">恢</text:span></text:p>
          </table:table-cell>
          <table:table-cell table:style-name="表1.A2" office:value-type="string">
            <text:p text:style-name="P1"><text:span text:style-name="T1">採</text:span></text:p>
          </table:table-cell>
          <table:table-cell table:style-name="表1.H50" office:value-type="string">
            <text:p text:style-name="P1"><text:span text:style-name="T2">採</text:span></text:p>
          </table:table-cell>
          <table:table-cell table:style-name="表1.A2" office:value-type="string">
            <text:p text:style-name="P1"><text:span text:style-name="T1">更</text:span></text:p>
          </table:table-cell>
          <table:table-cell table:style-name="表1.J50" office:value-type="string">
            <text:p text:style-name="P1"><text:span text:style-name="T2">更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婦</text:span></text:p>
          </table:table-cell>
          <table:table-cell table:style-name="表1.B51" office:value-type="string">
            <text:p text:style-name="P1"><text:span text:style-name="T2">婦</text:span></text:p>
          </table:table-cell>
          <table:table-cell table:style-name="表1.A2" office:value-type="string">
            <text:p text:style-name="P1"><text:span text:style-name="T1">平</text:span></text:p>
          </table:table-cell>
          <table:table-cell table:style-name="表1.D51" office:value-type="string">
            <text:p text:style-name="P1"><text:span text:style-name="T2">平</text:span></text:p>
          </table:table-cell>
          <table:table-cell table:style-name="表1.A2" office:value-type="string">
            <text:p text:style-name="P1"><text:span text:style-name="T1">悲</text:span></text:p>
          </table:table-cell>
          <table:table-cell table:style-name="表1.F51" office:value-type="string">
            <text:p text:style-name="P1"><text:span text:style-name="T2">悲</text:span></text:p>
          </table:table-cell>
          <table:table-cell table:style-name="表1.A2" office:value-type="string">
            <text:p text:style-name="P1"><text:span text:style-name="T1">控</text:span></text:p>
          </table:table-cell>
          <table:table-cell table:style-name="表1.H51" office:value-type="string">
            <text:p text:style-name="P1"><text:span text:style-name="T2">控</text:span></text:p>
          </table:table-cell>
          <table:table-cell table:style-name="表1.A2" office:value-type="string">
            <text:p text:style-name="P1"><text:span text:style-name="T1">月</text:span></text:p>
          </table:table-cell>
          <table:table-cell table:style-name="表1.J51" office:value-type="string">
            <text:p text:style-name="P1"><text:span text:style-name="T2">月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媛</text:span></text:p>
          </table:table-cell>
          <table:table-cell table:style-name="表1.B52" office:value-type="string">
            <text:p text:style-name="P1"><text:span text:style-name="T2">媛</text:span></text:p>
          </table:table-cell>
          <table:table-cell table:style-name="表1.A2" office:value-type="string">
            <text:p text:style-name="P1"><text:span text:style-name="T1">幾</text:span></text:p>
          </table:table-cell>
          <table:table-cell table:style-name="表1.D52" office:value-type="string">
            <text:p text:style-name="P1"><text:span text:style-name="T2">幾</text:span></text:p>
          </table:table-cell>
          <table:table-cell table:style-name="表1.A2" office:value-type="string">
            <text:p text:style-name="P1"><text:span text:style-name="T1">情</text:span></text:p>
          </table:table-cell>
          <table:table-cell table:style-name="表1.F52" office:value-type="string">
            <text:p text:style-name="P1"><text:span text:style-name="T2">情</text:span></text:p>
          </table:table-cell>
          <table:table-cell table:style-name="表1.A2" office:value-type="string">
            <text:p text:style-name="P1"><text:span text:style-name="T1">援</text:span></text:p>
          </table:table-cell>
          <table:table-cell table:style-name="表1.H52" office:value-type="string">
            <text:p text:style-name="P1"><text:span text:style-name="T2">援</text:span></text:p>
          </table:table-cell>
          <table:table-cell table:style-name="表1.A2" office:value-type="string">
            <text:p text:style-name="P1"><text:span text:style-name="T1">服</text:span></text:p>
          </table:table-cell>
          <table:table-cell table:style-name="表1.J52" office:value-type="string">
            <text:p text:style-name="P1"><text:span text:style-name="T2">服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媾</text:span></text:p>
          </table:table-cell>
          <table:table-cell table:style-name="表1.B53" office:value-type="string">
            <text:p text:style-name="P1"><text:span text:style-name="T2">媾</text:span></text:p>
          </table:table-cell>
          <table:table-cell table:style-name="表1.A2" office:value-type="string">
            <text:p text:style-name="P1"><text:span text:style-name="T1">庭</text:span></text:p>
          </table:table-cell>
          <table:table-cell table:style-name="表1.D53" office:value-type="string">
            <text:p text:style-name="P1"><text:span text:style-name="T2">庭</text:span></text:p>
          </table:table-cell>
          <table:table-cell table:style-name="表1.A2" office:value-type="string">
            <text:p text:style-name="P1"><text:span text:style-name="T1">愉</text:span></text:p>
          </table:table-cell>
          <table:table-cell table:style-name="表1.F53" office:value-type="string">
            <text:p text:style-name="P1"><text:span text:style-name="T2">愉</text:span></text:p>
          </table:table-cell>
          <table:table-cell table:style-name="表1.A2" office:value-type="string">
            <text:p text:style-name="P1"><text:span text:style-name="T1">搆</text:span></text:p>
          </table:table-cell>
          <table:table-cell table:style-name="表1.H53" office:value-type="string">
            <text:p text:style-name="P1"><text:span text:style-name="T2">搆</text:span></text:p>
          </table:table-cell>
          <table:table-cell table:style-name="表1.A2" office:value-type="string">
            <text:p text:style-name="P1"><text:span text:style-name="T1">朕</text:span></text:p>
          </table:table-cell>
          <table:table-cell table:style-name="表1.J53" office:value-type="string">
            <text:p text:style-name="P1"><text:span text:style-name="T2">朕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嫂</text:span></text:p>
          </table:table-cell>
          <table:table-cell table:style-name="表1.B54" office:value-type="string">
            <text:p text:style-name="P1"><text:span text:style-name="T2">嫂</text:span></text:p>
          </table:table-cell>
          <table:table-cell table:style-name="表1.A2" office:value-type="string">
            <text:p text:style-name="P1"><text:span text:style-name="T1">廠</text:span></text:p>
          </table:table-cell>
          <table:table-cell table:style-name="表1.D54" office:value-type="string">
            <text:p text:style-name="P1"><text:span text:style-name="T2">廠</text:span></text:p>
          </table:table-cell>
          <table:table-cell table:style-name="表1.A2" office:value-type="string">
            <text:p text:style-name="P1"><text:span text:style-name="T1">慌</text:span></text:p>
          </table:table-cell>
          <table:table-cell table:style-name="表1.F54" office:value-type="string">
            <text:p text:style-name="P1"><text:span text:style-name="T2">慌</text:span></text:p>
          </table:table-cell>
          <table:table-cell table:style-name="表1.A2" office:value-type="string">
            <text:p text:style-name="P1"><text:span text:style-name="T1">搜</text:span></text:p>
          </table:table-cell>
          <table:table-cell table:style-name="表1.H54" office:value-type="string">
            <text:p text:style-name="P1"><text:span text:style-name="T2">搜</text:span></text:p>
          </table:table-cell>
          <table:table-cell table:style-name="表1.A2" office:value-type="string">
            <text:p text:style-name="P1"><text:span text:style-name="T1">望</text:span></text:p>
          </table:table-cell>
          <table:table-cell table:style-name="表1.J54" office:value-type="string">
            <text:p text:style-name="P1"><text:span text:style-name="T2">望</text:span></text:p>
          </table:table-cell>
        </table:table-row>
        <text:soft-page-break/>
        <table:table-row table:style-name="表1.1"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朝</text:span></text:p>
          </table:table-cell>
          <table:table-cell table:style-name="表1.B56" office:value-type="string">
            <text:p text:style-name="P1"><text:span text:style-name="T2">朝</text:span></text:p>
          </table:table-cell>
          <table:table-cell table:style-name="表1.A2" office:value-type="string">
            <text:p text:style-name="P1"><text:span text:style-name="T1">派</text:span></text:p>
          </table:table-cell>
          <table:table-cell table:style-name="表1.D56" office:value-type="string">
            <text:p text:style-name="P1"><text:span text:style-name="T2">派</text:span></text:p>
          </table:table-cell>
          <table:table-cell table:style-name="表1.A2" office:value-type="string">
            <text:p text:style-name="P1"><text:span text:style-name="T1">環</text:span></text:p>
          </table:table-cell>
          <table:table-cell table:style-name="表1.F56" office:value-type="string">
            <text:p text:style-name="P1"><text:span text:style-name="T2">環</text:span></text:p>
          </table:table-cell>
          <table:table-cell table:style-name="表1.A2" office:value-type="string">
            <text:p text:style-name="P1"><text:span text:style-name="T1">穴</text:span></text:p>
          </table:table-cell>
          <table:table-cell table:style-name="表1.H56" office:value-type="string">
            <text:p text:style-name="P1"><text:span text:style-name="T2">穴</text:span></text:p>
          </table:table-cell>
          <table:table-cell table:style-name="表1.A2" office:value-type="string">
            <text:p text:style-name="P1"><text:span text:style-name="T1">総</text:span></text:p>
          </table:table-cell>
          <table:table-cell table:style-name="表1.J56" office:value-type="string">
            <text:p text:style-name="P1"><text:span text:style-name="T2">総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松</text:span></text:p>
          </table:table-cell>
          <table:table-cell table:style-name="表1.B57" office:value-type="string">
            <text:p text:style-name="P1"><text:span text:style-name="T2">松</text:span></text:p>
          </table:table-cell>
          <table:table-cell table:style-name="表1.A2" office:value-type="string">
            <text:p text:style-name="P1"><text:span text:style-name="T1">浮</text:span></text:p>
          </table:table-cell>
          <table:table-cell table:style-name="表1.D57" office:value-type="string">
            <text:p text:style-name="P1"><text:span text:style-name="T2">浮</text:span></text:p>
          </table:table-cell>
          <table:table-cell table:style-name="表1.A2" office:value-type="string">
            <text:p text:style-name="P1"><text:span text:style-name="T1">甌</text:span></text:p>
          </table:table-cell>
          <table:table-cell table:style-name="表1.F57" office:value-type="string">
            <text:p text:style-name="P1"><text:span text:style-name="T2">甌</text:span></text:p>
          </table:table-cell>
          <table:table-cell table:style-name="表1.A2" office:value-type="string">
            <text:p text:style-name="P1"><text:span text:style-name="T1">空</text:span></text:p>
          </table:table-cell>
          <table:table-cell table:style-name="表1.H57" office:value-type="string">
            <text:p text:style-name="P1"><text:span text:style-name="T2">空</text:span></text:p>
          </table:table-cell>
          <table:table-cell table:style-name="表1.A2" office:value-type="string">
            <text:p text:style-name="P1"><text:span text:style-name="T1">緩</text:span></text:p>
          </table:table-cell>
          <table:table-cell table:style-name="表1.J57" office:value-type="string">
            <text:p text:style-name="P1"><text:span text:style-name="T2">緩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枦</text:span></text:p>
          </table:table-cell>
          <table:table-cell table:style-name="表1.B58" office:value-type="string">
            <text:p text:style-name="P1"><text:span text:style-name="T2">枦</text:span></text:p>
          </table:table-cell>
          <table:table-cell table:style-name="表1.A2" office:value-type="string">
            <text:p text:style-name="P1"><text:span text:style-name="T1">浸</text:span></text:p>
          </table:table-cell>
          <table:table-cell table:style-name="表1.D58" office:value-type="string">
            <text:p text:style-name="P1"><text:span text:style-name="T2">浸</text:span></text:p>
          </table:table-cell>
          <table:table-cell table:style-name="表1.A2" office:value-type="string">
            <text:p text:style-name="P1"><text:span text:style-name="T1">畔</text:span></text:p>
          </table:table-cell>
          <table:table-cell table:style-name="表1.F58" office:value-type="string">
            <text:p text:style-name="P1"><text:span text:style-name="T2">畔</text:span></text:p>
          </table:table-cell>
          <table:table-cell table:style-name="表1.A2" office:value-type="string">
            <text:p text:style-name="P1"><text:span text:style-name="T1">窕</text:span></text:p>
          </table:table-cell>
          <table:table-cell table:style-name="表1.H58" office:value-type="string">
            <text:p text:style-name="P1"><text:span text:style-name="T2">窕</text:span></text:p>
          </table:table-cell>
          <table:table-cell table:style-name="表1.A2" office:value-type="string">
            <text:p text:style-name="P1"><text:span text:style-name="T1">緯</text:span></text:p>
          </table:table-cell>
          <table:table-cell table:style-name="表1.J58" office:value-type="string">
            <text:p text:style-name="P1"><text:span text:style-name="T2">緯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柄</text:span></text:p>
          </table:table-cell>
          <table:table-cell table:style-name="表1.B59" office:value-type="string">
            <text:p text:style-name="P1"><text:span text:style-name="T2">柄</text:span></text:p>
          </table:table-cell>
          <table:table-cell table:style-name="表1.A2" office:value-type="string">
            <text:p text:style-name="P1"><text:span text:style-name="T1">消</text:span></text:p>
          </table:table-cell>
          <table:table-cell table:style-name="表1.D59" office:value-type="string">
            <text:p text:style-name="P1"><text:span text:style-name="T2">消</text:span></text:p>
          </table:table-cell>
          <table:table-cell table:style-name="表1.A2" office:value-type="string">
            <text:p text:style-name="P1"><text:span text:style-name="T1">病</text:span></text:p>
          </table:table-cell>
          <table:table-cell table:style-name="表1.F59" office:value-type="string">
            <text:p text:style-name="P1"><text:span text:style-name="T2">病</text:span></text:p>
          </table:table-cell>
          <table:table-cell table:style-name="表1.A2" office:value-type="string">
            <text:p text:style-name="P1"><text:span text:style-name="T1">箙</text:span></text:p>
          </table:table-cell>
          <table:table-cell table:style-name="表1.H59" office:value-type="string">
            <text:p text:style-name="P1"><text:span text:style-name="T2">箙</text:span></text:p>
          </table:table-cell>
          <table:table-cell table:style-name="表1.A2" office:value-type="string">
            <text:p text:style-name="P1"><text:span text:style-name="T1">縛</text:span></text:p>
          </table:table-cell>
          <table:table-cell table:style-name="表1.J59" office:value-type="string">
            <text:p text:style-name="P1"><text:span text:style-name="T2">縛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柊</text:span></text:p>
          </table:table-cell>
          <table:table-cell table:style-name="表1.B60" office:value-type="string">
            <text:p text:style-name="P1"><text:span text:style-name="T2">柊</text:span></text:p>
          </table:table-cell>
          <table:table-cell table:style-name="表1.A2" office:value-type="string">
            <text:p text:style-name="P1"><text:span text:style-name="T1">港</text:span></text:p>
          </table:table-cell>
          <table:table-cell table:style-name="表1.D60" office:value-type="string">
            <text:p text:style-name="P1"><text:span text:style-name="T2">港</text:span></text:p>
          </table:table-cell>
          <table:table-cell table:style-name="表1.A2" office:value-type="string">
            <text:p text:style-name="P1"><text:span text:style-name="T1">癒</text:span></text:p>
          </table:table-cell>
          <table:table-cell table:style-name="表1.F60" office:value-type="string">
            <text:p text:style-name="P1"><text:span text:style-name="T2">癒</text:span></text:p>
          </table:table-cell>
          <table:table-cell table:style-name="表1.A2" office:value-type="string">
            <text:p text:style-name="P1"><text:span text:style-name="T1">簿</text:span></text:p>
          </table:table-cell>
          <table:table-cell table:style-name="表1.H60" office:value-type="string">
            <text:p text:style-name="P1"><text:span text:style-name="T2">簿</text:span></text:p>
          </table:table-cell>
          <table:table-cell table:style-name="表1.A2" office:value-type="string">
            <text:p text:style-name="P1"><text:span text:style-name="T1">縢</text:span></text:p>
          </table:table-cell>
          <table:table-cell table:style-name="表1.J60" office:value-type="string">
            <text:p text:style-name="P1"><text:span text:style-name="T2">縢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柱</text:span></text:p>
          </table:table-cell>
          <table:table-cell table:style-name="表1.B61" office:value-type="string">
            <text:p text:style-name="P1"><text:span text:style-name="T2">柱</text:span></text:p>
          </table:table-cell>
          <table:table-cell table:style-name="表1.A2" office:value-type="string">
            <text:p text:style-name="P1"><text:span text:style-name="T1">溝</text:span></text:p>
          </table:table-cell>
          <table:table-cell table:style-name="表1.D61" office:value-type="string">
            <text:p text:style-name="P1"><text:span text:style-name="T2">溝</text:span></text:p>
          </table:table-cell>
          <table:table-cell table:style-name="表1.A2" office:value-type="string">
            <text:p text:style-name="P1"><text:span text:style-name="T1">皓</text:span></text:p>
          </table:table-cell>
          <table:table-cell table:style-name="表1.F61" office:value-type="string">
            <text:p text:style-name="P1"><text:span text:style-name="T2">皓</text:span></text:p>
          </table:table-cell>
          <table:table-cell table:style-name="表1.A2" office:value-type="string">
            <text:p text:style-name="P1"><text:span text:style-name="T1">籍</text:span></text:p>
          </table:table-cell>
          <table:table-cell table:style-name="表1.H61" office:value-type="string">
            <text:p text:style-name="P1"><text:span text:style-name="T2">籍</text:span></text:p>
          </table:table-cell>
          <table:table-cell table:style-name="表1.A2" office:value-type="string">
            <text:p text:style-name="P1"><text:span text:style-name="T1">縫</text:span></text:p>
          </table:table-cell>
          <table:table-cell table:style-name="表1.J61" office:value-type="string">
            <text:p text:style-name="P1"><text:span text:style-name="T2">縫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栓</text:span></text:p>
          </table:table-cell>
          <table:table-cell table:style-name="表1.B62" office:value-type="string">
            <text:p text:style-name="P1"><text:span text:style-name="T2">栓</text:span></text:p>
          </table:table-cell>
          <table:table-cell table:style-name="表1.A2" office:value-type="string">
            <text:p text:style-name="P1"><text:span text:style-name="T1">滕</text:span></text:p>
          </table:table-cell>
          <table:table-cell table:style-name="表1.D62" office:value-type="string">
            <text:p text:style-name="P1"><text:span text:style-name="T2">滕</text:span></text:p>
          </table:table-cell>
          <table:table-cell table:style-name="表1.A2" office:value-type="string">
            <text:p text:style-name="P1"><text:span text:style-name="T1">盆</text:span></text:p>
          </table:table-cell>
          <table:table-cell table:style-name="表1.F62" office:value-type="string">
            <text:p text:style-name="P1"><text:span text:style-name="T2">盆</text:span></text:p>
          </table:table-cell>
          <table:table-cell table:style-name="表1.A2" office:value-type="string">
            <text:p text:style-name="P1"><text:span text:style-name="T1">籐</text:span></text:p>
          </table:table-cell>
          <table:table-cell table:style-name="表1.H62" office:value-type="string">
            <text:p text:style-name="P1"><text:span text:style-name="T2">籐</text:span></text:p>
          </table:table-cell>
          <table:table-cell table:style-name="表1.A2" office:value-type="string">
            <text:p text:style-name="P1"><text:span text:style-name="T1">繭</text:span></text:p>
          </table:table-cell>
          <table:table-cell table:style-name="表1.J62" office:value-type="string">
            <text:p text:style-name="P1"><text:span text:style-name="T2">繭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校</text:span></text:p>
          </table:table-cell>
          <table:table-cell table:style-name="表1.B63" office:value-type="string">
            <text:p text:style-name="P1"><text:span text:style-name="T2">校</text:span></text:p>
          </table:table-cell>
          <table:table-cell table:style-name="表1.A2" office:value-type="string">
            <text:p text:style-name="P1"><text:span text:style-name="T1">濯</text:span></text:p>
          </table:table-cell>
          <table:table-cell table:style-name="表1.D63" office:value-type="string">
            <text:p text:style-name="P1"><text:span text:style-name="T2">濯</text:span></text:p>
          </table:table-cell>
          <table:table-cell table:style-name="表1.A2" office:value-type="string">
            <text:p text:style-name="P1"><text:span text:style-name="T1">盛</text:span></text:p>
          </table:table-cell>
          <table:table-cell table:style-name="表1.F63" office:value-type="string">
            <text:p text:style-name="P1"><text:span text:style-name="T2">盛</text:span></text:p>
          </table:table-cell>
          <table:table-cell table:style-name="表1.A2" office:value-type="string">
            <text:p text:style-name="P1"><text:span text:style-name="T1">籘</text:span></text:p>
          </table:table-cell>
          <table:table-cell table:style-name="表1.H63" office:value-type="string">
            <text:p text:style-name="P1"><text:span text:style-name="T2">籘</text:span></text:p>
          </table:table-cell>
          <table:table-cell table:style-name="表1.A2" office:value-type="string">
            <text:p text:style-name="P1"><text:span text:style-name="T1">罪</text:span></text:p>
          </table:table-cell>
          <table:table-cell table:style-name="表1.J63" office:value-type="string">
            <text:p text:style-name="P1"><text:span text:style-name="T2">罪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桃</text:span></text:p>
          </table:table-cell>
          <table:table-cell table:style-name="表1.B64" office:value-type="string">
            <text:p text:style-name="P1"><text:span text:style-name="T2">桃</text:span></text:p>
          </table:table-cell>
          <table:table-cell table:style-name="表1.A2" office:value-type="string">
            <text:p text:style-name="P1"><text:span text:style-name="T1">灰</text:span></text:p>
          </table:table-cell>
          <table:table-cell table:style-name="表1.D64" office:value-type="string">
            <text:p text:style-name="P1"><text:span text:style-name="T2">灰</text:span></text:p>
          </table:table-cell>
          <table:table-cell table:style-name="表1.A2" office:value-type="string">
            <text:p text:style-name="P1"><text:span text:style-name="T1">盲</text:span></text:p>
          </table:table-cell>
          <table:table-cell table:style-name="表1.F64" office:value-type="string">
            <text:p text:style-name="P1"><text:span text:style-name="T2">盲</text:span></text:p>
          </table:table-cell>
          <table:table-cell table:style-name="表1.A2" office:value-type="string">
            <text:p text:style-name="P1"><text:span text:style-name="T1">粉</text:span></text:p>
          </table:table-cell>
          <table:table-cell table:style-name="表1.H64" office:value-type="string">
            <text:p text:style-name="P1"><text:span text:style-name="T2">粉</text:span></text:p>
          </table:table-cell>
          <table:table-cell table:style-name="表1.A2" office:value-type="string">
            <text:p text:style-name="P1"><text:span text:style-name="T1">翁</text:span></text:p>
          </table:table-cell>
          <table:table-cell table:style-name="表1.J64" office:value-type="string">
            <text:p text:style-name="P1"><text:span text:style-name="T2">翁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桝</text:span></text:p>
          </table:table-cell>
          <table:table-cell table:style-name="表1.B65" office:value-type="string">
            <text:p text:style-name="P1"><text:span text:style-name="T2">桝</text:span></text:p>
          </table:table-cell>
          <table:table-cell table:style-name="表1.A2" office:value-type="string">
            <text:p text:style-name="P1"><text:span text:style-name="T1">煙</text:span></text:p>
          </table:table-cell>
          <table:table-cell table:style-name="表1.D65" office:value-type="string">
            <text:p text:style-name="P1"><text:span text:style-name="T2">煙</text:span></text:p>
          </table:table-cell>
          <table:table-cell table:style-name="表1.A2" office:value-type="string">
            <text:p text:style-name="P1"><text:span text:style-name="T1">眺</text:span></text:p>
          </table:table-cell>
          <table:table-cell table:style-name="表1.F65" office:value-type="string">
            <text:p text:style-name="P1"><text:span text:style-name="T2">眺</text:span></text:p>
          </table:table-cell>
          <table:table-cell table:style-name="表1.A2" office:value-type="string">
            <text:p text:style-name="P1"><text:span text:style-name="T1">粐</text:span></text:p>
          </table:table-cell>
          <table:table-cell table:style-name="表1.H65" office:value-type="string">
            <text:p text:style-name="P1"><text:span text:style-name="T2">粐</text:span></text:p>
          </table:table-cell>
          <table:table-cell table:style-name="表1.A2" office:value-type="string">
            <text:p text:style-name="P1"><text:span text:style-name="T1">翌</text:span></text:p>
          </table:table-cell>
          <table:table-cell table:style-name="表1.J65" office:value-type="string">
            <text:p text:style-name="P1"><text:span text:style-name="T2">翌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梛</text:span></text:p>
          </table:table-cell>
          <table:table-cell table:style-name="表1.B66" office:value-type="string">
            <text:p text:style-name="P1"><text:span text:style-name="T2">梛</text:span></text:p>
          </table:table-cell>
          <table:table-cell table:style-name="表1.A2" office:value-type="string">
            <text:p text:style-name="P1"><text:span text:style-name="T1">煽</text:span></text:p>
          </table:table-cell>
          <table:table-cell table:style-name="表1.D66" office:value-type="string">
            <text:p text:style-name="P1"><text:span text:style-name="T2">煽</text:span></text:p>
          </table:table-cell>
          <table:table-cell table:style-name="表1.A2" office:value-type="string">
            <text:p text:style-name="P1"><text:span text:style-name="T1">矩</text:span></text:p>
          </table:table-cell>
          <table:table-cell table:style-name="表1.F66" office:value-type="string">
            <text:p text:style-name="P1"><text:span text:style-name="T2">矩</text:span></text:p>
          </table:table-cell>
          <table:table-cell table:style-name="表1.A2" office:value-type="string">
            <text:p text:style-name="P1"><text:span text:style-name="T1">紋</text:span></text:p>
          </table:table-cell>
          <table:table-cell table:style-name="表1.H66" office:value-type="string">
            <text:p text:style-name="P1"><text:span text:style-name="T2">紋</text:span></text:p>
          </table:table-cell>
          <table:table-cell table:style-name="表1.A2" office:value-type="string">
            <text:p text:style-name="P1"><text:span text:style-name="T1">習</text:span></text:p>
          </table:table-cell>
          <table:table-cell table:style-name="表1.J66" office:value-type="string">
            <text:p text:style-name="P1"><text:span text:style-name="T2">習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梢</text:span></text:p>
          </table:table-cell>
          <table:table-cell table:style-name="表1.B67" office:value-type="string">
            <text:p text:style-name="P1"><text:span text:style-name="T2">梢</text:span></text:p>
          </table:table-cell>
          <table:table-cell table:style-name="表1.A2" office:value-type="string">
            <text:p text:style-name="P1"><text:span text:style-name="T1">燿</text:span></text:p>
          </table:table-cell>
          <table:table-cell table:style-name="表1.D67" office:value-type="string">
            <text:p text:style-name="P1"><text:span text:style-name="T2">燿</text:span></text:p>
          </table:table-cell>
          <table:table-cell table:style-name="表1.A2" office:value-type="string">
            <text:p text:style-name="P1"><text:span text:style-name="T1">硝</text:span></text:p>
          </table:table-cell>
          <table:table-cell table:style-name="表1.F67" office:value-type="string">
            <text:p text:style-name="P1"><text:span text:style-name="T2">硝</text:span></text:p>
          </table:table-cell>
          <table:table-cell table:style-name="表1.A2" office:value-type="string">
            <text:p text:style-name="P1"><text:span text:style-name="T1">納</text:span></text:p>
          </table:table-cell>
          <table:table-cell table:style-name="表1.H67" office:value-type="string">
            <text:p text:style-name="P1"><text:span text:style-name="T2">納</text:span></text:p>
          </table:table-cell>
          <table:table-cell table:style-name="表1.A2" office:value-type="string">
            <text:p text:style-name="P1"><text:span text:style-name="T1">翠</text:span></text:p>
          </table:table-cell>
          <table:table-cell table:style-name="表1.J67" office:value-type="string">
            <text:p text:style-name="P1"><text:span text:style-name="T2">翠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構</text:span></text:p>
          </table:table-cell>
          <table:table-cell table:style-name="表1.B68" office:value-type="string">
            <text:p text:style-name="P1"><text:span text:style-name="T2">構</text:span></text:p>
          </table:table-cell>
          <table:table-cell table:style-name="表1.A2" office:value-type="string">
            <text:p text:style-name="P1"><text:span text:style-name="T1">爵</text:span></text:p>
          </table:table-cell>
          <table:table-cell table:style-name="表1.D68" office:value-type="string">
            <text:p text:style-name="P1"><text:span text:style-name="T2">爵</text:span></text:p>
          </table:table-cell>
          <table:table-cell table:style-name="表1.A2" office:value-type="string">
            <text:p text:style-name="P1"><text:span text:style-name="T1">硬</text:span></text:p>
          </table:table-cell>
          <table:table-cell table:style-name="表1.F68" office:value-type="string">
            <text:p text:style-name="P1"><text:span text:style-name="T2">硬</text:span></text:p>
          </table:table-cell>
          <table:table-cell table:style-name="表1.A2" office:value-type="string">
            <text:p text:style-name="P1"><text:span text:style-name="T1">紛</text:span></text:p>
          </table:table-cell>
          <table:table-cell table:style-name="表1.H68" office:value-type="string">
            <text:p text:style-name="P1"><text:span text:style-name="T2">紛</text:span></text:p>
          </table:table-cell>
          <table:table-cell table:style-name="表1.A2" office:value-type="string">
            <text:p text:style-name="P1"><text:span text:style-name="T1">翡</text:span></text:p>
          </table:table-cell>
          <table:table-cell table:style-name="表1.J68" office:value-type="string">
            <text:p text:style-name="P1"><text:span text:style-name="T2">翡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機</text:span></text:p>
          </table:table-cell>
          <table:table-cell table:style-name="表1.B69" office:value-type="string">
            <text:p text:style-name="P1"><text:span text:style-name="T2">機</text:span></text:p>
          </table:table-cell>
          <table:table-cell table:style-name="表1.A2" office:value-type="string">
            <text:p text:style-name="P1"><text:span text:style-name="T1">父</text:span></text:p>
          </table:table-cell>
          <table:table-cell table:style-name="表1.D69" office:value-type="string">
            <text:p text:style-name="P1"><text:span text:style-name="T2">父</text:span></text:p>
          </table:table-cell>
          <table:table-cell table:style-name="表1.A2" office:value-type="string">
            <text:p text:style-name="P1"><text:span text:style-name="T1">磨</text:span></text:p>
          </table:table-cell>
          <table:table-cell table:style-name="表1.F69" office:value-type="string">
            <text:p text:style-name="P1"><text:span text:style-name="T2">磨</text:span></text:p>
          </table:table-cell>
          <table:table-cell table:style-name="表1.A2" office:value-type="string">
            <text:p text:style-name="P1"><text:span text:style-name="T1">終</text:span></text:p>
          </table:table-cell>
          <table:table-cell table:style-name="表1.H69" office:value-type="string">
            <text:p text:style-name="P1"><text:span text:style-name="T2">終</text:span></text:p>
          </table:table-cell>
          <table:table-cell table:style-name="表1.A2" office:value-type="string">
            <text:p text:style-name="P1"><text:span text:style-name="T1">翻</text:span></text:p>
          </table:table-cell>
          <table:table-cell table:style-name="表1.J69" office:value-type="string">
            <text:p text:style-name="P1"><text:span text:style-name="T2">翻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次</text:span></text:p>
          </table:table-cell>
          <table:table-cell table:style-name="表1.B70" office:value-type="string">
            <text:p text:style-name="P1"><text:span text:style-name="T2">次</text:span></text:p>
          </table:table-cell>
          <table:table-cell table:style-name="表1.A2" office:value-type="string">
            <text:p text:style-name="P1"><text:span text:style-name="T1">猶</text:span></text:p>
          </table:table-cell>
          <table:table-cell table:style-name="表1.D70" office:value-type="string">
            <text:p text:style-name="P1"><text:span text:style-name="T2">猶</text:span></text:p>
          </table:table-cell>
          <table:table-cell table:style-name="表1.A2" office:value-type="string">
            <text:p text:style-name="P1"><text:span text:style-name="T1">磯</text:span></text:p>
          </table:table-cell>
          <table:table-cell table:style-name="表1.F70" office:value-type="string">
            <text:p text:style-name="P1"><text:span text:style-name="T2">磯</text:span></text:p>
          </table:table-cell>
          <table:table-cell table:style-name="表1.A2" office:value-type="string">
            <text:p text:style-name="P1"><text:span text:style-name="T1">絞</text:span></text:p>
          </table:table-cell>
          <table:table-cell table:style-name="表1.H70" office:value-type="string">
            <text:p text:style-name="P1"><text:span text:style-name="T2">絞</text:span></text:p>
          </table:table-cell>
          <table:table-cell table:style-name="表1.A2" office:value-type="string">
            <text:p text:style-name="P1"><text:span text:style-name="T1">翼</text:span></text:p>
          </table:table-cell>
          <table:table-cell table:style-name="表1.J70" office:value-type="string">
            <text:p text:style-name="P1"><text:span text:style-name="T2">翼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泡</text:span></text:p>
          </table:table-cell>
          <table:table-cell table:style-name="表1.B71" office:value-type="string">
            <text:p text:style-name="P1"><text:span text:style-name="T2">泡</text:span></text:p>
          </table:table-cell>
          <table:table-cell table:style-name="表1.A2" office:value-type="string">
            <text:p text:style-name="P1"><text:span text:style-name="T1">率</text:span></text:p>
          </table:table-cell>
          <table:table-cell table:style-name="表1.D71" office:value-type="string">
            <text:p text:style-name="P1"><text:span text:style-name="T2">率</text:span></text:p>
          </table:table-cell>
          <table:table-cell table:style-name="表1.A2" office:value-type="string">
            <text:p text:style-name="P1"><text:span text:style-name="T1">程</text:span></text:p>
          </table:table-cell>
          <table:table-cell table:style-name="表1.F71" office:value-type="string">
            <text:p text:style-name="P1"><text:span text:style-name="T2">程</text:span></text:p>
          </table:table-cell>
          <table:table-cell table:style-name="表1.A2" office:value-type="string">
            <text:p text:style-name="P1"><text:span text:style-name="T1">綛</text:span></text:p>
          </table:table-cell>
          <table:table-cell table:style-name="表1.H71" office:value-type="string">
            <text:p text:style-name="P1"><text:span text:style-name="T2">綛</text:span></text:p>
          </table:table-cell>
          <table:table-cell table:style-name="表1.A2" office:value-type="string">
            <text:p text:style-name="P1"><text:span text:style-name="T1">耀</text:span></text:p>
          </table:table-cell>
          <table:table-cell table:style-name="表1.J71" office:value-type="string">
            <text:p text:style-name="P1"><text:span text:style-name="T2">耀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注</text:span></text:p>
          </table:table-cell>
          <table:table-cell table:style-name="表1.B72" office:value-type="string">
            <text:p text:style-name="P1"><text:span text:style-name="T2">注</text:span></text:p>
          </table:table-cell>
          <table:table-cell table:style-name="表1.A2" office:value-type="string">
            <text:p text:style-name="P1"><text:span text:style-name="T1">琲</text:span></text:p>
          </table:table-cell>
          <table:table-cell table:style-name="表1.D72" office:value-type="string">
            <text:p text:style-name="P1"><text:span text:style-name="T2">琲</text:span></text:p>
          </table:table-cell>
          <table:table-cell table:style-name="表1.A2" office:value-type="string">
            <text:p text:style-name="P1"><text:span text:style-name="T1">稱</text:span></text:p>
          </table:table-cell>
          <table:table-cell table:style-name="表1.F72" office:value-type="string">
            <text:p text:style-name="P1"><text:span text:style-name="T2">稱</text:span></text:p>
          </table:table-cell>
          <table:table-cell table:style-name="表1.A2" office:value-type="string">
            <text:p text:style-name="P1"><text:span text:style-name="T1">緋</text:span></text:p>
          </table:table-cell>
          <table:table-cell table:style-name="表1.H72" office:value-type="string">
            <text:p text:style-name="P1"><text:span text:style-name="T2">緋</text:span></text:p>
          </table:table-cell>
          <table:table-cell table:style-name="表1.A2" office:value-type="string">
            <text:p text:style-name="P1"><text:span text:style-name="T1">来</text:span></text:p>
          </table:table-cell>
          <table:table-cell table:style-name="表1.J72" office:value-type="string">
            <text:p text:style-name="P1"><text:span text:style-name="T2">来</text:span></text:p>
          </table:table-cell>
        </table:table-row>
        <text:soft-page-break/>
        <table:table-row table:style-name="表1.1"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耕</text:span></text:p>
          </table:table-cell>
          <table:table-cell table:style-name="表1.B74" office:value-type="string">
            <text:p text:style-name="P1"><text:span text:style-name="T2">耕</text:span></text:p>
          </table:table-cell>
          <table:table-cell table:style-name="表1.A2" office:value-type="string">
            <text:p text:style-name="P1"><text:span text:style-name="T1">菜</text:span></text:p>
          </table:table-cell>
          <table:table-cell table:style-name="表1.D74" office:value-type="string">
            <text:p text:style-name="P1"><text:span text:style-name="T2">菜</text:span></text:p>
          </table:table-cell>
          <table:table-cell table:style-name="表1.A2" office:value-type="string">
            <text:p text:style-name="P1"><text:span text:style-name="T1">訟</text:span></text:p>
          </table:table-cell>
          <table:table-cell table:style-name="表1.F74" office:value-type="string">
            <text:p text:style-name="P1"><text:span text:style-name="T2">訟</text:span></text:p>
          </table:table-cell>
          <table:table-cell table:style-name="表1.A2" office:value-type="string">
            <text:p text:style-name="P1"><text:span text:style-name="T1">購</text:span></text:p>
          </table:table-cell>
          <table:table-cell table:style-name="表1.H74" office:value-type="string">
            <text:p text:style-name="P1"><text:span text:style-name="T2">購</text:span></text:p>
          </table:table-cell>
          <table:table-cell table:style-name="表1.A2" office:value-type="string">
            <text:p text:style-name="P1"><text:span text:style-name="T1">迭</text:span></text:p>
          </table:table-cell>
          <table:table-cell table:style-name="表1.J74" office:value-type="string">
            <text:p text:style-name="P1"><text:span text:style-name="T2">迭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耗</text:span></text:p>
          </table:table-cell>
          <table:table-cell table:style-name="表1.B75" office:value-type="string">
            <text:p text:style-name="P1"><text:span text:style-name="T2">耗</text:span></text:p>
          </table:table-cell>
          <table:table-cell table:style-name="表1.A2" office:value-type="string">
            <text:p text:style-name="P1"><text:span text:style-name="T1">菟</text:span></text:p>
          </table:table-cell>
          <table:table-cell table:style-name="表1.D75" office:value-type="string">
            <text:p text:style-name="P1"><text:span text:style-name="T2">菟</text:span></text:p>
          </table:table-cell>
          <table:table-cell table:style-name="表1.A2" office:value-type="string">
            <text:p text:style-name="P1"><text:span text:style-name="T1">評</text:span></text:p>
          </table:table-cell>
          <table:table-cell table:style-name="表1.F75" office:value-type="string">
            <text:p text:style-name="P1"><text:span text:style-name="T2">評</text:span></text:p>
          </table:table-cell>
          <table:table-cell table:style-name="表1.A2" office:value-type="string">
            <text:p text:style-name="P1"><text:span text:style-name="T1">起</text:span></text:p>
          </table:table-cell>
          <table:table-cell table:style-name="表1.H75" office:value-type="string">
            <text:p text:style-name="P1"><text:span text:style-name="T2">起</text:span></text:p>
          </table:table-cell>
          <table:table-cell table:style-name="表1.A2" office:value-type="string">
            <text:p text:style-name="P1"><text:span text:style-name="T1">迯</text:span></text:p>
          </table:table-cell>
          <table:table-cell table:style-name="表1.J75" office:value-type="string">
            <text:p text:style-name="P1"><text:span text:style-name="T2">迯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聡</text:span></text:p>
          </table:table-cell>
          <table:table-cell table:style-name="表1.B76" office:value-type="string">
            <text:p text:style-name="P1"><text:span text:style-name="T2">聡</text:span></text:p>
          </table:table-cell>
          <table:table-cell table:style-name="表1.A2" office:value-type="string">
            <text:p text:style-name="P1"><text:span text:style-name="T1">菲</text:span></text:p>
          </table:table-cell>
          <table:table-cell table:style-name="表1.D76" office:value-type="string">
            <text:p text:style-name="P1"><text:span text:style-name="T2">菲</text:span></text:p>
          </table:table-cell>
          <table:table-cell table:style-name="表1.A2" office:value-type="string">
            <text:p text:style-name="P1"><text:span text:style-name="T1">認</text:span></text:p>
          </table:table-cell>
          <table:table-cell table:style-name="表1.F76" office:value-type="string">
            <text:p text:style-name="P1"><text:span text:style-name="T2">認</text:span></text:p>
          </table:table-cell>
          <table:table-cell table:style-name="表1.A2" office:value-type="string">
            <text:p text:style-name="P1"><text:span text:style-name="T1">距</text:span></text:p>
          </table:table-cell>
          <table:table-cell table:style-name="表1.H76" office:value-type="string">
            <text:p text:style-name="P1"><text:span text:style-name="T2">距</text:span></text:p>
          </table:table-cell>
          <table:table-cell table:style-name="表1.A2" office:value-type="string">
            <text:p text:style-name="P1"><text:span text:style-name="T1">述</text:span></text:p>
          </table:table-cell>
          <table:table-cell table:style-name="表1.J76" office:value-type="string">
            <text:p text:style-name="P1"><text:span text:style-name="T2">述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肉</text:span></text:p>
          </table:table-cell>
          <table:table-cell table:style-name="表1.B77" office:value-type="string">
            <text:p text:style-name="P1"><text:span text:style-name="T2">肉</text:span></text:p>
          </table:table-cell>
          <table:table-cell table:style-name="表1.A2" office:value-type="string">
            <text:p text:style-name="P1"><text:span text:style-name="T1">蔗</text:span></text:p>
          </table:table-cell>
          <table:table-cell table:style-name="表1.D77" office:value-type="string">
            <text:p text:style-name="P1"><text:span text:style-name="T2">蔗</text:span></text:p>
          </table:table-cell>
          <table:table-cell table:style-name="表1.A2" office:value-type="string">
            <text:p text:style-name="P1"><text:span text:style-name="T1">誕</text:span></text:p>
          </table:table-cell>
          <table:table-cell table:style-name="表1.F77" office:value-type="string">
            <text:p text:style-name="P1"><text:span text:style-name="T2">誕</text:span></text:p>
          </table:table-cell>
          <table:table-cell table:style-name="表1.A2" office:value-type="string">
            <text:p text:style-name="P1"><text:span text:style-name="T1">跳</text:span></text:p>
          </table:table-cell>
          <table:table-cell table:style-name="表1.H77" office:value-type="string">
            <text:p text:style-name="P1"><text:span text:style-name="T2">跳</text:span></text:p>
          </table:table-cell>
          <table:table-cell table:style-name="表1.A2" office:value-type="string">
            <text:p text:style-name="P1"><text:span text:style-name="T1">迷</text:span></text:p>
          </table:table-cell>
          <table:table-cell table:style-name="表1.J77" office:value-type="string">
            <text:p text:style-name="P1"><text:span text:style-name="T2">迷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胞</text:span></text:p>
          </table:table-cell>
          <table:table-cell table:style-name="表1.B78" office:value-type="string">
            <text:p text:style-name="P1"><text:span text:style-name="T2">胞</text:span></text:p>
          </table:table-cell>
          <table:table-cell table:style-name="表1.A2" office:value-type="string">
            <text:p text:style-name="P1"><text:span text:style-name="T1">蕝</text:span></text:p>
          </table:table-cell>
          <table:table-cell table:style-name="表1.D78" office:value-type="string">
            <text:p text:style-name="P1"><text:span text:style-name="T2">蕝</text:span></text:p>
          </table:table-cell>
          <table:table-cell table:style-name="表1.A2" office:value-type="string">
            <text:p text:style-name="P1"><text:span text:style-name="T1">誠</text:span></text:p>
          </table:table-cell>
          <table:table-cell table:style-name="表1.F78" office:value-type="string">
            <text:p text:style-name="P1"><text:span text:style-name="T2">誠</text:span></text:p>
          </table:table-cell>
          <table:table-cell table:style-name="表1.A2" office:value-type="string">
            <text:p text:style-name="P1"><text:span text:style-name="T1">躍</text:span></text:p>
          </table:table-cell>
          <table:table-cell table:style-name="表1.H78" office:value-type="string">
            <text:p text:style-name="P1"><text:span text:style-name="T2">躍</text:span></text:p>
          </table:table-cell>
          <table:table-cell table:style-name="表1.A2" office:value-type="string">
            <text:p text:style-name="P1"><text:span text:style-name="T1">追</text:span></text:p>
          </table:table-cell>
          <table:table-cell table:style-name="表1.J78" office:value-type="string">
            <text:p text:style-name="P1"><text:span text:style-name="T2">追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脆</text:span></text:p>
          </table:table-cell>
          <table:table-cell table:style-name="表1.B79" office:value-type="string">
            <text:p text:style-name="P1"><text:span text:style-name="T2">脆</text:span></text:p>
          </table:table-cell>
          <table:table-cell table:style-name="表1.A2" office:value-type="string">
            <text:p text:style-name="P1"><text:span text:style-name="T1">簿</text:span></text:p>
          </table:table-cell>
          <table:table-cell table:style-name="表1.D79" office:value-type="string">
            <text:p text:style-name="P1"><text:span text:style-name="T2">簿</text:span></text:p>
          </table:table-cell>
          <table:table-cell table:style-name="表1.A2" office:value-type="string">
            <text:p text:style-name="P1"><text:span text:style-name="T1">誤</text:span></text:p>
          </table:table-cell>
          <table:table-cell table:style-name="表1.F79" office:value-type="string">
            <text:p text:style-name="P1"><text:span text:style-name="T2">誤</text:span></text:p>
          </table:table-cell>
          <table:table-cell table:style-name="表1.A2" office:value-type="string">
            <text:p text:style-name="P1"><text:span text:style-name="T1">軌</text:span></text:p>
          </table:table-cell>
          <table:table-cell table:style-name="表1.H79" office:value-type="string">
            <text:p text:style-name="P1"><text:span text:style-name="T2">軌</text:span></text:p>
          </table:table-cell>
          <table:table-cell table:style-name="表1.A2" office:value-type="string">
            <text:p text:style-name="P1"><text:span text:style-name="T1">退</text:span></text:p>
          </table:table-cell>
          <table:table-cell table:style-name="表1.J79" office:value-type="string">
            <text:p text:style-name="P1"><text:span text:style-name="T2">退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脈</text:span></text:p>
          </table:table-cell>
          <table:table-cell table:style-name="表1.B80" office:value-type="string">
            <text:p text:style-name="P1"><text:span text:style-name="T2">脈</text:span></text:p>
          </table:table-cell>
          <table:table-cell table:style-name="表1.A2" office:value-type="string">
            <text:p text:style-name="P1"><text:span text:style-name="T1">藤</text:span></text:p>
          </table:table-cell>
          <table:table-cell table:style-name="表1.D80" office:value-type="string">
            <text:p text:style-name="P1"><text:span text:style-name="T2">藤</text:span></text:p>
          </table:table-cell>
          <table:table-cell table:style-name="表1.A2" office:value-type="string">
            <text:p text:style-name="P1"><text:span text:style-name="T1">調</text:span></text:p>
          </table:table-cell>
          <table:table-cell table:style-name="表1.F80" office:value-type="string">
            <text:p text:style-name="P1"><text:span text:style-name="T2">調</text:span></text:p>
          </table:table-cell>
          <table:table-cell table:style-name="表1.A2" office:value-type="string">
            <text:p text:style-name="P1"><text:span text:style-name="T1">較</text:span></text:p>
          </table:table-cell>
          <table:table-cell table:style-name="表1.H80" office:value-type="string">
            <text:p text:style-name="P1"><text:span text:style-name="T2">較</text:span></text:p>
          </table:table-cell>
          <table:table-cell table:style-name="表1.A2" office:value-type="string">
            <text:p text:style-name="P1"><text:span text:style-name="T1">送</text:span></text:p>
          </table:table-cell>
          <table:table-cell table:style-name="表1.J80" office:value-type="string">
            <text:p text:style-name="P1"><text:span text:style-name="T2">送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腓</text:span></text:p>
          </table:table-cell>
          <table:table-cell table:style-name="表1.B81" office:value-type="string">
            <text:p text:style-name="P1"><text:span text:style-name="T2">腓</text:span></text:p>
          </table:table-cell>
          <table:table-cell table:style-name="表1.A2" office:value-type="string">
            <text:p text:style-name="P1"><text:span text:style-name="T1">虐</text:span></text:p>
          </table:table-cell>
          <table:table-cell table:style-name="表1.D81" office:value-type="string">
            <text:p text:style-name="P1"><text:span text:style-name="T2">虐</text:span></text:p>
          </table:table-cell>
          <table:table-cell table:style-name="表1.A2" office:value-type="string">
            <text:p text:style-name="P1"><text:span text:style-name="T1">請</text:span></text:p>
          </table:table-cell>
          <table:table-cell table:style-name="表1.F81" office:value-type="string">
            <text:p text:style-name="P1"><text:span text:style-name="T2">請</text:span></text:p>
          </table:table-cell>
          <table:table-cell table:style-name="表1.A2" office:value-type="string">
            <text:p text:style-name="P1"><text:span text:style-name="T1">輩</text:span></text:p>
          </table:table-cell>
          <table:table-cell table:style-name="表1.H81" office:value-type="string">
            <text:p text:style-name="P1"><text:span text:style-name="T2">輩</text:span></text:p>
          </table:table-cell>
          <table:table-cell table:style-name="表1.A2" office:value-type="string">
            <text:p text:style-name="P1"><text:span text:style-name="T1">逆</text:span></text:p>
          </table:table-cell>
          <table:table-cell table:style-name="表1.J81" office:value-type="string">
            <text:p text:style-name="P1"><text:span text:style-name="T2">逆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腔</text:span></text:p>
          </table:table-cell>
          <table:table-cell table:style-name="表1.B82" office:value-type="string">
            <text:p text:style-name="P1"><text:span text:style-name="T2">腔</text:span></text:p>
          </table:table-cell>
          <table:table-cell table:style-name="表1.A2" office:value-type="string">
            <text:p text:style-name="P1"><text:span text:style-name="T1">虞</text:span></text:p>
          </table:table-cell>
          <table:table-cell table:style-name="表1.D82" office:value-type="string">
            <text:p text:style-name="P1"><text:span text:style-name="T2">虞</text:span></text:p>
          </table:table-cell>
          <table:table-cell table:style-name="表1.A2" office:value-type="string">
            <text:p text:style-name="P1"><text:span text:style-name="T1">諮</text:span></text:p>
          </table:table-cell>
          <table:table-cell table:style-name="表1.F82" office:value-type="string">
            <text:p text:style-name="P1"><text:span text:style-name="T2">諮</text:span></text:p>
          </table:table-cell>
          <table:table-cell table:style-name="表1.A2" office:value-type="string">
            <text:p text:style-name="P1"><text:span text:style-name="T1">轄</text:span></text:p>
          </table:table-cell>
          <table:table-cell table:style-name="表1.H82" office:value-type="string">
            <text:p text:style-name="P1"><text:span text:style-name="T2">轄</text:span></text:p>
          </table:table-cell>
          <table:table-cell table:style-name="表1.A2" office:value-type="string">
            <text:p text:style-name="P1"><text:span text:style-name="T1">透</text:span></text:p>
          </table:table-cell>
          <table:table-cell table:style-name="表1.J82" office:value-type="string">
            <text:p text:style-name="P1"><text:span text:style-name="T2">透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舛</text:span></text:p>
          </table:table-cell>
          <table:table-cell table:style-name="表1.B83" office:value-type="string">
            <text:p text:style-name="P1"><text:span text:style-name="T2">舛</text:span></text:p>
          </table:table-cell>
          <table:table-cell table:style-name="表1.A2" office:value-type="string">
            <text:p text:style-name="P1"><text:span text:style-name="T1">蚊</text:span></text:p>
          </table:table-cell>
          <table:table-cell table:style-name="表1.D83" office:value-type="string">
            <text:p text:style-name="P1"><text:span text:style-name="T2">蚊</text:span></text:p>
          </table:table-cell>
          <table:table-cell table:style-name="表1.A2" office:value-type="string">
            <text:p text:style-name="P1"><text:span text:style-name="T1">謄</text:span></text:p>
          </table:table-cell>
          <table:table-cell table:style-name="表1.F83" office:value-type="string">
            <text:p text:style-name="P1"><text:span text:style-name="T2">謄</text:span></text:p>
          </table:table-cell>
          <table:table-cell table:style-name="表1.A2" office:value-type="string">
            <text:p text:style-name="P1"><text:span text:style-name="T1">込</text:span></text:p>
          </table:table-cell>
          <table:table-cell table:style-name="表1.H83" office:value-type="string">
            <text:p text:style-name="P1"><text:span text:style-name="T2">込</text:span></text:p>
          </table:table-cell>
          <table:table-cell table:style-name="表1.A2" office:value-type="string">
            <text:p text:style-name="P1"><text:span text:style-name="T1">逐</text:span></text:p>
          </table:table-cell>
          <table:table-cell table:style-name="表1.J83" office:value-type="string">
            <text:p text:style-name="P1"><text:span text:style-name="T2">逐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船</text:span></text:p>
          </table:table-cell>
          <table:table-cell table:style-name="表1.B84" office:value-type="string">
            <text:p text:style-name="P1"><text:span text:style-name="T2">船</text:span></text:p>
          </table:table-cell>
          <table:table-cell table:style-name="表1.A2" office:value-type="string">
            <text:p text:style-name="P1"><text:span text:style-name="T1">蜚</text:span></text:p>
          </table:table-cell>
          <table:table-cell table:style-name="表1.D84" office:value-type="string">
            <text:p text:style-name="P1"><text:span text:style-name="T2">蜚</text:span></text:p>
          </table:table-cell>
          <table:table-cell table:style-name="表1.A2" office:value-type="string">
            <text:p text:style-name="P1"><text:span text:style-name="T1">謙</text:span></text:p>
          </table:table-cell>
          <table:table-cell table:style-name="表1.F84" office:value-type="string">
            <text:p text:style-name="P1"><text:span text:style-name="T2">謙</text:span></text:p>
          </table:table-cell>
          <table:table-cell table:style-name="表1.A2" office:value-type="string">
            <text:p text:style-name="P1"><text:span text:style-name="T1">迅</text:span></text:p>
          </table:table-cell>
          <table:table-cell table:style-name="表1.H84" office:value-type="string">
            <text:p text:style-name="P1"><text:span text:style-name="T2">迅</text:span></text:p>
          </table:table-cell>
          <table:table-cell table:style-name="表1.A2" office:value-type="string">
            <text:p text:style-name="P1"><text:span text:style-name="T1">途</text:span></text:p>
          </table:table-cell>
          <table:table-cell table:style-name="表1.J84" office:value-type="string">
            <text:p text:style-name="P1"><text:span text:style-name="T2">途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艇</text:span></text:p>
          </table:table-cell>
          <table:table-cell table:style-name="表1.B85" office:value-type="string">
            <text:p text:style-name="P1"><text:span text:style-name="T2">艇</text:span></text:p>
          </table:table-cell>
          <table:table-cell table:style-name="表1.A2" office:value-type="string">
            <text:p text:style-name="P1"><text:span text:style-name="T1">螽</text:span></text:p>
          </table:table-cell>
          <table:table-cell table:style-name="表1.D85" office:value-type="string">
            <text:p text:style-name="P1"><text:span text:style-name="T2">螽</text:span></text:p>
          </table:table-cell>
          <table:table-cell table:style-name="表1.A2" office:value-type="string">
            <text:p text:style-name="P1"><text:span text:style-name="T1">講</text:span></text:p>
          </table:table-cell>
          <table:table-cell table:style-name="表1.F85" office:value-type="string">
            <text:p text:style-name="P1"><text:span text:style-name="T2">講</text:span></text:p>
          </table:table-cell>
          <table:table-cell table:style-name="表1.A2" office:value-type="string">
            <text:p text:style-name="P1"><text:span text:style-name="T1">迎</text:span></text:p>
          </table:table-cell>
          <table:table-cell table:style-name="表1.H85" office:value-type="string">
            <text:p text:style-name="P1"><text:span text:style-name="T2">迎</text:span></text:p>
          </table:table-cell>
          <table:table-cell table:style-name="表1.A2" office:value-type="string">
            <text:p text:style-name="P1"><text:span text:style-name="T1">通</text:span></text:p>
          </table:table-cell>
          <table:table-cell table:style-name="表1.J85" office:value-type="string">
            <text:p text:style-name="P1"><text:span text:style-name="T2">通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花</text:span></text:p>
          </table:table-cell>
          <table:table-cell table:style-name="表1.B86" office:value-type="string">
            <text:p text:style-name="P1"><text:span text:style-name="T2">花</text:span></text:p>
          </table:table-cell>
          <table:table-cell table:style-name="表1.A2" office:value-type="string">
            <text:p text:style-name="P1"><text:span text:style-name="T1">蠅</text:span></text:p>
          </table:table-cell>
          <table:table-cell table:style-name="表1.D86" office:value-type="string">
            <text:p text:style-name="P1"><text:span text:style-name="T2">蠅</text:span></text:p>
          </table:table-cell>
          <table:table-cell table:style-name="表1.A2" office:value-type="string">
            <text:p text:style-name="P1"><text:span text:style-name="T1">負</text:span></text:p>
          </table:table-cell>
          <table:table-cell table:style-name="表1.F86" office:value-type="string">
            <text:p text:style-name="P1"><text:span text:style-name="T2">負</text:span></text:p>
          </table:table-cell>
          <table:table-cell table:style-name="表1.A2" office:value-type="string">
            <text:p text:style-name="P1"><text:span text:style-name="T1">近</text:span></text:p>
          </table:table-cell>
          <table:table-cell table:style-name="表1.H86" office:value-type="string">
            <text:p text:style-name="P1"><text:span text:style-name="T2">近</text:span></text:p>
          </table:table-cell>
          <table:table-cell table:style-name="表1.A2" office:value-type="string">
            <text:p text:style-name="P1"><text:span text:style-name="T1">逝</text:span></text:p>
          </table:table-cell>
          <table:table-cell table:style-name="表1.J86" office:value-type="string">
            <text:p text:style-name="P1"><text:span text:style-name="T2">逝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苒</text:span></text:p>
          </table:table-cell>
          <table:table-cell table:style-name="表1.B87" office:value-type="string">
            <text:p text:style-name="P1"><text:span text:style-name="T2">苒</text:span></text:p>
          </table:table-cell>
          <table:table-cell table:style-name="表1.A2" office:value-type="string">
            <text:p text:style-name="P1"><text:span text:style-name="T1">術</text:span></text:p>
          </table:table-cell>
          <table:table-cell table:style-name="表1.D87" office:value-type="string">
            <text:p text:style-name="P1"><text:span text:style-name="T2">術</text:span></text:p>
          </table:table-cell>
          <table:table-cell table:style-name="表1.A2" office:value-type="string">
            <text:p text:style-name="P1"><text:span text:style-name="T1">貧</text:span></text:p>
          </table:table-cell>
          <table:table-cell table:style-name="表1.F87" office:value-type="string">
            <text:p text:style-name="P1"><text:span text:style-name="T2">貧</text:span></text:p>
          </table:table-cell>
          <table:table-cell table:style-name="表1.A2" office:value-type="string">
            <text:p text:style-name="P1"><text:span text:style-name="T1">返</text:span></text:p>
          </table:table-cell>
          <table:table-cell table:style-name="表1.H87" office:value-type="string">
            <text:p text:style-name="P1"><text:span text:style-name="T2">返</text:span></text:p>
          </table:table-cell>
          <table:table-cell table:style-name="表1.A2" office:value-type="string">
            <text:p text:style-name="P1"><text:span text:style-name="T1">逞</text:span></text:p>
          </table:table-cell>
          <table:table-cell table:style-name="表1.J87" office:value-type="string">
            <text:p text:style-name="P1"><text:span text:style-name="T2">逞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苣</text:span></text:p>
          </table:table-cell>
          <table:table-cell table:style-name="表1.B88" office:value-type="string">
            <text:p text:style-name="P1"><text:span text:style-name="T2">苣</text:span></text:p>
          </table:table-cell>
          <table:table-cell table:style-name="表1.A2" office:value-type="string">
            <text:p text:style-name="P1"><text:span text:style-name="T1">裴</text:span></text:p>
          </table:table-cell>
          <table:table-cell table:style-name="表1.D88" office:value-type="string">
            <text:p text:style-name="P1"><text:span text:style-name="T2">裴</text:span></text:p>
          </table:table-cell>
          <table:table-cell table:style-name="表1.A2" office:value-type="string">
            <text:p text:style-name="P1"><text:span text:style-name="T1">貨</text:span></text:p>
          </table:table-cell>
          <table:table-cell table:style-name="表1.F88" office:value-type="string">
            <text:p text:style-name="P1"><text:span text:style-name="T2">貨</text:span></text:p>
          </table:table-cell>
          <table:table-cell table:style-name="表1.A2" office:value-type="string">
            <text:p text:style-name="P1"><text:span text:style-name="T1">迩</text:span></text:p>
          </table:table-cell>
          <table:table-cell table:style-name="表1.H88" office:value-type="string">
            <text:p text:style-name="P1"><text:span text:style-name="T2">迩</text:span></text:p>
          </table:table-cell>
          <table:table-cell table:style-name="表1.A2" office:value-type="string">
            <text:p text:style-name="P1"><text:span text:style-name="T1">速</text:span></text:p>
          </table:table-cell>
          <table:table-cell table:style-name="表1.J88" office:value-type="string">
            <text:p text:style-name="P1"><text:span text:style-name="T2">速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荒</text:span></text:p>
          </table:table-cell>
          <table:table-cell table:style-name="表1.B89" office:value-type="string">
            <text:p text:style-name="P1"><text:span text:style-name="T2">荒</text:span></text:p>
          </table:table-cell>
          <table:table-cell table:style-name="表1.A2" office:value-type="string">
            <text:p text:style-name="P1"><text:span text:style-name="T1">要</text:span></text:p>
          </table:table-cell>
          <table:table-cell table:style-name="表1.D89" office:value-type="string">
            <text:p text:style-name="P1"><text:span text:style-name="T2">要</text:span></text:p>
          </table:table-cell>
          <table:table-cell table:style-name="表1.A2" office:value-type="string">
            <text:p text:style-name="P1"><text:span text:style-name="T1">資</text:span></text:p>
          </table:table-cell>
          <table:table-cell table:style-name="表1.F89" office:value-type="string">
            <text:p text:style-name="P1"><text:span text:style-name="T2">資</text:span></text:p>
          </table:table-cell>
          <table:table-cell table:style-name="表1.A2" office:value-type="string">
            <text:p text:style-name="P1"><text:span text:style-name="T1">迪</text:span></text:p>
          </table:table-cell>
          <table:table-cell table:style-name="表1.H89" office:value-type="string">
            <text:p text:style-name="P1"><text:span text:style-name="T2">迪</text:span></text:p>
          </table:table-cell>
          <table:table-cell table:style-name="表1.A2" office:value-type="string">
            <text:p text:style-name="P1"><text:span text:style-name="T1">逮</text:span></text:p>
          </table:table-cell>
          <table:table-cell table:style-name="表1.J89" office:value-type="string">
            <text:p text:style-name="P1"><text:span text:style-name="T2">逮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荵</text:span></text:p>
          </table:table-cell>
          <table:table-cell table:style-name="表1.B90" office:value-type="string">
            <text:p text:style-name="P1"><text:span text:style-name="T2">荵</text:span></text:p>
          </table:table-cell>
          <table:table-cell table:style-name="表1.A2" office:value-type="string">
            <text:p text:style-name="P1"><text:span text:style-name="T1">覯</text:span></text:p>
          </table:table-cell>
          <table:table-cell table:style-name="表1.D90" office:value-type="string">
            <text:p text:style-name="P1"><text:span text:style-name="T2">覯</text:span></text:p>
          </table:table-cell>
          <table:table-cell table:style-name="表1.A2" office:value-type="string">
            <text:p text:style-name="P1"><text:span text:style-name="T1">賊</text:span></text:p>
          </table:table-cell>
          <table:table-cell table:style-name="表1.F90" office:value-type="string">
            <text:p text:style-name="P1"><text:span text:style-name="T2">賊</text:span></text:p>
          </table:table-cell>
          <table:table-cell table:style-name="表1.A2" office:value-type="string">
            <text:p text:style-name="P1"><text:span text:style-name="T1">迫</text:span></text:p>
          </table:table-cell>
          <table:table-cell table:style-name="表1.H90" office:value-type="string">
            <text:p text:style-name="P1"><text:span text:style-name="T2">迫</text:span></text:p>
          </table:table-cell>
          <table:table-cell table:style-name="表1.A2" office:value-type="string">
            <text:p text:style-name="P1"><text:span text:style-name="T1">週</text:span></text:p>
          </table:table-cell>
          <table:table-cell table:style-name="表1.J90" office:value-type="string">
            <text:p text:style-name="P1"><text:span text:style-name="T2">週</text:span><text:bookmark text:name="_Hlk515813811"/></text:p>
          </table:table-cell>
        </table:table-row>
        <text:soft-page-break/>
        <table:table-row table:style-name="表1.1"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進</text:span></text:p>
          </table:table-cell>
          <table:table-cell table:style-name="表1.B92" office:value-type="string">
            <text:p text:style-name="P1"><text:span text:style-name="T2">進</text:span></text:p>
          </table:table-cell>
          <table:table-cell table:style-name="表1.A2" office:value-type="string">
            <text:p text:style-name="P1"><text:span text:style-name="T1">避</text:span></text:p>
          </table:table-cell>
          <table:table-cell table:style-name="表1.D92" office:value-type="string">
            <text:p text:style-name="P1"><text:span text:style-name="T2">避</text:span></text:p>
          </table:table-cell>
          <table:table-cell table:style-name="表1.A2" office:value-type="string">
            <text:p text:style-name="P1"><text:span text:style-name="T1">隻</text:span></text:p>
          </table:table-cell>
          <table:table-cell table:style-name="表1.F92" office:value-type="string">
            <text:p text:style-name="P1"><text:span text:style-name="T2">隻</text:span></text:p>
          </table:table-cell>
          <table:table-cell table:style-name="表1.A2" office:value-type="string">
            <text:p text:style-name="P1"><text:span text:style-name="T1">魔</text:span></text:p>
          </table:table-cell>
          <table:table-cell table:style-name="表1.H92" office:value-type="string">
            <text:p text:style-name="P1"><text:span text:style-name="T2">魔</text:span></text:p>
          </table:table-cell>
          <table:table-cell table:style-name="表1.A2" office:value-type="string">
            <text:p text:style-name="P1"><text:span text:style-name="T1">匿</text:span></text:p>
          </table:table-cell>
          <table:table-cell table:style-name="表1.J92" office:value-type="string">
            <text:p text:style-name="P1"><text:span text:style-name="T2">匿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達</text:span></text:p>
          </table:table-cell>
          <table:table-cell table:style-name="表1.B93" office:value-type="string">
            <text:p text:style-name="P1"><text:span text:style-name="T2">達</text:span></text:p>
          </table:table-cell>
          <table:table-cell table:style-name="表1.A2" office:value-type="string">
            <text:p text:style-name="P1"><text:span text:style-name="T1">還</text:span></text:p>
          </table:table-cell>
          <table:table-cell table:style-name="表1.D93" office:value-type="string">
            <text:p text:style-name="P1"><text:span text:style-name="T2">還</text:span></text:p>
          </table:table-cell>
          <table:table-cell table:style-name="表1.A2" office:value-type="string">
            <text:p text:style-name="P1"><text:span text:style-name="T1">雙</text:span></text:p>
          </table:table-cell>
          <table:table-cell table:style-name="表1.F93" office:value-type="string">
            <text:p text:style-name="P1"><text:span text:style-name="T2">雙</text:span></text:p>
          </table:table-cell>
          <table:table-cell table:style-name="表1.A2" office:value-type="string">
            <text:p text:style-name="P1"><text:span text:style-name="T1">鮗</text:span></text:p>
          </table:table-cell>
          <table:table-cell table:style-name="表1.H93" office:value-type="string">
            <text:p text:style-name="P1"><text:span text:style-name="T2">鮗</text:span></text:p>
          </table:table-cell>
          <table:table-cell table:style-name="表1.A2" office:value-type="string">
            <text:p text:style-name="P1"><text:span text:style-name="T1">庶</text:span></text:p>
          </table:table-cell>
          <table:table-cell table:style-name="表1.J93" office:value-type="string">
            <text:p text:style-name="P1"><text:span text:style-name="T2">庶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遁</text:span></text:p>
          </table:table-cell>
          <table:table-cell table:style-name="表1.B94" office:value-type="string">
            <text:p text:style-name="P1"><text:span text:style-name="T2">遁</text:span></text:p>
          </table:table-cell>
          <table:table-cell table:style-name="表1.A2" office:value-type="string">
            <text:p text:style-name="P1"><text:span text:style-name="T1">那</text:span></text:p>
          </table:table-cell>
          <table:table-cell table:style-name="表1.D94" office:value-type="string">
            <text:p text:style-name="P1"><text:span text:style-name="T2">那</text:span></text:p>
          </table:table-cell>
          <table:table-cell table:style-name="表1.A2" office:value-type="string">
            <text:p text:style-name="P1"><text:span text:style-name="T1">雪</text:span></text:p>
          </table:table-cell>
          <table:table-cell table:style-name="表1.F94" office:value-type="string">
            <text:p text:style-name="P1"><text:span text:style-name="T2">雪</text:span></text:p>
          </table:table-cell>
          <table:table-cell table:style-name="表1.A2" office:value-type="string">
            <text:p text:style-name="P1"><text:span text:style-name="T1">鯛</text:span></text:p>
          </table:table-cell>
          <table:table-cell table:style-name="表1.H94" office:value-type="string">
            <text:p text:style-name="P1"><text:span text:style-name="T2">鯛</text:span></text:p>
          </table:table-cell>
          <table:table-cell table:style-name="表1.A2" office:value-type="string">
            <text:p text:style-name="P1"><text:span text:style-name="T1">辺</text:span></text:p>
          </table:table-cell>
          <table:table-cell table:style-name="表1.J94" office:value-type="string">
            <text:p text:style-name="P1"><text:span text:style-name="T2">辺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遂</text:span></text:p>
          </table:table-cell>
          <table:table-cell table:style-name="表1.B95" office:value-type="string">
            <text:p text:style-name="P1"><text:span text:style-name="T2">遂</text:span></text:p>
          </table:table-cell>
          <table:table-cell table:style-name="表1.A2" office:value-type="string">
            <text:p text:style-name="P1"><text:span text:style-name="T1">邦</text:span></text:p>
          </table:table-cell>
          <table:table-cell table:style-name="表1.D95" office:value-type="string">
            <text:p text:style-name="P1"><text:span text:style-name="T2">邦</text:span></text:p>
          </table:table-cell>
          <table:table-cell table:style-name="表1.A2" office:value-type="string">
            <text:p text:style-name="P1"><text:span text:style-name="T1">雰</text:span></text:p>
          </table:table-cell>
          <table:table-cell table:style-name="表1.F95" office:value-type="string">
            <text:p text:style-name="P1"><text:span text:style-name="T2">雰</text:span></text:p>
          </table:table-cell>
          <table:table-cell table:style-name="表1.A2" office:value-type="string">
            <text:p text:style-name="P1"><text:span text:style-name="T1">鯡</text:span></text:p>
          </table:table-cell>
          <table:table-cell table:style-name="表1.H95" office:value-type="string">
            <text:p text:style-name="P1"><text:span text:style-name="T2">鯡</text:span></text:p>
          </table:table-cell>
          <table:table-cell table:style-name="表1.A2" office:value-type="string">
            <text:p text:style-name="P1"><text:span text:style-name="T1">遅</text:span></text:p>
          </table:table-cell>
          <table:table-cell table:style-name="表1.J95" office:value-type="string">
            <text:p text:style-name="P1"><text:span text:style-name="T2">遅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遇</text:span></text:p>
          </table:table-cell>
          <table:table-cell table:style-name="表1.B96" office:value-type="string">
            <text:p text:style-name="P1"><text:span text:style-name="T2">遇</text:span></text:p>
          </table:table-cell>
          <table:table-cell table:style-name="表1.A2" office:value-type="string">
            <text:p text:style-name="P1"><text:span text:style-name="T1">邪</text:span></text:p>
          </table:table-cell>
          <table:table-cell table:style-name="表1.D96" office:value-type="string">
            <text:p text:style-name="P1"><text:span text:style-name="T2">邪</text:span></text:p>
          </table:table-cell>
          <table:table-cell table:style-name="表1.A2" office:value-type="string">
            <text:p text:style-name="P1"><text:span text:style-name="T1">音</text:span></text:p>
          </table:table-cell>
          <table:table-cell table:style-name="表1.F96" office:value-type="string">
            <text:p text:style-name="P1"><text:span text:style-name="T2">音</text:span></text:p>
          </table:table-cell>
          <table:table-cell table:style-name="表1.A2" office:value-type="string">
            <text:p text:style-name="P1"><text:span text:style-name="T1">鱈</text:span></text:p>
          </table:table-cell>
          <table:table-cell table:style-name="表1.H96" office:value-type="string">
            <text:p text:style-name="P1"><text:span text:style-name="T2">鱈</text:span></text:p>
          </table:table-cell>
          <table:table-cell table:style-name="表1.A2" office:value-type="string">
            <text:p text:style-name="P1"><text:span text:style-name="T1">逓</text:span></text:p>
          </table:table-cell>
          <table:table-cell table:style-name="表1.J96" office:value-type="string">
            <text:p text:style-name="P1"><text:span text:style-name="T2">逓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遊</text:span></text:p>
          </table:table-cell>
          <table:table-cell table:style-name="表1.B97" office:value-type="string">
            <text:p text:style-name="P1"><text:span text:style-name="T2">遊</text:span></text:p>
          </table:table-cell>
          <table:table-cell table:style-name="表1.A2" office:value-type="string">
            <text:p text:style-name="P1"><text:span text:style-name="T1">郷</text:span></text:p>
          </table:table-cell>
          <table:table-cell table:style-name="表1.D97" office:value-type="string">
            <text:p text:style-name="P1"><text:span text:style-name="T2">郷</text:span></text:p>
          </table:table-cell>
          <table:table-cell table:style-name="表1.A2" office:value-type="string">
            <text:p text:style-name="P1"><text:span text:style-name="T1">響</text:span></text:p>
          </table:table-cell>
          <table:table-cell table:style-name="表1.F97" office:value-type="string">
            <text:p text:style-name="P1"><text:span text:style-name="T2">響</text:span></text:p>
          </table:table-cell>
          <table:table-cell table:style-name="表1.A2" office:value-type="string">
            <text:p text:style-name="P1"><text:span text:style-name="T1">麪</text:span></text:p>
          </table:table-cell>
          <table:table-cell table:style-name="表1.H97" office:value-type="string">
            <text:p text:style-name="P1"><text:span text:style-name="T2">麪</text:span></text:p>
          </table:table-cell>
          <table:table-cell table:style-name="表1.A2" office:value-type="string">
            <text:p text:style-name="P1"><text:span text:style-name="T1">偽</text:span></text:p>
          </table:table-cell>
          <table:table-cell table:style-name="表1.J97" office:value-type="string">
            <text:p text:style-name="P1"><text:span text:style-name="T2">偽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運</text:span></text:p>
          </table:table-cell>
          <table:table-cell table:style-name="表1.B98" office:value-type="string">
            <text:p text:style-name="P1"><text:span text:style-name="T2">運</text:span></text:p>
          </table:table-cell>
          <table:table-cell table:style-name="表1.A2" office:value-type="string">
            <text:p text:style-name="P1"><text:span text:style-name="T1">酷</text:span></text:p>
          </table:table-cell>
          <table:table-cell table:style-name="表1.D98" office:value-type="string">
            <text:p text:style-name="P1"><text:span text:style-name="T2">酷</text:span></text:p>
          </table:table-cell>
          <table:table-cell table:style-name="表1.A2" office:value-type="string">
            <text:p text:style-name="P1"><text:span text:style-name="T1">頌</text:span></text:p>
          </table:table-cell>
          <table:table-cell table:style-name="表1.F98" office:value-type="string">
            <text:p text:style-name="P1"><text:span text:style-name="T2">頌</text:span></text:p>
          </table:table-cell>
          <table:table-cell table:style-name="表1.A2" office:value-type="string">
            <text:p text:style-name="P1"><text:span text:style-name="T1">麻</text:span></text:p>
          </table:table-cell>
          <table:table-cell table:style-name="表1.H98" office:value-type="string">
            <text:p text:style-name="P1"><text:span text:style-name="T2">麻</text:span></text:p>
          </table:table-cell>
          <table:table-cell table:style-name="表1.A2" office:value-type="string">
            <text:p text:style-name="P1"><text:span text:style-name="T1">為</text:span></text:p>
          </table:table-cell>
          <table:table-cell table:style-name="表1.J98" office:value-type="string">
            <text:p text:style-name="P1"><text:span text:style-name="T2">為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過</text:span></text:p>
          </table:table-cell>
          <table:table-cell table:style-name="表1.B99" office:value-type="string">
            <text:p text:style-name="P1"><text:span text:style-name="T2">過</text:span></text:p>
          </table:table-cell>
          <table:table-cell table:style-name="表1.A2" office:value-type="string">
            <text:p text:style-name="P1"><text:span text:style-name="T1">采</text:span></text:p>
          </table:table-cell>
          <table:table-cell table:style-name="表1.D99" office:value-type="string">
            <text:p text:style-name="P1"><text:span text:style-name="T2">采</text:span></text:p>
          </table:table-cell>
          <table:table-cell table:style-name="表1.A2" office:value-type="string">
            <text:p text:style-name="P1"><text:span text:style-name="T1">頒</text:span></text:p>
          </table:table-cell>
          <table:table-cell table:style-name="表1.F99" office:value-type="string">
            <text:p text:style-name="P1"><text:span text:style-name="T2">頒</text:span></text:p>
          </table:table-cell>
          <table:table-cell table:style-name="表1.A2" office:value-type="string">
            <text:p text:style-name="P1"><text:span text:style-name="T1">麿</text:span></text:p>
          </table:table-cell>
          <table:table-cell table:style-name="表1.H99" office:value-type="string">
            <text:p text:style-name="P1"><text:span text:style-name="T2">麿</text:span></text:p>
          </table:table-cell>
          <table:table-cell table:style-name="表1.A2" office:value-type="string">
            <text:p text:style-name="P1"><text:span text:style-name="T1">冒</text:span></text:p>
          </table:table-cell>
          <table:table-cell table:style-name="表1.J99" office:value-type="string">
            <text:p text:style-name="P1"><text:span text:style-name="T2">冒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道</text:span></text:p>
          </table:table-cell>
          <table:table-cell table:style-name="表1.B100" office:value-type="string">
            <text:p text:style-name="P1"><text:span text:style-name="T2">道</text:span></text:p>
          </table:table-cell>
          <table:table-cell table:style-name="表1.A2" office:value-type="string">
            <text:p text:style-name="P1"><text:span text:style-name="T1">鉛</text:span></text:p>
          </table:table-cell>
          <table:table-cell table:style-name="表1.D100" office:value-type="string">
            <text:p text:style-name="P1"><text:span text:style-name="T2">鉛</text:span></text:p>
          </table:table-cell>
          <table:table-cell table:style-name="表1.A2" office:value-type="string">
            <text:p text:style-name="P1"><text:span text:style-name="T1">頤</text:span></text:p>
          </table:table-cell>
          <table:table-cell table:style-name="表1.F100" office:value-type="string">
            <text:p text:style-name="P1"><text:span text:style-name="T2">頤</text:span></text:p>
          </table:table-cell>
          <table:table-cell table:style-name="表1.A2" office:value-type="string">
            <text:p text:style-name="P1"><text:span text:style-name="T1">黛</text:span></text:p>
          </table:table-cell>
          <table:table-cell table:style-name="表1.H100" office:value-type="string">
            <text:p text:style-name="P1"><text:span text:style-name="T2">黛</text:span></text:p>
          </table:table-cell>
          <table:table-cell table:style-name="表1.A2" office:value-type="string">
            <text:p text:style-name="P1"><text:span text:style-name="T1">画</text:span></text:p>
          </table:table-cell>
          <table:table-cell table:style-name="表1.J100" office:value-type="string">
            <text:p text:style-name="P1"><text:span text:style-name="T2">画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遘</text:span></text:p>
          </table:table-cell>
          <table:table-cell table:style-name="表1.B101" office:value-type="string">
            <text:p text:style-name="P1"><text:span text:style-name="T2">遘</text:span></text:p>
          </table:table-cell>
          <table:table-cell table:style-name="表1.A2" office:value-type="string">
            <text:p text:style-name="P1"><text:span text:style-name="T1">鋩</text:span></text:p>
          </table:table-cell>
          <table:table-cell table:style-name="表1.D101" office:value-type="string">
            <text:p text:style-name="P1"><text:span text:style-name="T2">鋩</text:span></text:p>
          </table:table-cell>
          <table:table-cell table:style-name="表1.A2" office:value-type="string">
            <text:p text:style-name="P1"><text:span text:style-name="T1">飢</text:span></text:p>
          </table:table-cell>
          <table:table-cell table:style-name="表1.F101" office:value-type="string">
            <text:p text:style-name="P1"><text:span text:style-name="T2">飢</text:span></text:p>
          </table:table-cell>
          <table:table-cell table:style-name="表1.A2" office:value-type="string">
            <text:p text:style-name="P1"><text:span text:style-name="T1">鼻</text:span></text:p>
          </table:table-cell>
          <table:table-cell table:style-name="表1.H101" office:value-type="string">
            <text:p text:style-name="P1"><text:span text:style-name="T2">鼻</text:span></text:p>
          </table:table-cell>
          <table:table-cell table:style-name="表1.A2" office:value-type="string">
            <text:p text:style-name="P1"><text:span text:style-name="T1">韻</text:span></text:p>
          </table:table-cell>
          <table:table-cell table:style-name="表1.J101" office:value-type="string">
            <text:p text:style-name="P1"><text:span text:style-name="T2">韻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遠</text:span></text:p>
          </table:table-cell>
          <table:table-cell table:style-name="表1.B102" office:value-type="string">
            <text:p text:style-name="P1"><text:span text:style-name="T2">遠</text:span></text:p>
          </table:table-cell>
          <table:table-cell table:style-name="表1.A2" office:value-type="string">
            <text:p text:style-name="P1"><text:span text:style-name="T1">錵</text:span></text:p>
          </table:table-cell>
          <table:table-cell table:style-name="表1.D102" office:value-type="string">
            <text:p text:style-name="P1"><text:span text:style-name="T2">錵</text:span></text:p>
          </table:table-cell>
          <table:table-cell table:style-name="表1.A2" office:value-type="string">
            <text:p text:style-name="P1"><text:span text:style-name="T1">飽</text:span></text:p>
          </table:table-cell>
          <table:table-cell table:style-name="表1.F102" office:value-type="string">
            <text:p text:style-name="P1"><text:span text:style-name="T2">飽</text:span></text:p>
          </table:table-cell>
          <table:table-cell table:style-name="表1.A2" office:value-type="string">
            <text:p text:style-name="P1"><text:span text:style-name="T1">龍</text:span></text:p>
          </table:table-cell>
          <table:table-cell table:style-name="表1.H102" office:value-type="string">
            <text:p text:style-name="P1"><text:span text:style-name="T2">龍</text:span></text:p>
          </table:table-cell>
          <table:table-cell table:style-name="表1.A2" office:value-type="string">
            <text:p text:style-name="P1"><text:span text:style-name="T1">尽</text:span></text:p>
          </table:table-cell>
          <table:table-cell table:style-name="表1.J102" office:value-type="string">
            <text:p text:style-name="P1"><text:span text:style-name="T2">尽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遣</text:span></text:p>
          </table:table-cell>
          <table:table-cell table:style-name="表1.B103" office:value-type="string">
            <text:p text:style-name="P1"><text:span text:style-name="T2">遣</text:span></text:p>
          </table:table-cell>
          <table:table-cell table:style-name="表1.A2" office:value-type="string">
            <text:p text:style-name="P1"><text:span text:style-name="T1">鎌</text:span></text:p>
          </table:table-cell>
          <table:table-cell table:style-name="表1.D103" office:value-type="string">
            <text:p text:style-name="P1"><text:span text:style-name="T2">鎌</text:span></text:p>
          </table:table-cell>
          <table:table-cell table:style-name="表1.A2" office:value-type="string">
            <text:p text:style-name="P1"><text:span text:style-name="T1">飾</text:span></text:p>
          </table:table-cell>
          <table:table-cell table:style-name="表1.F103" office:value-type="string">
            <text:p text:style-name="P1"><text:span text:style-name="T2">飾</text:span></text:p>
          </table:table-cell>
          <table:table-cell table:style-name="表1.A2" office:value-type="string">
            <text:p text:style-name="P1"><text:span text:style-name="T1">龜</text:span></text:p>
          </table:table-cell>
          <table:table-cell table:style-name="表1.H103" office:value-type="string">
            <text:p text:style-name="P1"><text:span text:style-name="T2">龜</text:span></text:p>
          </table:table-cell>
          <table:table-cell table:style-name="表1.A2" office:value-type="string">
            <text:p text:style-name="P1"><text:span text:style-name="T1">円</text:span></text:p>
          </table:table-cell>
          <table:table-cell table:style-name="表1.J103" office:value-type="string">
            <text:p text:style-name="P1"><text:span text:style-name="T2">円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遭</text:span></text:p>
          </table:table-cell>
          <table:table-cell table:style-name="表1.B104" office:value-type="string">
            <text:p text:style-name="P1"><text:span text:style-name="T2">遭</text:span></text:p>
          </table:table-cell>
          <table:table-cell table:style-name="表1.A2" office:value-type="string">
            <text:p text:style-name="P1"><text:span text:style-name="T1">鎖</text:span></text:p>
          </table:table-cell>
          <table:table-cell table:style-name="表1.D104" office:value-type="string">
            <text:p text:style-name="P1"><text:span text:style-name="T2">鎖</text:span></text:p>
          </table:table-cell>
          <table:table-cell table:style-name="表1.A2" office:value-type="string">
            <text:p text:style-name="P1"><text:span text:style-name="T1">養</text:span></text:p>
          </table:table-cell>
          <table:table-cell table:style-name="表1.F104" office:value-type="string">
            <text:p text:style-name="P1"><text:span text:style-name="T2">養</text:span></text:p>
          </table:table-cell>
          <table:table-cell table:style-name="表1.A2" office:value-type="string">
            <text:p text:style-name="P1"><text:span text:style-name="T1">又</text:span></text:p>
          </table:table-cell>
          <table:table-cell table:style-name="表1.H104" office:value-type="string">
            <text:p text:style-name="P1"><text:span text:style-name="T2">又</text:span></text:p>
          </table:table-cell>
          <table:table-cell table:style-name="表1.A2" office:value-type="string">
            <text:p text:style-name="P1"><text:span text:style-name="T1">従</text:span></text:p>
          </table:table-cell>
          <table:table-cell table:style-name="表1.J104" office:value-type="string">
            <text:p text:style-name="P1"><text:span text:style-name="T2">従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遵</text:span></text:p>
          </table:table-cell>
          <table:table-cell table:style-name="表1.B105" office:value-type="string">
            <text:p text:style-name="P1"><text:span text:style-name="T2">遵</text:span></text:p>
          </table:table-cell>
          <table:table-cell table:style-name="表1.A2" office:value-type="string">
            <text:p text:style-name="P1"><text:span text:style-name="T1">降</text:span></text:p>
          </table:table-cell>
          <table:table-cell table:style-name="表1.D105" office:value-type="string">
            <text:p text:style-name="P1"><text:span text:style-name="T2">降</text:span></text:p>
          </table:table-cell>
          <table:table-cell table:style-name="表1.A2" office:value-type="string">
            <text:p text:style-name="P1"><text:span text:style-name="T1">餓</text:span></text:p>
          </table:table-cell>
          <table:table-cell table:style-name="表1.F105" office:value-type="string">
            <text:p text:style-name="P1"><text:span text:style-name="T2">餓</text:span></text:p>
          </table:table-cell>
          <table:table-cell table:style-name="表1.A2" office:value-type="string">
            <text:p text:style-name="P1"><text:span text:style-name="T1">逃</text:span></text:p>
          </table:table-cell>
          <table:table-cell table:style-name="表1.H105" office:value-type="string">
            <text:p text:style-name="P1"><text:span text:style-name="T2">逃</text:span></text:p>
          </table:table-cell>
          <table:table-cell table:style-name="表1.A2" office:value-type="string">
            <text:p text:style-name="P1"><text:span text:style-name="T1">縦</text:span></text:p>
          </table:table-cell>
          <table:table-cell table:style-name="表1.J105" office:value-type="string">
            <text:p text:style-name="P1"><text:span text:style-name="T2">縦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遷</text:span></text:p>
          </table:table-cell>
          <table:table-cell table:style-name="表1.B106" office:value-type="string">
            <text:p text:style-name="P1"><text:span text:style-name="T2">遷</text:span></text:p>
          </table:table-cell>
          <table:table-cell table:style-name="表1.A2" office:value-type="string">
            <text:p text:style-name="P1"><text:span text:style-name="T1">隆</text:span></text:p>
          </table:table-cell>
          <table:table-cell table:style-name="表1.D106" office:value-type="string">
            <text:p text:style-name="P1"><text:span text:style-name="T2">隆</text:span></text:p>
          </table:table-cell>
          <table:table-cell table:style-name="表1.A2" office:value-type="string">
            <text:p text:style-name="P1"><text:span text:style-name="T1">駐</text:span></text:p>
          </table:table-cell>
          <table:table-cell table:style-name="表1.F106" office:value-type="string">
            <text:p text:style-name="P1"><text:span text:style-name="T2">駐</text:span></text:p>
          </table:table-cell>
          <table:table-cell table:style-name="表1.A2" office:value-type="string">
            <text:p text:style-name="P1"><text:span text:style-name="T1">遍</text:span></text:p>
          </table:table-cell>
          <table:table-cell table:style-name="表1.H106" office:value-type="string">
            <text:p text:style-name="P1"><text:span text:style-name="T2">遍</text:span></text:p>
          </table:table-cell>
          <table:table-cell table:style-name="表1.A2" office:value-type="string">
            <text:p text:style-name="P1"><text:span text:style-name="T1">底</text:span></text:p>
          </table:table-cell>
          <table:table-cell table:style-name="表1.J106" office:value-type="string">
            <text:p text:style-name="P1"><text:span text:style-name="T2">底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選</text:span></text:p>
          </table:table-cell>
          <table:table-cell table:style-name="表1.B107" office:value-type="string">
            <text:p text:style-name="P1"><text:span text:style-name="T2">選</text:span></text:p>
          </table:table-cell>
          <table:table-cell table:style-name="表1.A2" office:value-type="string">
            <text:p text:style-name="P1"><text:span text:style-name="T1">隊</text:span></text:p>
          </table:table-cell>
          <table:table-cell table:style-name="表1.D107" office:value-type="string">
            <text:p text:style-name="P1"><text:span text:style-name="T2">隊</text:span></text:p>
          </table:table-cell>
          <table:table-cell table:style-name="表1.A2" office:value-type="string">
            <text:p text:style-name="P1"><text:span text:style-name="T1">騰</text:span></text:p>
          </table:table-cell>
          <table:table-cell table:style-name="表1.F107" office:value-type="string">
            <text:p text:style-name="P1"><text:span text:style-name="T2">騰</text:span></text:p>
          </table:table-cell>
          <table:table-cell table:style-name="表1.A2" office:value-type="string">
            <text:p text:style-name="P1"><text:span text:style-name="T1">遮</text:span></text:p>
          </table:table-cell>
          <table:table-cell table:style-name="表1.H107" office:value-type="string">
            <text:p text:style-name="P1"><text:span text:style-name="T2">遮</text:span></text:p>
          </table:table-cell>
          <table:table-cell table:style-name="表1.A2" office:value-type="string">
            <text:p text:style-name="P1"><text:span text:style-name="T1">様</text:span></text:p>
          </table:table-cell>
          <table:table-cell table:style-name="表1.J107" office:value-type="string">
            <text:p text:style-name="P1"><text:span text:style-name="T2">様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遺</text:span></text:p>
          </table:table-cell>
          <table:table-cell table:style-name="表1.B108" office:value-type="string">
            <text:p text:style-name="P1"><text:span text:style-name="T2">遺</text:span></text:p>
          </table:table-cell>
          <table:table-cell table:style-name="表1.A2" office:value-type="string">
            <text:p text:style-name="P1"><text:span text:style-name="T1">隔</text:span></text:p>
          </table:table-cell>
          <table:table-cell table:style-name="表1.D108" office:value-type="string">
            <text:p text:style-name="P1"><text:span text:style-name="T2">隔</text:span></text:p>
          </table:table-cell>
          <table:table-cell table:style-name="表1.A2" office:value-type="string">
            <text:p text:style-name="P1"><text:span text:style-name="T1">驅</text:span></text:p>
          </table:table-cell>
          <table:table-cell table:style-name="表1.F108" office:value-type="string">
            <text:p text:style-name="P1"><text:span text:style-name="T2">驅</text:span></text:p>
          </table:table-cell>
          <table:table-cell table:style-name="表1.A2" office:value-type="string">
            <text:p text:style-name="P1"><text:span text:style-name="T1">写</text:span></text:p>
          </table:table-cell>
          <table:table-cell table:style-name="表1.H108" office:value-type="string">
            <text:p text:style-name="P1"><text:span text:style-name="T2">写</text:span></text:p>
          </table:table-cell>
          <table:table-cell table:style-name="表1.A2" office:value-type="string">
            <text:p text:style-name="P1"><text:span text:style-name="T1">駅</text:span></text:p>
          </table:table-cell>
          <table:table-cell table:style-name="表1.J108" office:value-type="string">
            <text:p text:style-name="P1"><text:span text:style-name="T2">駅</text:span></text:p>
          </table:table-cell>
        </table:table-row>
        <text:soft-page-break/>
        <table:table-row table:style-name="表1.1"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  <table:table-cell table:style-name="表1.A1" office:value-type="string">
            <text:p text:style-name="P1"><text:span text:style-name="T1">源</text:span></text:p>
          </table:table-cell>
          <table:table-cell table:style-name="表1.A1" office:value-type="string">
            <text:p text:style-name="P1"><text:span text:style-name="T1">三</text:span></text:p>
          </table:table-cell>
        </table:table-row>
        <table:table-row table:style-name="表1.1">
          <table:table-cell table:style-name="表1.A2" office:value-type="string">
            <text:p text:style-name="P1"><text:span text:style-name="T1">低</text:span></text:p>
          </table:table-cell>
          <table:table-cell table:style-name="表1.B110" office:value-type="string">
            <text:p text:style-name="P1"><text:span text:style-name="T2">低</text:span></text:p>
          </table:table-cell>
          <table:table-cell table:style-name="表1.A2" office:value-type="string">
            <text:p text:style-name="P2"/>
          </table:table-cell>
          <table:table-cell table:style-name="表1.D110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10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10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10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1"><text:span text:style-name="T1">淚</text:span></text:p>
          </table:table-cell>
          <table:table-cell table:style-name="表1.B111" office:value-type="string">
            <text:p text:style-name="P1"><text:span text:style-name="T2">淚</text:span></text:p>
          </table:table-cell>
          <table:table-cell table:style-name="表1.A2" office:value-type="string">
            <text:p text:style-name="P2"/>
          </table:table-cell>
          <table:table-cell table:style-name="表1.D111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11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11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11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3">翔</text:p>
          </table:table-cell>
          <table:table-cell table:style-name="表1.B112" office:value-type="string">
            <text:p text:style-name="P4">翔</text:p>
          </table:table-cell>
          <table:table-cell table:style-name="表1.A2" office:value-type="string">
            <text:p text:style-name="P2"/>
          </table:table-cell>
          <table:table-cell table:style-name="表1.D112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12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12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12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13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13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13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13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13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14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14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14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14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14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15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15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15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15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15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16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16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16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16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16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17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17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17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17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17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18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18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18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18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18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19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19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19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19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19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20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20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20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20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20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21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21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21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21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21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22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22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22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22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22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23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23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23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23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23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24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24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24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24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24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25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25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25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25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25" office:value-type="string">
            <text:p text:style-name="P5"/>
          </table:table-cell>
        </table:table-row>
        <table:table-row table:style-name="表1.1">
          <table:table-cell table:style-name="表1.A2" office:value-type="string">
            <text:p text:style-name="P2"/>
          </table:table-cell>
          <table:table-cell table:style-name="表1.B126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D126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F126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H126" office:value-type="string">
            <text:p text:style-name="P5"/>
          </table:table-cell>
          <table:table-cell table:style-name="表1.A2" office:value-type="string">
            <text:p text:style-name="P2"/>
          </table:table-cell>
          <table:table-cell table:style-name="表1.J126" office:value-type="string">
            <text:p text:style-name="P5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kaoPGothic" svg:font-family="TakaoPGothic" style:font-family-generic="swiss"/>
    <style:font-face style:name="Type 3 Mincho" svg:font-family="'Type 3 Mincho'" style:font-pitch="variable"/>
    <style:font-face style:name="三式明朝" svg:font-family="三式明朝" style:font-family-generic="roman" style:font-pitch="variable"/>
    <style:font-face style:name="游明朝" svg:font-family="游明朝" style:font-family-generic="roman" style:font-pitch="variable"/>
    <style:font-face style:name="源ノ明朝" svg:font-family="源ノ明朝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  <style:font-face style:name="三式明朝1" svg:font-family="三式明朝" style:font-family-generic="system" style:font-pitch="variable"/>
    <style:font-face style:name="游明朝1" svg:font-family="游明朝" style:font-family-generic="system" style:font-pitch="variable"/>
    <style:font-face style:name="源ノ明朝1" svg:font-family="源ノ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游明朝" fo:font-size="10.5pt" fo:language="en" fo:country="US" style:letter-kerning="true" style:font-name-asian="游明朝1" style:font-size-asian="10.5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style:font-name="游明朝" fo:font-size="10.5pt" fo:language="en" fo:country="US" style:letter-kerning="true" style:font-name-asian="游明朝1" style:font-size-asian="10.5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TakaoPGothic1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kaoPGothic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" style:font-family-complex="TakaoPGothic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ヘッダー_20__28_文字_29_" style:display-name="ヘッダー (文字)" style:family="text" style:parent-style-name="Default_20_Paragraph_20_Font"/>
    <style:style style:name="フッター_20__28_文字_29_" style:display-name="フッター (文字)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3cm" style:writing-mode="lr-tb" style:layout-grid-color="#c0c0c0" style:layout-grid-lines="36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</meta:editing-cycles>
    <meta:creation-date>2018-07-06T13:12:00</meta:creation-date>
    <dc:date>2021-07-12T15:59:29.380070684</dc:date>
    <meta:editing-duration>PT58S</meta:editing-duration>
    <meta:generator>LibreOffice/6.4.7.2$Linux_X86_64 LibreOffice_project/40$Build-2</meta:generator>
    <meta:document-statistic meta:table-count="1" meta:image-count="0" meta:object-count="0" meta:page-count="8" meta:paragraph-count="1096" meta:word-count="1096" meta:character-count="1096" meta:non-whitespace-character-count="10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